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t-autotrim-1s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02</text:p>
          </table:table-cell>
          <table:table-cell office:value-type="float" office:value="62260708" calcext:value-type="float">
            <text:p>622607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908" calcext:value-type="float">
            <text:p>31908</text:p>
          </table:table-cell>
          <table:table-cell office:value-type="float" office:value="8188" calcext:value-type="float">
            <text:p>8188</text:p>
          </table:table-cell>
          <table:table-cell office:value-type="float" office:value="23720" calcext:value-type="float">
            <text:p>23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410" calcext:value-type="float">
            <text:p>414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-03-04 15:49:07</text:p>
          </table:table-cell>
          <table:table-cell office:value-type="float" office:value="61918320" calcext:value-type="float">
            <text:p>619183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96" calcext:value-type="float">
            <text:p>11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5960" calcext:value-type="float">
            <text:p>485960</text:p>
          </table:table-cell>
          <table:table-cell office:value-type="float" office:value="457204" calcext:value-type="float">
            <text:p>4572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841" calcext:value-type="float">
            <text:p>28841</text:p>
          </table:table-cell>
          <table:table-cell office:value-type="float" office:value="25261" calcext:value-type="float">
            <text:p>25261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956" calcext:value-type="float">
            <text:p>47956</text:p>
          </table:table-cell>
          <table:table-cell office:value-type="float" office:value="14080" calcext:value-type="float">
            <text:p>14080</text:p>
          </table:table-cell>
          <table:table-cell office:value-type="float" office:value="13759" calcext:value-type="float">
            <text:p>13759</text:p>
          </table:table-cell>
          <table:table-cell office:value-type="float" office:value="2048" calcext:value-type="float">
            <text:p>2048</text:p>
          </table:table-cell>
          <table:table-cell office:value-type="float" office:value="1894" calcext:value-type="float">
            <text:p>1894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187607" calcext:value-type="float">
            <text:p>18760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0552" calcext:value-type="float">
            <text:p>60552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2954" calcext:value-type="float">
            <text:p>2954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12</text:p>
          </table:table-cell>
          <table:table-cell office:value-type="float" office:value="61985384" calcext:value-type="float">
            <text:p>6198538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90" calcext:value-type="float">
            <text:p>119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3788" calcext:value-type="float">
            <text:p>433788</text:p>
          </table:table-cell>
          <table:table-cell office:value-type="float" office:value="405032" calcext:value-type="float">
            <text:p>4050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110" calcext:value-type="float">
            <text:p>146110</text:p>
          </table:table-cell>
          <table:table-cell office:value-type="float" office:value="14208" calcext:value-type="float">
            <text:p>14208</text:p>
          </table:table-cell>
          <table:table-cell office:value-type="float" office:value="13732" calcext:value-type="float">
            <text:p>13732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28" calcext:value-type="float">
            <text:p>9728</text:p>
          </table:table-cell>
          <table:table-cell office:value-type="float" office:value="143978" calcext:value-type="float">
            <text:p>14397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17</text:p>
          </table:table-cell>
          <table:table-cell office:value-type="float" office:value="62018412" calcext:value-type="float">
            <text:p>620184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8" calcext:value-type="float">
            <text:p>12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95376" calcext:value-type="float">
            <text:p>395376</text:p>
          </table:table-cell>
          <table:table-cell office:value-type="float" office:value="366620" calcext:value-type="float">
            <text:p>3666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41" calcext:value-type="float">
            <text:p>5541</text:p>
          </table:table-cell>
          <table:table-cell office:value-type="float" office:value="14208" calcext:value-type="float">
            <text:p>14208</text:p>
          </table:table-cell>
          <table:table-cell office:value-type="float" office:value="13732" calcext:value-type="float">
            <text:p>13732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143605" calcext:value-type="float">
            <text:p>1436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6908" calcext:value-type="float">
            <text:p>369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22</text:p>
          </table:table-cell>
          <table:table-cell office:value-type="float" office:value="61983680" calcext:value-type="float">
            <text:p>619836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23" calcext:value-type="float">
            <text:p>12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2596" calcext:value-type="float">
            <text:p>402596</text:p>
          </table:table-cell>
          <table:table-cell office:value-type="float" office:value="373840" calcext:value-type="float">
            <text:p>3738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482" calcext:value-type="float">
            <text:p>21482</text:p>
          </table:table-cell>
          <table:table-cell office:value-type="float" office:value="14208" calcext:value-type="float">
            <text:p>14208</text:p>
          </table:table-cell>
          <table:table-cell office:value-type="float" office:value="13736" calcext:value-type="float">
            <text:p>137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164205" calcext:value-type="float">
            <text:p>16420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27</text:p>
          </table:table-cell>
          <table:table-cell office:value-type="float" office:value="62022124" calcext:value-type="float">
            <text:p>620221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91" calcext:value-type="float">
            <text:p>119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6972" calcext:value-type="float">
            <text:p>406972</text:p>
          </table:table-cell>
          <table:table-cell office:value-type="float" office:value="378216" calcext:value-type="float">
            <text:p>3782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4208" calcext:value-type="float">
            <text:p>14208</text:p>
          </table:table-cell>
          <table:table-cell office:value-type="float" office:value="13738" calcext:value-type="float">
            <text:p>13738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76186" calcext:value-type="float">
            <text:p>761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32</text:p>
          </table:table-cell>
          <table:table-cell office:value-type="float" office:value="62042780" calcext:value-type="float">
            <text:p>6204278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90" calcext:value-type="float">
            <text:p>119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89212" calcext:value-type="float">
            <text:p>389212</text:p>
          </table:table-cell>
          <table:table-cell office:value-type="float" office:value="360456" calcext:value-type="float">
            <text:p>36045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7268" calcext:value-type="float">
            <text:p>147268</text:p>
          </table:table-cell>
          <table:table-cell office:value-type="float" office:value="14208" calcext:value-type="float">
            <text:p>14208</text:p>
          </table:table-cell>
          <table:table-cell office:value-type="float" office:value="13739" calcext:value-type="float">
            <text:p>1373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792" calcext:value-type="float">
            <text:p>9792</text:p>
          </table:table-cell>
          <table:table-cell office:value-type="float" office:value="101822" calcext:value-type="float">
            <text:p>1018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37</text:p>
          </table:table-cell>
          <table:table-cell office:value-type="float" office:value="62055952" calcext:value-type="float">
            <text:p>620559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89820" calcext:value-type="float">
            <text:p>389820</text:p>
          </table:table-cell>
          <table:table-cell office:value-type="float" office:value="361064" calcext:value-type="float">
            <text:p>3610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041" calcext:value-type="float">
            <text:p>36041</text:p>
          </table:table-cell>
          <table:table-cell office:value-type="float" office:value="14208" calcext:value-type="float">
            <text:p>14208</text:p>
          </table:table-cell>
          <table:table-cell office:value-type="float" office:value="13741" calcext:value-type="float">
            <text:p>137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856" calcext:value-type="float">
            <text:p>9856</text:p>
          </table:table-cell>
          <table:table-cell office:value-type="float" office:value="129523" calcext:value-type="float">
            <text:p>1295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42</text:p>
          </table:table-cell>
          <table:table-cell office:value-type="float" office:value="62041112" calcext:value-type="float">
            <text:p>620411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5224" calcext:value-type="float">
            <text:p>405224</text:p>
          </table:table-cell>
          <table:table-cell office:value-type="float" office:value="376468" calcext:value-type="float">
            <text:p>3764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249" calcext:value-type="float">
            <text:p>942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9" calcext:value-type="float">
            <text:p>1374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856" calcext:value-type="float">
            <text:p>9856</text:p>
          </table:table-cell>
          <table:table-cell office:value-type="float" office:value="155721" calcext:value-type="float">
            <text:p>1557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47</text:p>
          </table:table-cell>
          <table:table-cell office:value-type="float" office:value="62018340" calcext:value-type="float">
            <text:p>620183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5548" calcext:value-type="float">
            <text:p>425548</text:p>
          </table:table-cell>
          <table:table-cell office:value-type="float" office:value="396792" calcext:value-type="float">
            <text:p>39679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201" calcext:value-type="float">
            <text:p>1332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7" calcext:value-type="float">
            <text:p>1375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856" calcext:value-type="float">
            <text:p>9856</text:p>
          </table:table-cell>
          <table:table-cell office:value-type="float" office:value="180410" calcext:value-type="float">
            <text:p>1804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52</text:p>
          </table:table-cell>
          <table:table-cell office:value-type="float" office:value="62046812" calcext:value-type="float">
            <text:p>620468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5" calcext:value-type="float">
            <text:p>1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0752" calcext:value-type="float">
            <text:p>420752</text:p>
          </table:table-cell>
          <table:table-cell office:value-type="float" office:value="391996" calcext:value-type="float">
            <text:p>3919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702" calcext:value-type="float">
            <text:p>6970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3" calcext:value-type="float">
            <text:p>1376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20" calcext:value-type="float">
            <text:p>9920</text:p>
          </table:table-cell>
          <table:table-cell office:value-type="float" office:value="172745" calcext:value-type="float">
            <text:p>1727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49:57</text:p>
          </table:table-cell>
          <table:table-cell office:value-type="float" office:value="62035784" calcext:value-type="float">
            <text:p>620357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9296" calcext:value-type="float">
            <text:p>429296</text:p>
          </table:table-cell>
          <table:table-cell office:value-type="float" office:value="400540" calcext:value-type="float">
            <text:p>4005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807" calcext:value-type="float">
            <text:p>12080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6" calcext:value-type="float">
            <text:p>1376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20" calcext:value-type="float">
            <text:p>9920</text:p>
          </table:table-cell>
          <table:table-cell office:value-type="float" office:value="121551" calcext:value-type="float">
            <text:p>1215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02</text:p>
          </table:table-cell>
          <table:table-cell office:value-type="float" office:value="62025964" calcext:value-type="float">
            <text:p>620259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3" calcext:value-type="float">
            <text:p>1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1588" calcext:value-type="float">
            <text:p>441588</text:p>
          </table:table-cell>
          <table:table-cell office:value-type="float" office:value="412832" calcext:value-type="float">
            <text:p>4128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834" calcext:value-type="float">
            <text:p>958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20" calcext:value-type="float">
            <text:p>9920</text:p>
          </table:table-cell>
          <table:table-cell office:value-type="float" office:value="99037" calcext:value-type="float">
            <text:p>9903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07</text:p>
          </table:table-cell>
          <table:table-cell office:value-type="float" office:value="62028776" calcext:value-type="float">
            <text:p>620287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0" calcext:value-type="float">
            <text:p>11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9596" calcext:value-type="float">
            <text:p>439596</text:p>
          </table:table-cell>
          <table:table-cell office:value-type="float" office:value="410840" calcext:value-type="float">
            <text:p>4108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606" calcext:value-type="float">
            <text:p>8960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4" calcext:value-type="float">
            <text:p>13774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84" calcext:value-type="float">
            <text:p>9984</text:p>
          </table:table-cell>
          <table:table-cell office:value-type="float" office:value="115601" calcext:value-type="float">
            <text:p>11560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6440" calcext:value-type="float">
            <text:p>564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12</text:p>
          </table:table-cell>
          <table:table-cell office:value-type="float" office:value="62095840" calcext:value-type="float">
            <text:p>620958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75188" calcext:value-type="float">
            <text:p>375188</text:p>
          </table:table-cell>
          <table:table-cell office:value-type="float" office:value="346432" calcext:value-type="float">
            <text:p>3464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7544" calcext:value-type="float">
            <text:p>14754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9" calcext:value-type="float">
            <text:p>1377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9984" calcext:value-type="float">
            <text:p>9984</text:p>
          </table:table-cell>
          <table:table-cell office:value-type="float" office:value="115680" calcext:value-type="float">
            <text:p>11568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17</text:p>
          </table:table-cell>
          <table:table-cell office:value-type="float" office:value="62089288" calcext:value-type="float">
            <text:p>6208928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9" calcext:value-type="float">
            <text:p>11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80820" calcext:value-type="float">
            <text:p>380820</text:p>
          </table:table-cell>
          <table:table-cell office:value-type="float" office:value="352064" calcext:value-type="float">
            <text:p>3520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501" calcext:value-type="float">
            <text:p>505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1" calcext:value-type="float">
            <text:p>1378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29452" calcext:value-type="float">
            <text:p>12945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22</text:p>
          </table:table-cell>
          <table:table-cell office:value-type="float" office:value="62072316" calcext:value-type="float">
            <text:p>620723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9" calcext:value-type="float">
            <text:p>11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97392" calcext:value-type="float">
            <text:p>397392</text:p>
          </table:table-cell>
          <table:table-cell office:value-type="float" office:value="368636" calcext:value-type="float">
            <text:p>3686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309" calcext:value-type="float">
            <text:p>4730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1" calcext:value-type="float">
            <text:p>1378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147497" calcext:value-type="float">
            <text:p>14749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27</text:p>
          </table:table-cell>
          <table:table-cell office:value-type="float" office:value="62051536" calcext:value-type="float">
            <text:p>620515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8" calcext:value-type="float">
            <text:p>11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17492" calcext:value-type="float">
            <text:p>417492</text:p>
          </table:table-cell>
          <table:table-cell office:value-type="float" office:value="388736" calcext:value-type="float">
            <text:p>3887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606" calcext:value-type="float">
            <text:p>1860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1" calcext:value-type="float">
            <text:p>1378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70392" calcext:value-type="float">
            <text:p>703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32</text:p>
          </table:table-cell>
          <table:table-cell office:value-type="float" office:value="62114600" calcext:value-type="float">
            <text:p>621146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8" calcext:value-type="float">
            <text:p>11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57448" calcext:value-type="float">
            <text:p>357448</text:p>
          </table:table-cell>
          <table:table-cell office:value-type="float" office:value="328692" calcext:value-type="float">
            <text:p>32869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442" calcext:value-type="float">
            <text:p>5044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1" calcext:value-type="float">
            <text:p>1378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048" calcext:value-type="float">
            <text:p>10048</text:p>
          </table:table-cell>
          <table:table-cell office:value-type="float" office:value="85430" calcext:value-type="float">
            <text:p>854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37</text:p>
          </table:table-cell>
          <table:table-cell office:value-type="float" office:value="62103268" calcext:value-type="float">
            <text:p>6210326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7" calcext:value-type="float">
            <text:p>1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65688" calcext:value-type="float">
            <text:p>365688</text:p>
          </table:table-cell>
          <table:table-cell office:value-type="float" office:value="336932" calcext:value-type="float">
            <text:p>3369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119" calcext:value-type="float">
            <text:p>15811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9" calcext:value-type="float">
            <text:p>1379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108653" calcext:value-type="float">
            <text:p>10865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42</text:p>
          </table:table-cell>
          <table:table-cell office:value-type="float" office:value="62036012" calcext:value-type="float">
            <text:p>620360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6" calcext:value-type="float">
            <text:p>1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9392" calcext:value-type="float">
            <text:p>429392</text:p>
          </table:table-cell>
          <table:table-cell office:value-type="float" office:value="400636" calcext:value-type="float">
            <text:p>4006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275" calcext:value-type="float">
            <text:p>3427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9" calcext:value-type="float">
            <text:p>1379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149391" calcext:value-type="float">
            <text:p>14939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47</text:p>
          </table:table-cell>
          <table:table-cell office:value-type="float" office:value="62043624" calcext:value-type="float">
            <text:p>620436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7460" calcext:value-type="float">
            <text:p>427460</text:p>
          </table:table-cell>
          <table:table-cell office:value-type="float" office:value="398704" calcext:value-type="float">
            <text:p>3987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597" calcext:value-type="float">
            <text:p>7259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9" calcext:value-type="float">
            <text:p>1379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163042" calcext:value-type="float">
            <text:p>1630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52</text:p>
          </table:table-cell>
          <table:table-cell office:value-type="float" office:value="62048168" calcext:value-type="float">
            <text:p>6204816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5108" calcext:value-type="float">
            <text:p>425108</text:p>
          </table:table-cell>
          <table:table-cell office:value-type="float" office:value="396352" calcext:value-type="float">
            <text:p>3963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534" calcext:value-type="float">
            <text:p>325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9" calcext:value-type="float">
            <text:p>1379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173705" calcext:value-type="float">
            <text:p>1737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0:57</text:p>
          </table:table-cell>
          <table:table-cell office:value-type="float" office:value="62030072" calcext:value-type="float">
            <text:p>620300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1" calcext:value-type="float">
            <text:p>114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9480" calcext:value-type="float">
            <text:p>439480</text:p>
          </table:table-cell>
          <table:table-cell office:value-type="float" office:value="410724" calcext:value-type="float">
            <text:p>4107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151" calcext:value-type="float">
            <text:p>10015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9" calcext:value-type="float">
            <text:p>1379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167245" calcext:value-type="float">
            <text:p>1672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02</text:p>
          </table:table-cell>
          <table:table-cell office:value-type="float" office:value="62021764" calcext:value-type="float">
            <text:p>620217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6920" calcext:value-type="float">
            <text:p>446920</text:p>
          </table:table-cell>
          <table:table-cell office:value-type="float" office:value="418164" calcext:value-type="float">
            <text:p>4181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263" calcext:value-type="float">
            <text:p>382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0" calcext:value-type="float">
            <text:p>1380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78376" calcext:value-type="float">
            <text:p>7837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07</text:p>
          </table:table-cell>
          <table:table-cell office:value-type="float" office:value="62000864" calcext:value-type="float">
            <text:p>620008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34" calcext:value-type="float">
            <text:p>11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6412" calcext:value-type="float">
            <text:p>466412</text:p>
          </table:table-cell>
          <table:table-cell office:value-type="float" office:value="437656" calcext:value-type="float">
            <text:p>43765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846" calcext:value-type="float">
            <text:p>1038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0" calcext:value-type="float">
            <text:p>1380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89317" calcext:value-type="float">
            <text:p>893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3356" calcext:value-type="float">
            <text:p>533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12</text:p>
          </table:table-cell>
          <table:table-cell office:value-type="float" office:value="62062156" calcext:value-type="float">
            <text:p>620621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28" calcext:value-type="float">
            <text:p>11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8068" calcext:value-type="float">
            <text:p>408068</text:p>
          </table:table-cell>
          <table:table-cell office:value-type="float" office:value="379312" calcext:value-type="float">
            <text:p>3793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535" calcext:value-type="float">
            <text:p>12953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74982" calcext:value-type="float">
            <text:p>7498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17</text:p>
          </table:table-cell>
          <table:table-cell office:value-type="float" office:value="62126140" calcext:value-type="float">
            <text:p>621261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44840" calcext:value-type="float">
            <text:p>344840</text:p>
          </table:table-cell>
          <table:table-cell office:value-type="float" office:value="316084" calcext:value-type="float">
            <text:p>3160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644" calcext:value-type="float">
            <text:p>149644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91286" calcext:value-type="float">
            <text:p>912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22</text:p>
          </table:table-cell>
          <table:table-cell office:value-type="float" office:value="62118352" calcext:value-type="float">
            <text:p>621183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49064" calcext:value-type="float">
            <text:p>349064</text:p>
          </table:table-cell>
          <table:table-cell office:value-type="float" office:value="320308" calcext:value-type="float">
            <text:p>3203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301" calcext:value-type="float">
            <text:p>643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12" calcext:value-type="float">
            <text:p>10112</text:p>
          </table:table-cell>
          <table:table-cell office:value-type="float" office:value="93868" calcext:value-type="float">
            <text:p>938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27</text:p>
          </table:table-cell>
          <table:table-cell office:value-type="float" office:value="62066328" calcext:value-type="float">
            <text:p>620663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2268" calcext:value-type="float">
            <text:p>402268</text:p>
          </table:table-cell>
          <table:table-cell office:value-type="float" office:value="373512" calcext:value-type="float">
            <text:p>3735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656" calcext:value-type="float">
            <text:p>118656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46590" calcext:value-type="float">
            <text:p>14659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32</text:p>
          </table:table-cell>
          <table:table-cell office:value-type="float" office:value="62039056" calcext:value-type="float">
            <text:p>620390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8" calcext:value-type="float">
            <text:p>11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7116" calcext:value-type="float">
            <text:p>427116</text:p>
          </table:table-cell>
          <table:table-cell office:value-type="float" office:value="398360" calcext:value-type="float">
            <text:p>39836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266" calcext:value-type="float">
            <text:p>48266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6446" calcext:value-type="float">
            <text:p>764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37</text:p>
          </table:table-cell>
          <table:table-cell office:value-type="float" office:value="62020928" calcext:value-type="float">
            <text:p>620209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6" calcext:value-type="float">
            <text:p>1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4320" calcext:value-type="float">
            <text:p>444320</text:p>
          </table:table-cell>
          <table:table-cell office:value-type="float" office:value="415564" calcext:value-type="float">
            <text:p>4155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491" calcext:value-type="float">
            <text:p>98491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91167" calcext:value-type="float">
            <text:p>9116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42</text:p>
          </table:table-cell>
          <table:table-cell office:value-type="float" office:value="62017236" calcext:value-type="float">
            <text:p>620172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6452" calcext:value-type="float">
            <text:p>446452</text:p>
          </table:table-cell>
          <table:table-cell office:value-type="float" office:value="417696" calcext:value-type="float">
            <text:p>4176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674" calcext:value-type="float">
            <text:p>92674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05636" calcext:value-type="float">
            <text:p>1056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47</text:p>
          </table:table-cell>
          <table:table-cell office:value-type="float" office:value="62019020" calcext:value-type="float">
            <text:p>620190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5412" calcext:value-type="float">
            <text:p>445412</text:p>
          </table:table-cell>
          <table:table-cell office:value-type="float" office:value="416656" calcext:value-type="float">
            <text:p>41665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838" calcext:value-type="float">
            <text:p>21838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1042" calcext:value-type="float">
            <text:p>1210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52</text:p>
          </table:table-cell>
          <table:table-cell office:value-type="float" office:value="62053304" calcext:value-type="float">
            <text:p>620533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12988" calcext:value-type="float">
            <text:p>412988</text:p>
          </table:table-cell>
          <table:table-cell office:value-type="float" office:value="384232" calcext:value-type="float">
            <text:p>3842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76" calcext:value-type="float">
            <text:p>16176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44301" calcext:value-type="float">
            <text:p>1443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1:57</text:p>
          </table:table-cell>
          <table:table-cell office:value-type="float" office:value="62030388" calcext:value-type="float">
            <text:p>6203038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6324" calcext:value-type="float">
            <text:p>436324</text:p>
          </table:table-cell>
          <table:table-cell office:value-type="float" office:value="407568" calcext:value-type="float">
            <text:p>4075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532" calcext:value-type="float">
            <text:p>41532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96" calcext:value-type="float">
            <text:p>16539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02</text:p>
          </table:table-cell>
          <table:table-cell office:value-type="float" office:value="62004692" calcext:value-type="float">
            <text:p>6200469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9140" calcext:value-type="float">
            <text:p>459140</text:p>
          </table:table-cell>
          <table:table-cell office:value-type="float" office:value="430384" calcext:value-type="float">
            <text:p>4303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465" calcext:value-type="float">
            <text:p>5546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5560" calcext:value-type="float">
            <text:p>7556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07</text:p>
          </table:table-cell>
          <table:table-cell office:value-type="float" office:value="62044524" calcext:value-type="float">
            <text:p>620445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6" calcext:value-type="float">
            <text:p>11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0160" calcext:value-type="float">
            <text:p>420160</text:p>
          </table:table-cell>
          <table:table-cell office:value-type="float" office:value="391404" calcext:value-type="float">
            <text:p>3914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055" calcext:value-type="float">
            <text:p>1490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90881" calcext:value-type="float">
            <text:p>9088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12</text:p>
          </table:table-cell>
          <table:table-cell office:value-type="float" office:value="62118172" calcext:value-type="float">
            <text:p>621181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50680" calcext:value-type="float">
            <text:p>350680</text:p>
          </table:table-cell>
          <table:table-cell office:value-type="float" office:value="321924" calcext:value-type="float">
            <text:p>3219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44" calcext:value-type="float">
            <text:p>5544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1549" calcext:value-type="float">
            <text:p>715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6908" calcext:value-type="float">
            <text:p>369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17</text:p>
          </table:table-cell>
          <table:table-cell office:value-type="float" office:value="62086484" calcext:value-type="float">
            <text:p>620864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79548" calcext:value-type="float">
            <text:p>379548</text:p>
          </table:table-cell>
          <table:table-cell office:value-type="float" office:value="350792" calcext:value-type="float">
            <text:p>35079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72" calcext:value-type="float">
            <text:p>155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11772" calcext:value-type="float">
            <text:p>11177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22</text:p>
          </table:table-cell>
          <table:table-cell office:value-type="float" office:value="62042060" calcext:value-type="float">
            <text:p>620420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3300" calcext:value-type="float">
            <text:p>423300</text:p>
          </table:table-cell>
          <table:table-cell office:value-type="float" office:value="394544" calcext:value-type="float">
            <text:p>3945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842" calcext:value-type="float">
            <text:p>75842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50659" calcext:value-type="float">
            <text:p>1506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27</text:p>
          </table:table-cell>
          <table:table-cell office:value-type="float" office:value="62023428" calcext:value-type="float">
            <text:p>620234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2920" calcext:value-type="float">
            <text:p>442920</text:p>
          </table:table-cell>
          <table:table-cell office:value-type="float" office:value="414164" calcext:value-type="float">
            <text:p>4141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807" calcext:value-type="float">
            <text:p>64807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85149" calcext:value-type="float">
            <text:p>851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32</text:p>
          </table:table-cell>
          <table:table-cell office:value-type="float" office:value="62016380" calcext:value-type="float">
            <text:p>620163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0060" calcext:value-type="float">
            <text:p>450060</text:p>
          </table:table-cell>
          <table:table-cell office:value-type="float" office:value="421304" calcext:value-type="float">
            <text:p>4213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572" calcext:value-type="float">
            <text:p>1265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88164" calcext:value-type="float">
            <text:p>881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37</text:p>
          </table:table-cell>
          <table:table-cell office:value-type="float" office:value="62005552" calcext:value-type="float">
            <text:p>620055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8816" calcext:value-type="float">
            <text:p>458816</text:p>
          </table:table-cell>
          <table:table-cell office:value-type="float" office:value="430060" calcext:value-type="float">
            <text:p>43006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293" calcext:value-type="float">
            <text:p>116293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17065" calcext:value-type="float">
            <text:p>1170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42</text:p>
          </table:table-cell>
          <table:table-cell office:value-type="float" office:value="62057764" calcext:value-type="float">
            <text:p>620577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1" calcext:value-type="float">
            <text:p>1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8532" calcext:value-type="float">
            <text:p>408532</text:p>
          </table:table-cell>
          <table:table-cell office:value-type="float" office:value="379776" calcext:value-type="float">
            <text:p>3797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748" calcext:value-type="float">
            <text:p>88748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36977" calcext:value-type="float">
            <text:p>13697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48</text:p>
          </table:table-cell>
          <table:table-cell office:value-type="float" office:value="62038380" calcext:value-type="float">
            <text:p>620383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1" calcext:value-type="float">
            <text:p>1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9856" calcext:value-type="float">
            <text:p>429856</text:p>
          </table:table-cell>
          <table:table-cell office:value-type="float" office:value="401100" calcext:value-type="float">
            <text:p>4011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1100" calcext:value-type="float">
            <text:p>15110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58584" calcext:value-type="float">
            <text:p>1585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53</text:p>
          </table:table-cell>
          <table:table-cell office:value-type="float" office:value="62029324" calcext:value-type="float">
            <text:p>620293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39" calcext:value-type="float">
            <text:p>11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7868" calcext:value-type="float">
            <text:p>437868</text:p>
          </table:table-cell>
          <table:table-cell office:value-type="float" office:value="409112" calcext:value-type="float">
            <text:p>4091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139" calcext:value-type="float">
            <text:p>22139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68975" calcext:value-type="float">
            <text:p>16897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2:58</text:p>
          </table:table-cell>
          <table:table-cell office:value-type="float" office:value="62025812" calcext:value-type="float">
            <text:p>620258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28" calcext:value-type="float">
            <text:p>11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1228" calcext:value-type="float">
            <text:p>441228</text:p>
          </table:table-cell>
          <table:table-cell office:value-type="float" office:value="412472" calcext:value-type="float">
            <text:p>4124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723" calcext:value-type="float">
            <text:p>46723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45218" calcext:value-type="float">
            <text:p>1452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03</text:p>
          </table:table-cell>
          <table:table-cell office:value-type="float" office:value="62113180" calcext:value-type="float">
            <text:p>621131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3" calcext:value-type="float">
            <text:p>1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53332" calcext:value-type="float">
            <text:p>353332</text:p>
          </table:table-cell>
          <table:table-cell office:value-type="float" office:value="324576" calcext:value-type="float">
            <text:p>3245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613" calcext:value-type="float">
            <text:p>113613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64964" calcext:value-type="float">
            <text:p>649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08</text:p>
          </table:table-cell>
          <table:table-cell office:value-type="float" office:value="62087784" calcext:value-type="float">
            <text:p>620877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77596" calcext:value-type="float">
            <text:p>377596</text:p>
          </table:table-cell>
          <table:table-cell office:value-type="float" office:value="348840" calcext:value-type="float">
            <text:p>3488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097" calcext:value-type="float">
            <text:p>45097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00837" calcext:value-type="float">
            <text:p>1008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13</text:p>
          </table:table-cell>
          <table:table-cell office:value-type="float" office:value="62051296" calcext:value-type="float">
            <text:p>6205129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13764" calcext:value-type="float">
            <text:p>413764</text:p>
          </table:table-cell>
          <table:table-cell office:value-type="float" office:value="385008" calcext:value-type="float">
            <text:p>3850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69" calcext:value-type="float">
            <text:p>126669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0" calcext:value-type="float">
            <text:p>1380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1921" calcext:value-type="float">
            <text:p>1219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18</text:p>
          </table:table-cell>
          <table:table-cell office:value-type="float" office:value="62031676" calcext:value-type="float">
            <text:p>620316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5124" calcext:value-type="float">
            <text:p>435124</text:p>
          </table:table-cell>
          <table:table-cell office:value-type="float" office:value="406368" calcext:value-type="float">
            <text:p>4063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696" calcext:value-type="float">
            <text:p>14269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55940" calcext:value-type="float">
            <text:p>1559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23</text:p>
          </table:table-cell>
          <table:table-cell office:value-type="float" office:value="62016328" calcext:value-type="float">
            <text:p>620163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4" calcext:value-type="float">
            <text:p>11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1456" calcext:value-type="float">
            <text:p>451456</text:p>
          </table:table-cell>
          <table:table-cell office:value-type="float" office:value="422700" calcext:value-type="float">
            <text:p>4227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0276" calcext:value-type="float">
            <text:p>13027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80045" calcext:value-type="float">
            <text:p>1800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28</text:p>
          </table:table-cell>
          <table:table-cell office:value-type="float" office:value="61995328" calcext:value-type="float">
            <text:p>619953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8380" calcext:value-type="float">
            <text:p>468380</text:p>
          </table:table-cell>
          <table:table-cell office:value-type="float" office:value="439624" calcext:value-type="float">
            <text:p>4396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742" calcext:value-type="float">
            <text:p>8874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36783" calcext:value-type="float">
            <text:p>1367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33</text:p>
          </table:table-cell>
          <table:table-cell office:value-type="float" office:value="61991320" calcext:value-type="float">
            <text:p>619913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9284" calcext:value-type="float">
            <text:p>469284</text:p>
          </table:table-cell>
          <table:table-cell office:value-type="float" office:value="440528" calcext:value-type="float">
            <text:p>4405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308" calcext:value-type="float">
            <text:p>5530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86292" calcext:value-type="float">
            <text:p>862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38</text:p>
          </table:table-cell>
          <table:table-cell office:value-type="float" office:value="61993596" calcext:value-type="float">
            <text:p>6199359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8144" calcext:value-type="float">
            <text:p>468144</text:p>
          </table:table-cell>
          <table:table-cell office:value-type="float" office:value="439388" calcext:value-type="float">
            <text:p>4393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973" calcext:value-type="float">
            <text:p>6597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99814" calcext:value-type="float">
            <text:p>998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43</text:p>
          </table:table-cell>
          <table:table-cell office:value-type="float" office:value="62052076" calcext:value-type="float">
            <text:p>620520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3" calcext:value-type="float">
            <text:p>11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14196" calcext:value-type="float">
            <text:p>414196</text:p>
          </table:table-cell>
          <table:table-cell office:value-type="float" office:value="385440" calcext:value-type="float">
            <text:p>3854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226" calcext:value-type="float">
            <text:p>4822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09893" calcext:value-type="float">
            <text:p>10989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48</text:p>
          </table:table-cell>
          <table:table-cell office:value-type="float" office:value="62065380" calcext:value-type="float">
            <text:p>620653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3352" calcext:value-type="float">
            <text:p>403352</text:p>
          </table:table-cell>
          <table:table-cell office:value-type="float" office:value="374596" calcext:value-type="float">
            <text:p>3745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524" calcext:value-type="float">
            <text:p>1265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1" calcext:value-type="float">
            <text:p>13791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3029" calcext:value-type="float">
            <text:p>12302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7468" calcext:value-type="float">
            <text:p>5746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53</text:p>
          </table:table-cell>
          <table:table-cell office:value-type="float" office:value="62078988" calcext:value-type="float">
            <text:p>6207898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89884" calcext:value-type="float">
            <text:p>389884</text:p>
          </table:table-cell>
          <table:table-cell office:value-type="float" office:value="361128" calcext:value-type="float">
            <text:p>3611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468" calcext:value-type="float">
            <text:p>15246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07843" calcext:value-type="float">
            <text:p>1078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7936" calcext:value-type="float">
            <text:p>3793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3:58</text:p>
          </table:table-cell>
          <table:table-cell office:value-type="float" office:value="62070060" calcext:value-type="float">
            <text:p>620700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3" calcext:value-type="float">
            <text:p>1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98988" calcext:value-type="float">
            <text:p>398988</text:p>
          </table:table-cell>
          <table:table-cell office:value-type="float" office:value="370232" calcext:value-type="float">
            <text:p>3702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312" calcext:value-type="float">
            <text:p>13231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8396" calcext:value-type="float">
            <text:p>12839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03</text:p>
          </table:table-cell>
          <table:table-cell office:value-type="float" office:value="62033224" calcext:value-type="float">
            <text:p>620332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3" calcext:value-type="float">
            <text:p>11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6372" calcext:value-type="float">
            <text:p>436372</text:p>
          </table:table-cell>
          <table:table-cell office:value-type="float" office:value="407616" calcext:value-type="float">
            <text:p>4076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917" calcext:value-type="float">
            <text:p>6491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57478" calcext:value-type="float">
            <text:p>1574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08</text:p>
          </table:table-cell>
          <table:table-cell office:value-type="float" office:value="62019956" calcext:value-type="float">
            <text:p>620199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54" calcext:value-type="float">
            <text:p>11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6116" calcext:value-type="float">
            <text:p>446116</text:p>
          </table:table-cell>
          <table:table-cell office:value-type="float" office:value="417360" calcext:value-type="float">
            <text:p>41736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165" calcext:value-type="float">
            <text:p>8416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8785" calcext:value-type="float">
            <text:p>787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13</text:p>
          </table:table-cell>
          <table:table-cell office:value-type="float" office:value="62004984" calcext:value-type="float">
            <text:p>620049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56" calcext:value-type="float">
            <text:p>11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0156" calcext:value-type="float">
            <text:p>460156</text:p>
          </table:table-cell>
          <table:table-cell office:value-type="float" office:value="431400" calcext:value-type="float">
            <text:p>4314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732" calcext:value-type="float">
            <text:p>7773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91266" calcext:value-type="float">
            <text:p>912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18</text:p>
          </table:table-cell>
          <table:table-cell office:value-type="float" office:value="61977784" calcext:value-type="float">
            <text:p>6197778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92" calcext:value-type="float">
            <text:p>11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6508" calcext:value-type="float">
            <text:p>446508</text:p>
          </table:table-cell>
          <table:table-cell office:value-type="float" office:value="417752" calcext:value-type="float">
            <text:p>4177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560" calcext:value-type="float">
            <text:p>4756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12549" calcext:value-type="float">
            <text:p>1125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23</text:p>
          </table:table-cell>
          <table:table-cell office:value-type="float" office:value="62011576" calcext:value-type="float">
            <text:p>6201157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91" calcext:value-type="float">
            <text:p>11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0996" calcext:value-type="float">
            <text:p>420996</text:p>
          </table:table-cell>
          <table:table-cell office:value-type="float" office:value="392240" calcext:value-type="float">
            <text:p>3922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608" calcext:value-type="float">
            <text:p>11260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43306" calcext:value-type="float">
            <text:p>1433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28</text:p>
          </table:table-cell>
          <table:table-cell office:value-type="float" office:value="61997300" calcext:value-type="float">
            <text:p>619973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95" calcext:value-type="float">
            <text:p>119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8152" calcext:value-type="float">
            <text:p>438152</text:p>
          </table:table-cell>
          <table:table-cell office:value-type="float" office:value="409396" calcext:value-type="float">
            <text:p>4093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235" calcext:value-type="float">
            <text:p>6523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65116" calcext:value-type="float">
            <text:p>1651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33</text:p>
          </table:table-cell>
          <table:table-cell office:value-type="float" office:value="61987520" calcext:value-type="float">
            <text:p>619875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80" calcext:value-type="float">
            <text:p>11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9012" calcext:value-type="float">
            <text:p>459012</text:p>
          </table:table-cell>
          <table:table-cell office:value-type="float" office:value="430256" calcext:value-type="float">
            <text:p>43025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905" calcext:value-type="float">
            <text:p>14890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91998" calcext:value-type="float">
            <text:p>1919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38</text:p>
          </table:table-cell>
          <table:table-cell office:value-type="float" office:value="61976100" calcext:value-type="float">
            <text:p>619761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8964" calcext:value-type="float">
            <text:p>468964</text:p>
          </table:table-cell>
          <table:table-cell office:value-type="float" office:value="440208" calcext:value-type="float">
            <text:p>4402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218" calcext:value-type="float">
            <text:p>5521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37416" calcext:value-type="float">
            <text:p>13741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0552" calcext:value-type="float">
            <text:p>605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43</text:p>
          </table:table-cell>
          <table:table-cell office:value-type="float" office:value="61975612" calcext:value-type="float">
            <text:p>619756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59" calcext:value-type="float">
            <text:p>11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9524" calcext:value-type="float">
            <text:p>469524</text:p>
          </table:table-cell>
          <table:table-cell office:value-type="float" office:value="440768" calcext:value-type="float">
            <text:p>4407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072" calcext:value-type="float">
            <text:p>1360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9736" calcext:value-type="float">
            <text:p>797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1300" calcext:value-type="float">
            <text:p>5130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48</text:p>
          </table:table-cell>
          <table:table-cell office:value-type="float" office:value="62131216" calcext:value-type="float">
            <text:p>621312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9" calcext:value-type="float">
            <text:p>11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34020" calcext:value-type="float">
            <text:p>334020</text:p>
          </table:table-cell>
          <table:table-cell office:value-type="float" office:value="305264" calcext:value-type="float">
            <text:p>3052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506" calcext:value-type="float">
            <text:p>9250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67101" calcext:value-type="float">
            <text:p>6710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53</text:p>
          </table:table-cell>
          <table:table-cell office:value-type="float" office:value="62056296" calcext:value-type="float">
            <text:p>6205629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7" calcext:value-type="float">
            <text:p>114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8132" calcext:value-type="float">
            <text:p>408132</text:p>
          </table:table-cell>
          <table:table-cell office:value-type="float" office:value="379376" calcext:value-type="float">
            <text:p>3793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339" calcext:value-type="float">
            <text:p>6333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08079" calcext:value-type="float">
            <text:p>1080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4:58</text:p>
          </table:table-cell>
          <table:table-cell office:value-type="float" office:value="62030556" calcext:value-type="float">
            <text:p>620305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7" calcext:value-type="float">
            <text:p>11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6600" calcext:value-type="float">
            <text:p>436600</text:p>
          </table:table-cell>
          <table:table-cell office:value-type="float" office:value="407844" calcext:value-type="float">
            <text:p>4078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725" calcext:value-type="float">
            <text:p>10872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30871" calcext:value-type="float">
            <text:p>1308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03</text:p>
          </table:table-cell>
          <table:table-cell office:value-type="float" office:value="62046948" calcext:value-type="float">
            <text:p>6204694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7" calcext:value-type="float">
            <text:p>11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0516" calcext:value-type="float">
            <text:p>420516</text:p>
          </table:table-cell>
          <table:table-cell office:value-type="float" office:value="391760" calcext:value-type="float">
            <text:p>39176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414" calcext:value-type="float">
            <text:p>10441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53635" calcext:value-type="float">
            <text:p>1536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08</text:p>
          </table:table-cell>
          <table:table-cell office:value-type="float" office:value="62017480" calcext:value-type="float">
            <text:p>620174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8" calcext:value-type="float">
            <text:p>11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0608" calcext:value-type="float">
            <text:p>450608</text:p>
          </table:table-cell>
          <table:table-cell office:value-type="float" office:value="421852" calcext:value-type="float">
            <text:p>4218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681" calcext:value-type="float">
            <text:p>12068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79629" calcext:value-type="float">
            <text:p>1796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13</text:p>
          </table:table-cell>
          <table:table-cell office:value-type="float" office:value="62008676" calcext:value-type="float">
            <text:p>620086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8" calcext:value-type="float">
            <text:p>1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8636" calcext:value-type="float">
            <text:p>458636</text:p>
          </table:table-cell>
          <table:table-cell office:value-type="float" office:value="429880" calcext:value-type="float">
            <text:p>4298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975" calcext:value-type="float">
            <text:p>7097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84553" calcext:value-type="float">
            <text:p>845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18</text:p>
          </table:table-cell>
          <table:table-cell office:value-type="float" office:value="62012460" calcext:value-type="float">
            <text:p>620124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8" calcext:value-type="float">
            <text:p>11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5200" calcext:value-type="float">
            <text:p>455200</text:p>
          </table:table-cell>
          <table:table-cell office:value-type="float" office:value="426444" calcext:value-type="float">
            <text:p>4264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993" calcext:value-type="float">
            <text:p>7799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84584" calcext:value-type="float">
            <text:p>845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23</text:p>
          </table:table-cell>
          <table:table-cell office:value-type="float" office:value="62068416" calcext:value-type="float">
            <text:p>620684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8" calcext:value-type="float">
            <text:p>11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98676" calcext:value-type="float">
            <text:p>398676</text:p>
          </table:table-cell>
          <table:table-cell office:value-type="float" office:value="369920" calcext:value-type="float">
            <text:p>3699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257" calcext:value-type="float">
            <text:p>3425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04916" calcext:value-type="float">
            <text:p>1049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28</text:p>
          </table:table-cell>
          <table:table-cell office:value-type="float" office:value="62071472" calcext:value-type="float">
            <text:p>620714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6" calcext:value-type="float">
            <text:p>11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95820" calcext:value-type="float">
            <text:p>395820</text:p>
          </table:table-cell>
          <table:table-cell office:value-type="float" office:value="367064" calcext:value-type="float">
            <text:p>3670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16" calcext:value-type="float">
            <text:p>871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0015" calcext:value-type="float">
            <text:p>1200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33</text:p>
          </table:table-cell>
          <table:table-cell office:value-type="float" office:value="62057368" calcext:value-type="float">
            <text:p>6205736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8796" calcext:value-type="float">
            <text:p>408796</text:p>
          </table:table-cell>
          <table:table-cell office:value-type="float" office:value="380040" calcext:value-type="float">
            <text:p>3800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74" calcext:value-type="float">
            <text:p>847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36302" calcext:value-type="float">
            <text:p>13630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4384" calcext:value-type="float">
            <text:p>5438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38</text:p>
          </table:table-cell>
          <table:table-cell office:value-type="float" office:value="62067332" calcext:value-type="float">
            <text:p>620673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8" calcext:value-type="float">
            <text:p>11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0016" calcext:value-type="float">
            <text:p>400016</text:p>
          </table:table-cell>
          <table:table-cell office:value-type="float" office:value="371260" calcext:value-type="float">
            <text:p>37126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812" calcext:value-type="float">
            <text:p>8181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6783" calcext:value-type="float">
            <text:p>12678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43</text:p>
          </table:table-cell>
          <table:table-cell office:value-type="float" office:value="62058900" calcext:value-type="float">
            <text:p>620589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7" calcext:value-type="float">
            <text:p>11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10352" calcext:value-type="float">
            <text:p>410352</text:p>
          </table:table-cell>
          <table:table-cell office:value-type="float" office:value="381596" calcext:value-type="float">
            <text:p>3815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1648" calcext:value-type="float">
            <text:p>15164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37877" calcext:value-type="float">
            <text:p>13787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48</text:p>
          </table:table-cell>
          <table:table-cell office:value-type="float" office:value="62048324" calcext:value-type="float">
            <text:p>620483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7" calcext:value-type="float">
            <text:p>11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16392" calcext:value-type="float">
            <text:p>416392</text:p>
          </table:table-cell>
          <table:table-cell office:value-type="float" office:value="387636" calcext:value-type="float">
            <text:p>3876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596" calcext:value-type="float">
            <text:p>11459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2568" calcext:value-type="float">
            <text:p>725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53</text:p>
          </table:table-cell>
          <table:table-cell office:value-type="float" office:value="62034996" calcext:value-type="float">
            <text:p>6203499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6" calcext:value-type="float">
            <text:p>11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0176" calcext:value-type="float">
            <text:p>430176</text:p>
          </table:table-cell>
          <table:table-cell office:value-type="float" office:value="401420" calcext:value-type="float">
            <text:p>4014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753" calcext:value-type="float">
            <text:p>2375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95797" calcext:value-type="float">
            <text:p>957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5:58</text:p>
          </table:table-cell>
          <table:table-cell office:value-type="float" office:value="62006536" calcext:value-type="float">
            <text:p>620065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6" calcext:value-type="float">
            <text:p>11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6932" calcext:value-type="float">
            <text:p>456932</text:p>
          </table:table-cell>
          <table:table-cell office:value-type="float" office:value="428176" calcext:value-type="float">
            <text:p>4281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741" calcext:value-type="float">
            <text:p>8774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11727" calcext:value-type="float">
            <text:p>1117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03</text:p>
          </table:table-cell>
          <table:table-cell office:value-type="float" office:value="62056984" calcext:value-type="float">
            <text:p>620569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4" calcext:value-type="float">
            <text:p>11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9144" calcext:value-type="float">
            <text:p>409144</text:p>
          </table:table-cell>
          <table:table-cell office:value-type="float" office:value="380388" calcext:value-type="float">
            <text:p>3803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853" calcext:value-type="float">
            <text:p>6685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6156" calcext:value-type="float">
            <text:p>1261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08</text:p>
          </table:table-cell>
          <table:table-cell office:value-type="float" office:value="62045652" calcext:value-type="float">
            <text:p>620456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5" calcext:value-type="float">
            <text:p>1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1372" calcext:value-type="float">
            <text:p>421372</text:p>
          </table:table-cell>
          <table:table-cell office:value-type="float" office:value="392616" calcext:value-type="float">
            <text:p>3926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6266" calcext:value-type="float">
            <text:p>8626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45414" calcext:value-type="float">
            <text:p>1454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13</text:p>
          </table:table-cell>
          <table:table-cell office:value-type="float" office:value="62014420" calcext:value-type="float">
            <text:p>620144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4" calcext:value-type="float">
            <text:p>11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3072" calcext:value-type="float">
            <text:p>453072</text:p>
          </table:table-cell>
          <table:table-cell office:value-type="float" office:value="424316" calcext:value-type="float">
            <text:p>4243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915" calcext:value-type="float">
            <text:p>609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75046" calcext:value-type="float">
            <text:p>1750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18</text:p>
          </table:table-cell>
          <table:table-cell office:value-type="float" office:value="61997756" calcext:value-type="float">
            <text:p>619977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6" calcext:value-type="float">
            <text:p>11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7864" calcext:value-type="float">
            <text:p>467864</text:p>
          </table:table-cell>
          <table:table-cell office:value-type="float" office:value="439108" calcext:value-type="float">
            <text:p>4391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207" calcext:value-type="float">
            <text:p>8320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40621" calcext:value-type="float">
            <text:p>1406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23</text:p>
          </table:table-cell>
          <table:table-cell office:value-type="float" office:value="62069952" calcext:value-type="float">
            <text:p>620699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37" calcext:value-type="float">
            <text:p>11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94796" calcext:value-type="float">
            <text:p>394796</text:p>
          </table:table-cell>
          <table:table-cell office:value-type="float" office:value="366040" calcext:value-type="float">
            <text:p>3660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868" calcext:value-type="float">
            <text:p>4986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5878" calcext:value-type="float">
            <text:p>7587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4384" calcext:value-type="float">
            <text:p>5438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28</text:p>
          </table:table-cell>
          <table:table-cell office:value-type="float" office:value="62106388" calcext:value-type="float">
            <text:p>6210638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28" calcext:value-type="float">
            <text:p>11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60792" calcext:value-type="float">
            <text:p>360792</text:p>
          </table:table-cell>
          <table:table-cell office:value-type="float" office:value="332036" calcext:value-type="float">
            <text:p>3320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871" calcext:value-type="float">
            <text:p>11287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76832" calcext:value-type="float">
            <text:p>7683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2048" calcext:value-type="float">
            <text:p>4204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33</text:p>
          </table:table-cell>
          <table:table-cell office:value-type="float" office:value="62015236" calcext:value-type="float">
            <text:p>620152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8" calcext:value-type="float">
            <text:p>11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1728" calcext:value-type="float">
            <text:p>451728</text:p>
          </table:table-cell>
          <table:table-cell office:value-type="float" office:value="422972" calcext:value-type="float">
            <text:p>4229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314" calcext:value-type="float">
            <text:p>2631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83742" calcext:value-type="float">
            <text:p>8374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4 15:56:38</text:p>
          </table:table-cell>
          <table:table-cell office:value-type="float" office:value="62056824" calcext:value-type="float">
            <text:p>620568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8" calcext:value-type="float">
            <text:p>11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9084" calcext:value-type="float">
            <text:p>409084</text:p>
          </table:table-cell>
          <table:table-cell office:value-type="float" office:value="380328" calcext:value-type="float">
            <text:p>3803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823" calcext:value-type="float">
            <text:p>5782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2" calcext:value-type="float">
            <text:p>1862</text:p>
          </table:table-cell>
          <table:table-cell office:value-type="float" office:value="23680" calcext:value-type="float">
            <text:p>23680</text:p>
          </table:table-cell>
          <table:table-cell office:value-type="float" office:value="10176" calcext:value-type="float">
            <text:p>10176</text:p>
          </table:table-cell>
          <table:table-cell office:value-type="float" office:value="127762" calcext:value-type="float">
            <text:p>1277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-autotrim-1s-adaptive" table:style-name="ta1">
        <table:table-column table:style-name="co2" table:default-cell-style-name="ce3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date" office:date-value="2022-03-04T15:56:42" calcext:value-type="date">
            <text:p>2022-03-04 15:56:42</text:p>
          </table:table-cell>
          <table:table-cell office:value-type="float" office:value="62434952" calcext:value-type="float">
            <text:p>624349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924" calcext:value-type="float">
            <text:p>31924</text:p>
          </table:table-cell>
          <table:table-cell office:value-type="float" office:value="8196" calcext:value-type="float">
            <text:p>8196</text:p>
          </table:table-cell>
          <table:table-cell office:value-type="float" office:value="23728" calcext:value-type="float">
            <text:p>2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410" calcext:value-type="float">
            <text:p>414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date" office:date-value="2022-03-04T15:56:47" calcext:value-type="date">
            <text:p>2022-03-04 15:56:47</text:p>
          </table:table-cell>
          <table:table-cell office:value-type="float" office:value="61974316" calcext:value-type="float">
            <text:p>619743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3112" calcext:value-type="float">
            <text:p>493112</text:p>
          </table:table-cell>
          <table:table-cell office:value-type="float" office:value="464416" calcext:value-type="float">
            <text:p>464416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843" calcext:value-type="float">
            <text:p>28843</text:p>
          </table:table-cell>
          <table:table-cell office:value-type="float" office:value="25261" calcext:value-type="float">
            <text:p>25261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183398" calcext:value-type="float">
            <text:p>18339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4384" calcext:value-type="float">
            <text:p>54384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2957" calcext:value-type="float">
            <text:p>2957</text:p>
          </table:table-cell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6:52" calcext:value-type="date">
            <text:p>2022-03-04 15:56:52</text:p>
          </table:table-cell>
          <table:table-cell office:value-type="float" office:value="61945632" calcext:value-type="float">
            <text:p>619456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29" calcext:value-type="float">
            <text:p>11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1368" calcext:value-type="float">
            <text:p>521368</text:p>
          </table:table-cell>
          <table:table-cell office:value-type="float" office:value="492672" calcext:value-type="float">
            <text:p>492672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255" calcext:value-type="float">
            <text:p>1052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36" calcext:value-type="float">
            <text:p>13736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13695" calcext:value-type="float">
            <text:p>11369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2-03-04T15:56:57" calcext:value-type="date">
            <text:p>2022-03-04 15:56:57</text:p>
          </table:table-cell>
          <table:table-cell office:value-type="float" office:value="61836312" calcext:value-type="float">
            <text:p>618363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6" calcext:value-type="float">
            <text:p>11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32552" calcext:value-type="float">
            <text:p>632552</text:p>
          </table:table-cell>
          <table:table-cell office:value-type="float" office:value="603856" calcext:value-type="float">
            <text:p>603856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270" calcext:value-type="float">
            <text:p>9327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37" calcext:value-type="float">
            <text:p>13737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49009" calcext:value-type="float">
            <text:p>34900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02" calcext:value-type="date">
            <text:p>2022-03-04 15:57:02</text:p>
          </table:table-cell>
          <table:table-cell office:value-type="float" office:value="61832484" calcext:value-type="float">
            <text:p>618324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4" calcext:value-type="float">
            <text:p>11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36048" calcext:value-type="float">
            <text:p>636048</text:p>
          </table:table-cell>
          <table:table-cell office:value-type="float" office:value="607352" calcext:value-type="float">
            <text:p>607352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856" calcext:value-type="float">
            <text:p>15685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0" calcext:value-type="float">
            <text:p>1374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15769" calcext:value-type="float">
            <text:p>2157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07" calcext:value-type="date">
            <text:p>2022-03-04 15:57:07</text:p>
          </table:table-cell>
          <table:table-cell office:value-type="float" office:value="61773272" calcext:value-type="float">
            <text:p>617732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6" calcext:value-type="float">
            <text:p>11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5860" calcext:value-type="float">
            <text:p>695860</text:p>
          </table:table-cell>
          <table:table-cell office:value-type="float" office:value="667164" calcext:value-type="float">
            <text:p>667164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87" calcext:value-type="float">
            <text:p>7558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2" calcext:value-type="float">
            <text:p>13742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47576" calcext:value-type="float">
            <text:p>34757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12" calcext:value-type="date">
            <text:p>2022-03-04 15:57:12</text:p>
          </table:table-cell>
          <table:table-cell office:value-type="float" office:value="61901304" calcext:value-type="float">
            <text:p>619013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6" calcext:value-type="float">
            <text:p>11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7932" calcext:value-type="float">
            <text:p>567932</text:p>
          </table:table-cell>
          <table:table-cell office:value-type="float" office:value="539236" calcext:value-type="float">
            <text:p>539236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231" calcext:value-type="float">
            <text:p>1723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3" calcext:value-type="float">
            <text:p>13743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90823" calcext:value-type="float">
            <text:p>2908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17" calcext:value-type="date">
            <text:p>2022-03-04 15:57:17</text:p>
          </table:table-cell>
          <table:table-cell office:value-type="float" office:value="61786660" calcext:value-type="float">
            <text:p>617866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32" calcext:value-type="float">
            <text:p>11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82000" calcext:value-type="float">
            <text:p>682000</text:p>
          </table:table-cell>
          <table:table-cell office:value-type="float" office:value="653304" calcext:value-type="float">
            <text:p>653304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296" calcext:value-type="float">
            <text:p>7429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45" calcext:value-type="float">
            <text:p>13745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44589" calcext:value-type="float">
            <text:p>24458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9244" calcext:value-type="float">
            <text:p>492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22" calcext:value-type="date">
            <text:p>2022-03-04 15:57:22</text:p>
          </table:table-cell>
          <table:table-cell office:value-type="float" office:value="61770564" calcext:value-type="float">
            <text:p>617705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6" calcext:value-type="float">
            <text:p>1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6864" calcext:value-type="float">
            <text:p>696864</text:p>
          </table:table-cell>
          <table:table-cell office:value-type="float" office:value="668168" calcext:value-type="float">
            <text:p>668168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221" calcext:value-type="float">
            <text:p>4222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21584" calcext:value-type="float">
            <text:p>42158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27" calcext:value-type="date">
            <text:p>2022-03-04 15:57:27</text:p>
          </table:table-cell>
          <table:table-cell office:value-type="float" office:value="61814932" calcext:value-type="float">
            <text:p>618149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8" calcext:value-type="float">
            <text:p>11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54196" calcext:value-type="float">
            <text:p>654196</text:p>
          </table:table-cell>
          <table:table-cell office:value-type="float" office:value="625436" calcext:value-type="float">
            <text:p>62543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76" calcext:value-type="float">
            <text:p>767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72329" calcext:value-type="float">
            <text:p>3723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32" calcext:value-type="date">
            <text:p>2022-03-04 15:57:32</text:p>
          </table:table-cell>
          <table:table-cell office:value-type="float" office:value="61777396" calcext:value-type="float">
            <text:p>6177739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7" calcext:value-type="float">
            <text:p>1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88432" calcext:value-type="float">
            <text:p>688432</text:p>
          </table:table-cell>
          <table:table-cell office:value-type="float" office:value="659672" calcext:value-type="float">
            <text:p>65967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498" calcext:value-type="float">
            <text:p>1649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38650" calcext:value-type="float">
            <text:p>3386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37" calcext:value-type="date">
            <text:p>2022-03-04 15:57:37</text:p>
          </table:table-cell>
          <table:table-cell office:value-type="float" office:value="61887504" calcext:value-type="float">
            <text:p>618875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3" calcext:value-type="float">
            <text:p>11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1836" calcext:value-type="float">
            <text:p>581836</text:p>
          </table:table-cell>
          <table:table-cell office:value-type="float" office:value="553076" calcext:value-type="float">
            <text:p>55307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549" calcext:value-type="float">
            <text:p>1615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2898" calcext:value-type="float">
            <text:p>32289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42" calcext:value-type="date">
            <text:p>2022-03-04 15:57:42</text:p>
          </table:table-cell>
          <table:table-cell office:value-type="float" office:value="61790500" calcext:value-type="float">
            <text:p>617905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6" calcext:value-type="float">
            <text:p>11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81168" calcext:value-type="float">
            <text:p>681168</text:p>
          </table:table-cell>
          <table:table-cell office:value-type="float" office:value="652408" calcext:value-type="float">
            <text:p>65240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236" calcext:value-type="float">
            <text:p>12223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3" calcext:value-type="float">
            <text:p>13783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21823" calcext:value-type="float">
            <text:p>2218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47" calcext:value-type="date">
            <text:p>2022-03-04 15:57:47</text:p>
          </table:table-cell>
          <table:table-cell office:value-type="float" office:value="61749432" calcext:value-type="float">
            <text:p>617494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9" calcext:value-type="float">
            <text:p>11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18876" calcext:value-type="float">
            <text:p>718876</text:p>
          </table:table-cell>
          <table:table-cell office:value-type="float" office:value="690116" calcext:value-type="float">
            <text:p>69011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556" calcext:value-type="float">
            <text:p>1455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92628" calcext:value-type="float">
            <text:p>19262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52" calcext:value-type="date">
            <text:p>2022-03-04 15:57:52</text:p>
          </table:table-cell>
          <table:table-cell office:value-type="float" office:value="61818004" calcext:value-type="float">
            <text:p>618180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8" calcext:value-type="float">
            <text:p>11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49836" calcext:value-type="float">
            <text:p>649836</text:p>
          </table:table-cell>
          <table:table-cell office:value-type="float" office:value="621076" calcext:value-type="float">
            <text:p>62107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835" calcext:value-type="float">
            <text:p>5783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47528" calcext:value-type="float">
            <text:p>3475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7:57" calcext:value-type="date">
            <text:p>2022-03-04 15:57:57</text:p>
          </table:table-cell>
          <table:table-cell office:value-type="float" office:value="61779952" calcext:value-type="float">
            <text:p>617799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7" calcext:value-type="float">
            <text:p>11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89948" calcext:value-type="float">
            <text:p>689948</text:p>
          </table:table-cell>
          <table:table-cell office:value-type="float" office:value="661188" calcext:value-type="float">
            <text:p>66118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964" calcext:value-type="float">
            <text:p>3496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02706" calcext:value-type="float">
            <text:p>30270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02" calcext:value-type="date">
            <text:p>2022-03-04 15:58:02</text:p>
          </table:table-cell>
          <table:table-cell office:value-type="float" office:value="61945740" calcext:value-type="float">
            <text:p>619457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3" calcext:value-type="float">
            <text:p>11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1680" calcext:value-type="float">
            <text:p>521680</text:p>
          </table:table-cell>
          <table:table-cell office:value-type="float" office:value="492920" calcext:value-type="float">
            <text:p>49292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465" calcext:value-type="float">
            <text:p>2246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44381" calcext:value-type="float">
            <text:p>24438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07" calcext:value-type="date">
            <text:p>2022-03-04 15:58:07</text:p>
          </table:table-cell>
          <table:table-cell office:value-type="float" office:value="61815500" calcext:value-type="float">
            <text:p>618155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9" calcext:value-type="float">
            <text:p>11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57228" calcext:value-type="float">
            <text:p>657228</text:p>
          </table:table-cell>
          <table:table-cell office:value-type="float" office:value="628468" calcext:value-type="float">
            <text:p>62846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853" calcext:value-type="float">
            <text:p>1248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9934" calcext:value-type="float">
            <text:p>17993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12" calcext:value-type="date">
            <text:p>2022-03-04 15:58:12</text:p>
          </table:table-cell>
          <table:table-cell office:value-type="float" office:value="61747220" calcext:value-type="float">
            <text:p>617472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7" calcext:value-type="float">
            <text:p>1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2788" calcext:value-type="float">
            <text:p>722788</text:p>
          </table:table-cell>
          <table:table-cell office:value-type="float" office:value="694028" calcext:value-type="float">
            <text:p>69402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943" calcext:value-type="float">
            <text:p>7694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67573" calcext:value-type="float">
            <text:p>1675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17" calcext:value-type="date">
            <text:p>2022-03-04 15:58:17</text:p>
          </table:table-cell>
          <table:table-cell office:value-type="float" office:value="61835184" calcext:value-type="float">
            <text:p>618351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7" calcext:value-type="float">
            <text:p>11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33884" calcext:value-type="float">
            <text:p>633884</text:p>
          </table:table-cell>
          <table:table-cell office:value-type="float" office:value="605124" calcext:value-type="float">
            <text:p>60512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720" calcext:value-type="float">
            <text:p>1167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1597" calcext:value-type="float">
            <text:p>3415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22" calcext:value-type="date">
            <text:p>2022-03-04 15:58:22</text:p>
          </table:table-cell>
          <table:table-cell office:value-type="float" office:value="61769680" calcext:value-type="float">
            <text:p>617696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7" calcext:value-type="float">
            <text:p>11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8424" calcext:value-type="float">
            <text:p>698424</text:p>
          </table:table-cell>
          <table:table-cell office:value-type="float" office:value="669664" calcext:value-type="float">
            <text:p>66966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101" calcext:value-type="float">
            <text:p>751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1026" calcext:value-type="float">
            <text:p>2810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27" calcext:value-type="date">
            <text:p>2022-03-04 15:58:27</text:p>
          </table:table-cell>
          <table:table-cell office:value-type="float" office:value="61742732" calcext:value-type="float">
            <text:p>617427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3408" calcext:value-type="float">
            <text:p>723408</text:p>
          </table:table-cell>
          <table:table-cell office:value-type="float" office:value="694648" calcext:value-type="float">
            <text:p>69464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342" calcext:value-type="float">
            <text:p>1003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5721" calcext:value-type="float">
            <text:p>21572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32" calcext:value-type="date">
            <text:p>2022-03-04 15:58:32</text:p>
          </table:table-cell>
          <table:table-cell office:value-type="float" office:value="61796700" calcext:value-type="float">
            <text:p>617967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9" calcext:value-type="float">
            <text:p>11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66768" calcext:value-type="float">
            <text:p>666768</text:p>
          </table:table-cell>
          <table:table-cell office:value-type="float" office:value="638008" calcext:value-type="float">
            <text:p>63800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5177" calcext:value-type="float">
            <text:p>851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4" calcext:value-type="float">
            <text:p>13804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4695" calcext:value-type="float">
            <text:p>34469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37" calcext:value-type="date">
            <text:p>2022-03-04 15:58:37</text:p>
          </table:table-cell>
          <table:table-cell office:value-type="float" office:value="61747812" calcext:value-type="float">
            <text:p>617478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9" calcext:value-type="float">
            <text:p>11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17896" calcext:value-type="float">
            <text:p>717896</text:p>
          </table:table-cell>
          <table:table-cell office:value-type="float" office:value="689136" calcext:value-type="float">
            <text:p>68913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138" calcext:value-type="float">
            <text:p>961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75634" calcext:value-type="float">
            <text:p>2756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42" calcext:value-type="date">
            <text:p>2022-03-04 15:58:42</text:p>
          </table:table-cell>
          <table:table-cell office:value-type="float" office:value="61788652" calcext:value-type="float">
            <text:p>617886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7" calcext:value-type="float">
            <text:p>11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78496" calcext:value-type="float">
            <text:p>678496</text:p>
          </table:table-cell>
          <table:table-cell office:value-type="float" office:value="649736" calcext:value-type="float">
            <text:p>64973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196" calcext:value-type="float">
            <text:p>1521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56684" calcext:value-type="float">
            <text:p>3566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47" calcext:value-type="date">
            <text:p>2022-03-04 15:58:47</text:p>
          </table:table-cell>
          <table:table-cell office:value-type="float" office:value="61813608" calcext:value-type="float">
            <text:p>6181360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47" calcext:value-type="float">
            <text:p>11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51648" calcext:value-type="float">
            <text:p>651648</text:p>
          </table:table-cell>
          <table:table-cell office:value-type="float" office:value="622888" calcext:value-type="float">
            <text:p>62288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365" calcext:value-type="float">
            <text:p>1603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2121" calcext:value-type="float">
            <text:p>2821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52" calcext:value-type="date">
            <text:p>2022-03-04 15:58:52</text:p>
          </table:table-cell>
          <table:table-cell office:value-type="float" office:value="61769780" calcext:value-type="float">
            <text:p>617697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53" calcext:value-type="float">
            <text:p>11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5684" calcext:value-type="float">
            <text:p>695684</text:p>
          </table:table-cell>
          <table:table-cell office:value-type="float" office:value="666924" calcext:value-type="float">
            <text:p>66692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866" calcext:value-type="float">
            <text:p>638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53430" calcext:value-type="float">
            <text:p>35343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8:57" calcext:value-type="date">
            <text:p>2022-03-04 15:58:57</text:p>
          </table:table-cell>
          <table:table-cell office:value-type="float" office:value="61948656" calcext:value-type="float">
            <text:p>619486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34" calcext:value-type="float">
            <text:p>1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0728" calcext:value-type="float">
            <text:p>520728</text:p>
          </table:table-cell>
          <table:table-cell office:value-type="float" office:value="491968" calcext:value-type="float">
            <text:p>49196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893" calcext:value-type="float">
            <text:p>548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3315" calcext:value-type="float">
            <text:p>2233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02" calcext:value-type="date">
            <text:p>2022-03-04 15:59:02</text:p>
          </table:table-cell>
          <table:table-cell office:value-type="float" office:value="61788244" calcext:value-type="float">
            <text:p>6178824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56" calcext:value-type="float">
            <text:p>11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78136" calcext:value-type="float">
            <text:p>678136</text:p>
          </table:table-cell>
          <table:table-cell office:value-type="float" office:value="649376" calcext:value-type="float">
            <text:p>64937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99" calcext:value-type="float">
            <text:p>73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09652" calcext:value-type="float">
            <text:p>4096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07" calcext:value-type="date">
            <text:p>2022-03-04 15:59:07</text:p>
          </table:table-cell>
          <table:table-cell office:value-type="float" office:value="61752760" calcext:value-type="float">
            <text:p>617527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55" calcext:value-type="float">
            <text:p>11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12432" calcext:value-type="float">
            <text:p>712432</text:p>
          </table:table-cell>
          <table:table-cell office:value-type="float" office:value="683672" calcext:value-type="float">
            <text:p>68367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919" calcext:value-type="float">
            <text:p>1099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844" calcext:value-type="float">
            <text:p>3428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12" calcext:value-type="date">
            <text:p>2022-03-04 15:59:12</text:p>
          </table:table-cell>
          <table:table-cell office:value-type="float" office:value="61771164" calcext:value-type="float">
            <text:p>617711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56" calcext:value-type="float">
            <text:p>11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2864" calcext:value-type="float">
            <text:p>692864</text:p>
          </table:table-cell>
          <table:table-cell office:value-type="float" office:value="664104" calcext:value-type="float">
            <text:p>66410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552" calcext:value-type="float">
            <text:p>895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5539" calcext:value-type="float">
            <text:p>2955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17" calcext:value-type="date">
            <text:p>2022-03-04 15:59:17</text:p>
          </table:table-cell>
          <table:table-cell office:value-type="float" office:value="61698824" calcext:value-type="float">
            <text:p>616988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7" calcext:value-type="float">
            <text:p>1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1140" calcext:value-type="float">
            <text:p>721140</text:p>
          </table:table-cell>
          <table:table-cell office:value-type="float" office:value="692380" calcext:value-type="float">
            <text:p>69238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439" calcext:value-type="float">
            <text:p>594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0436" calcext:value-type="float">
            <text:p>3804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22" calcext:value-type="date">
            <text:p>2022-03-04 15:59:22</text:p>
          </table:table-cell>
          <table:table-cell office:value-type="float" office:value="61887256" calcext:value-type="float">
            <text:p>6188725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7" calcext:value-type="float">
            <text:p>11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4280" calcext:value-type="float">
            <text:p>534280</text:p>
          </table:table-cell>
          <table:table-cell office:value-type="float" office:value="505520" calcext:value-type="float">
            <text:p>50552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426" calcext:value-type="float">
            <text:p>724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46814" calcext:value-type="float">
            <text:p>1468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27" calcext:value-type="date">
            <text:p>2022-03-04 15:59:27</text:p>
          </table:table-cell>
          <table:table-cell office:value-type="float" office:value="61749612" calcext:value-type="float">
            <text:p>6174961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3" calcext:value-type="float">
            <text:p>1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79948" calcext:value-type="float">
            <text:p>679948</text:p>
          </table:table-cell>
          <table:table-cell office:value-type="float" office:value="651188" calcext:value-type="float">
            <text:p>65118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797" calcext:value-type="float">
            <text:p>1617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9" calcext:value-type="float">
            <text:p>13809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3710" calcext:value-type="float">
            <text:p>3237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32" calcext:value-type="date">
            <text:p>2022-03-04 15:59:32</text:p>
          </table:table-cell>
          <table:table-cell office:value-type="float" office:value="61711320" calcext:value-type="float">
            <text:p>617113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1908" calcext:value-type="float">
            <text:p>721908</text:p>
          </table:table-cell>
          <table:table-cell office:value-type="float" office:value="693148" calcext:value-type="float">
            <text:p>69314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773" calcext:value-type="float">
            <text:p>1577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75436" calcext:value-type="float">
            <text:p>2754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37" calcext:value-type="date">
            <text:p>2022-03-04 15:59:37</text:p>
          </table:table-cell>
          <table:table-cell office:value-type="float" office:value="61748676" calcext:value-type="float">
            <text:p>617486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3728" calcext:value-type="float">
            <text:p>693728</text:p>
          </table:table-cell>
          <table:table-cell office:value-type="float" office:value="664968" calcext:value-type="float">
            <text:p>66496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949" calcext:value-type="float">
            <text:p>459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12654" calcext:value-type="float">
            <text:p>41265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42" calcext:value-type="date">
            <text:p>2022-03-04 15:59:42</text:p>
          </table:table-cell>
          <table:table-cell office:value-type="float" office:value="61745664" calcext:value-type="float">
            <text:p>617456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8984" calcext:value-type="float">
            <text:p>698984</text:p>
          </table:table-cell>
          <table:table-cell office:value-type="float" office:value="670224" calcext:value-type="float">
            <text:p>67022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364" calcext:value-type="float">
            <text:p>323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92107" calcext:value-type="float">
            <text:p>39210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47" calcext:value-type="date">
            <text:p>2022-03-04 15:59:47</text:p>
          </table:table-cell>
          <table:table-cell office:value-type="float" office:value="61724256" calcext:value-type="float">
            <text:p>617242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18900" calcext:value-type="float">
            <text:p>718900</text:p>
          </table:table-cell>
          <table:table-cell office:value-type="float" office:value="690140" calcext:value-type="float">
            <text:p>69014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47" calcext:value-type="float">
            <text:p>734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2216" calcext:value-type="float">
            <text:p>2922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52" calcext:value-type="date">
            <text:p>2022-03-04 15:59:52</text:p>
          </table:table-cell>
          <table:table-cell office:value-type="float" office:value="61774020" calcext:value-type="float">
            <text:p>617740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6" calcext:value-type="float">
            <text:p>1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2804" calcext:value-type="float">
            <text:p>692804</text:p>
          </table:table-cell>
          <table:table-cell office:value-type="float" office:value="664044" calcext:value-type="float">
            <text:p>66404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12" calcext:value-type="float">
            <text:p>75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1769" calcext:value-type="float">
            <text:p>3017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5:59:57" calcext:value-type="date">
            <text:p>2022-03-04 15:59:57</text:p>
          </table:table-cell>
          <table:table-cell office:value-type="float" office:value="61733212" calcext:value-type="float">
            <text:p>617332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6" calcext:value-type="float">
            <text:p>114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8024" calcext:value-type="float">
            <text:p>738024</text:p>
          </table:table-cell>
          <table:table-cell office:value-type="float" office:value="709264" calcext:value-type="float">
            <text:p>70926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862" calcext:value-type="float">
            <text:p>628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51242" calcext:value-type="float">
            <text:p>3512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02" calcext:value-type="date">
            <text:p>2022-03-04 16:00:02</text:p>
          </table:table-cell>
          <table:table-cell office:value-type="float" office:value="61745828" calcext:value-type="float">
            <text:p>617458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6" calcext:value-type="float">
            <text:p>1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3760" calcext:value-type="float">
            <text:p>723760</text:p>
          </table:table-cell>
          <table:table-cell office:value-type="float" office:value="695000" calcext:value-type="float">
            <text:p>69500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750" calcext:value-type="float">
            <text:p>5975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18202" calcext:value-type="float">
            <text:p>2182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07" calcext:value-type="date">
            <text:p>2022-03-04 16:00:07</text:p>
          </table:table-cell>
          <table:table-cell office:value-type="float" office:value="61804016" calcext:value-type="float">
            <text:p>618040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4" calcext:value-type="float">
            <text:p>11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62704" calcext:value-type="float">
            <text:p>662704</text:p>
          </table:table-cell>
          <table:table-cell office:value-type="float" office:value="633944" calcext:value-type="float">
            <text:p>63394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262" calcext:value-type="float">
            <text:p>1342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9234" calcext:value-type="float">
            <text:p>30923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12" calcext:value-type="date">
            <text:p>2022-03-04 16:00:12</text:p>
          </table:table-cell>
          <table:table-cell office:value-type="float" office:value="61747584" calcext:value-type="float">
            <text:p>617475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8" calcext:value-type="float">
            <text:p>11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3736" calcext:value-type="float">
            <text:p>723736</text:p>
          </table:table-cell>
          <table:table-cell office:value-type="float" office:value="694976" calcext:value-type="float">
            <text:p>69497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422" calcext:value-type="float">
            <text:p>724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92108" calcext:value-type="float">
            <text:p>19210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17" calcext:value-type="date">
            <text:p>2022-03-04 16:00:17</text:p>
          </table:table-cell>
          <table:table-cell office:value-type="float" office:value="61827980" calcext:value-type="float">
            <text:p>618279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8" calcext:value-type="float">
            <text:p>11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42316" calcext:value-type="float">
            <text:p>642316</text:p>
          </table:table-cell>
          <table:table-cell office:value-type="float" office:value="613556" calcext:value-type="float">
            <text:p>61355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01" calcext:value-type="float">
            <text:p>256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93757" calcext:value-type="float">
            <text:p>3937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22" calcext:value-type="date">
            <text:p>2022-03-04 16:00:22</text:p>
          </table:table-cell>
          <table:table-cell office:value-type="float" office:value="61749612" calcext:value-type="float">
            <text:p>617496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8" calcext:value-type="float">
            <text:p>1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1792" calcext:value-type="float">
            <text:p>721792</text:p>
          </table:table-cell>
          <table:table-cell office:value-type="float" office:value="693032" calcext:value-type="float">
            <text:p>69303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342" calcext:value-type="float">
            <text:p>1283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9924" calcext:value-type="float">
            <text:p>2999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27" calcext:value-type="date">
            <text:p>2022-03-04 16:00:27</text:p>
          </table:table-cell>
          <table:table-cell office:value-type="float" office:value="61730472" calcext:value-type="float">
            <text:p>617304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5" calcext:value-type="float">
            <text:p>11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0424" calcext:value-type="float">
            <text:p>740424</text:p>
          </table:table-cell>
          <table:table-cell office:value-type="float" office:value="711664" calcext:value-type="float">
            <text:p>71166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794" calcext:value-type="float">
            <text:p>737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9023" calcext:value-type="float">
            <text:p>229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32" calcext:value-type="date">
            <text:p>2022-03-04 16:00:32</text:p>
          </table:table-cell>
          <table:table-cell office:value-type="float" office:value="61849940" calcext:value-type="float">
            <text:p>618499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4" calcext:value-type="float">
            <text:p>11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7472" calcext:value-type="float">
            <text:p>617472</text:p>
          </table:table-cell>
          <table:table-cell office:value-type="float" office:value="588712" calcext:value-type="float">
            <text:p>58871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001" calcext:value-type="float">
            <text:p>1240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90403" calcext:value-type="float">
            <text:p>19040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37" calcext:value-type="date">
            <text:p>2022-03-04 16:00:37</text:p>
          </table:table-cell>
          <table:table-cell office:value-type="float" office:value="61746904" calcext:value-type="float">
            <text:p>617469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31" calcext:value-type="float">
            <text:p>11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2548" calcext:value-type="float">
            <text:p>722548</text:p>
          </table:table-cell>
          <table:table-cell office:value-type="float" office:value="693788" calcext:value-type="float">
            <text:p>69378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778" calcext:value-type="float">
            <text:p>1327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12672" calcext:value-type="float">
            <text:p>11267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9244" calcext:value-type="float">
            <text:p>492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42" calcext:value-type="date">
            <text:p>2022-03-04 16:00:42</text:p>
          </table:table-cell>
          <table:table-cell office:value-type="float" office:value="61958332" calcext:value-type="float">
            <text:p>619583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2" calcext:value-type="float">
            <text:p>1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9980" calcext:value-type="float">
            <text:p>509980</text:p>
          </table:table-cell>
          <table:table-cell office:value-type="float" office:value="481220" calcext:value-type="float">
            <text:p>48122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19" calcext:value-type="float">
            <text:p>75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4078" calcext:value-type="float">
            <text:p>22407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47" calcext:value-type="date">
            <text:p>2022-03-04 16:00:47</text:p>
          </table:table-cell>
          <table:table-cell office:value-type="float" office:value="61869172" calcext:value-type="float">
            <text:p>618691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2" calcext:value-type="float">
            <text:p>114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8284" calcext:value-type="float">
            <text:p>598284</text:p>
          </table:table-cell>
          <table:table-cell office:value-type="float" office:value="569524" calcext:value-type="float">
            <text:p>56952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926" calcext:value-type="float">
            <text:p>1609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3960" calcext:value-type="float">
            <text:p>2539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52" calcext:value-type="date">
            <text:p>2022-03-04 16:00:52</text:p>
          </table:table-cell>
          <table:table-cell office:value-type="float" office:value="61770196" calcext:value-type="float">
            <text:p>6177019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5" calcext:value-type="float">
            <text:p>11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3976" calcext:value-type="float">
            <text:p>693976</text:p>
          </table:table-cell>
          <table:table-cell office:value-type="float" office:value="665216" calcext:value-type="float">
            <text:p>66521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694" calcext:value-type="float">
            <text:p>1506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0" calcext:value-type="float">
            <text:p>13810</text:p>
          </table:table-cell>
          <table:table-cell office:value-type="float" office:value="2048" calcext:value-type="float">
            <text:p>2048</text:p>
          </table:table-cell>
          <table:table-cell office:value-type="float" office:value="1858" calcext:value-type="float">
            <text:p>1858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8828" calcext:value-type="float">
            <text:p>3188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0:57" calcext:value-type="date">
            <text:p>2022-03-04 16:00:57</text:p>
          </table:table-cell>
          <table:table-cell office:value-type="float" office:value="61736404" calcext:value-type="float">
            <text:p>617364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5" calcext:value-type="float">
            <text:p>11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1940" calcext:value-type="float">
            <text:p>731940</text:p>
          </table:table-cell>
          <table:table-cell office:value-type="float" office:value="703180" calcext:value-type="float">
            <text:p>70318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959" calcext:value-type="float">
            <text:p>1139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5" calcext:value-type="float">
            <text:p>13795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46560" calcext:value-type="float">
            <text:p>2465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3-04T16:01:02" calcext:value-type="date">
            <text:p>2022-03-04 16:01:02</text:p>
          </table:table-cell>
          <table:table-cell office:value-type="float" office:value="61873760" calcext:value-type="float">
            <text:p>618737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4" calcext:value-type="float">
            <text:p>11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6124" calcext:value-type="float">
            <text:p>596124</text:p>
          </table:table-cell>
          <table:table-cell office:value-type="float" office:value="567364" calcext:value-type="float">
            <text:p>56736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369" calcext:value-type="float">
            <text:p>124369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5" calcext:value-type="float">
            <text:p>13795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68608" calcext:value-type="float">
            <text:p>26860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1580" calcext:value-type="float">
            <text:p>6158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07" calcext:value-type="date">
            <text:p>2022-03-04 16:01:07</text:p>
          </table:table-cell>
          <table:table-cell office:value-type="float" office:value="61772960" calcext:value-type="float">
            <text:p>6177296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35" calcext:value-type="float">
            <text:p>11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6220" calcext:value-type="float">
            <text:p>696220</text:p>
          </table:table-cell>
          <table:table-cell office:value-type="float" office:value="667460" calcext:value-type="float">
            <text:p>66746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522" calcext:value-type="float">
            <text:p>785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3371" calcext:value-type="float">
            <text:p>43337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2328" calcext:value-type="float">
            <text:p>5232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12" calcext:value-type="date">
            <text:p>2022-03-04 16:01:12</text:p>
          </table:table-cell>
          <table:table-cell office:value-type="float" office:value="61728944" calcext:value-type="float">
            <text:p>6172894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9692" calcext:value-type="float">
            <text:p>739692</text:p>
          </table:table-cell>
          <table:table-cell office:value-type="float" office:value="710932" calcext:value-type="float">
            <text:p>71093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0199" calcext:value-type="float">
            <text:p>1101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3750" calcext:value-type="float">
            <text:p>3437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17" calcext:value-type="date">
            <text:p>2022-03-04 16:01:17</text:p>
          </table:table-cell>
          <table:table-cell office:value-type="float" office:value="61788172" calcext:value-type="float">
            <text:p>617881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0" calcext:value-type="float">
            <text:p>11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77196" calcext:value-type="float">
            <text:p>677196</text:p>
          </table:table-cell>
          <table:table-cell office:value-type="float" office:value="648436" calcext:value-type="float">
            <text:p>64843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570" calcext:value-type="float">
            <text:p>1125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71198" calcext:value-type="float">
            <text:p>2711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23" calcext:value-type="date">
            <text:p>2022-03-04 16:01:23</text:p>
          </table:table-cell>
          <table:table-cell office:value-type="float" office:value="61727452" calcext:value-type="float">
            <text:p>617274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9" calcext:value-type="float">
            <text:p>11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1704" calcext:value-type="float">
            <text:p>741704</text:p>
          </table:table-cell>
          <table:table-cell office:value-type="float" office:value="712944" calcext:value-type="float">
            <text:p>71294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443" calcext:value-type="float">
            <text:p>74443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7345" calcext:value-type="float">
            <text:p>187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28" calcext:value-type="date">
            <text:p>2022-03-04 16:01:28</text:p>
          </table:table-cell>
          <table:table-cell office:value-type="float" office:value="61723192" calcext:value-type="float">
            <text:p>6172319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6" calcext:value-type="float">
            <text:p>1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3584" calcext:value-type="float">
            <text:p>743584</text:p>
          </table:table-cell>
          <table:table-cell office:value-type="float" office:value="714824" calcext:value-type="float">
            <text:p>71482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62" calcext:value-type="float">
            <text:p>119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06784" calcext:value-type="float">
            <text:p>2067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33" calcext:value-type="date">
            <text:p>2022-03-04 16:01:33</text:p>
          </table:table-cell>
          <table:table-cell office:value-type="float" office:value="61895744" calcext:value-type="float">
            <text:p>6189574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27" calcext:value-type="float">
            <text:p>11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0996" calcext:value-type="float">
            <text:p>570996</text:p>
          </table:table-cell>
          <table:table-cell office:value-type="float" office:value="542236" calcext:value-type="float">
            <text:p>54223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925" calcext:value-type="float">
            <text:p>1449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1488" calcext:value-type="float">
            <text:p>25148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076" calcext:value-type="float">
            <text:p>4307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38" calcext:value-type="date">
            <text:p>2022-03-04 16:01:38</text:p>
          </table:table-cell>
          <table:table-cell office:value-type="float" office:value="61752372" calcext:value-type="float">
            <text:p>617523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6" calcext:value-type="float">
            <text:p>11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14864" calcext:value-type="float">
            <text:p>714864</text:p>
          </table:table-cell>
          <table:table-cell office:value-type="float" office:value="686104" calcext:value-type="float">
            <text:p>68610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36" calcext:value-type="float">
            <text:p>122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3270" calcext:value-type="float">
            <text:p>3832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43" calcext:value-type="date">
            <text:p>2022-03-04 16:01:43</text:p>
          </table:table-cell>
          <table:table-cell office:value-type="float" office:value="61729440" calcext:value-type="float">
            <text:p>617294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7892" calcext:value-type="float">
            <text:p>737892</text:p>
          </table:table-cell>
          <table:table-cell office:value-type="float" office:value="709132" calcext:value-type="float">
            <text:p>70913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879" calcext:value-type="float">
            <text:p>112879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8059" calcext:value-type="float">
            <text:p>3180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48" calcext:value-type="date">
            <text:p>2022-03-04 16:01:48</text:p>
          </table:table-cell>
          <table:table-cell office:value-type="float" office:value="61825304" calcext:value-type="float">
            <text:p>618253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1" calcext:value-type="float">
            <text:p>1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40268" calcext:value-type="float">
            <text:p>640268</text:p>
          </table:table-cell>
          <table:table-cell office:value-type="float" office:value="611508" calcext:value-type="float">
            <text:p>61150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83" calcext:value-type="float">
            <text:p>36183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77499" calcext:value-type="float">
            <text:p>3774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53" calcext:value-type="date">
            <text:p>2022-03-04 16:01:53</text:p>
          </table:table-cell>
          <table:table-cell office:value-type="float" office:value="61832036" calcext:value-type="float">
            <text:p>618320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43" calcext:value-type="float">
            <text:p>1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33276" calcext:value-type="float">
            <text:p>633276</text:p>
          </table:table-cell>
          <table:table-cell office:value-type="float" office:value="604516" calcext:value-type="float">
            <text:p>60451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96" calcext:value-type="float">
            <text:p>69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44760" calcext:value-type="float">
            <text:p>2447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1:58" calcext:value-type="date">
            <text:p>2022-03-04 16:01:58</text:p>
          </table:table-cell>
          <table:table-cell office:value-type="float" office:value="61733300" calcext:value-type="float">
            <text:p>617333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4776" calcext:value-type="float">
            <text:p>734776</text:p>
          </table:table-cell>
          <table:table-cell office:value-type="float" office:value="706016" calcext:value-type="float">
            <text:p>70601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016" calcext:value-type="float">
            <text:p>2101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89616" calcext:value-type="float">
            <text:p>896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1020" calcext:value-type="float">
            <text:p>410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03" calcext:value-type="date">
            <text:p>2022-03-04 16:02:03</text:p>
          </table:table-cell>
          <table:table-cell office:value-type="float" office:value="61940712" calcext:value-type="float">
            <text:p>619407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6760" calcext:value-type="float">
            <text:p>526760</text:p>
          </table:table-cell>
          <table:table-cell office:value-type="float" office:value="498000" calcext:value-type="float">
            <text:p>49800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858" calcext:value-type="float">
            <text:p>958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47853" calcext:value-type="float">
            <text:p>2478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08" calcext:value-type="date">
            <text:p>2022-03-04 16:02:08</text:p>
          </table:table-cell>
          <table:table-cell office:value-type="float" office:value="61783220" calcext:value-type="float">
            <text:p>617832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2" calcext:value-type="float">
            <text:p>11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82372" calcext:value-type="float">
            <text:p>682372</text:p>
          </table:table-cell>
          <table:table-cell office:value-type="float" office:value="653612" calcext:value-type="float">
            <text:p>65361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606" calcext:value-type="float">
            <text:p>1006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98459" calcext:value-type="float">
            <text:p>3984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13" calcext:value-type="date">
            <text:p>2022-03-04 16:02:13</text:p>
          </table:table-cell>
          <table:table-cell office:value-type="float" office:value="61740632" calcext:value-type="float">
            <text:p>617406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3" calcext:value-type="float">
            <text:p>11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7832" calcext:value-type="float">
            <text:p>727832</text:p>
          </table:table-cell>
          <table:table-cell office:value-type="float" office:value="699072" calcext:value-type="float">
            <text:p>69907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745" calcext:value-type="float">
            <text:p>597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52222" calcext:value-type="float">
            <text:p>3522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18" calcext:value-type="date">
            <text:p>2022-03-04 16:02:18</text:p>
          </table:table-cell>
          <table:table-cell office:value-type="float" office:value="61799364" calcext:value-type="float">
            <text:p>617993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3" calcext:value-type="float">
            <text:p>11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64612" calcext:value-type="float">
            <text:p>664612</text:p>
          </table:table-cell>
          <table:table-cell office:value-type="float" office:value="635852" calcext:value-type="float">
            <text:p>63585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413" calcext:value-type="float">
            <text:p>674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7659" calcext:value-type="float">
            <text:p>2876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23" calcext:value-type="date">
            <text:p>2022-03-04 16:02:23</text:p>
          </table:table-cell>
          <table:table-cell office:value-type="float" office:value="61730080" calcext:value-type="float">
            <text:p>617300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25" calcext:value-type="float">
            <text:p>1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6116" calcext:value-type="float">
            <text:p>736116</text:p>
          </table:table-cell>
          <table:table-cell office:value-type="float" office:value="707356" calcext:value-type="float">
            <text:p>70735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176" calcext:value-type="float">
            <text:p>1171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14855" calcext:value-type="float">
            <text:p>2148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6160" calcext:value-type="float">
            <text:p>4616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28" calcext:value-type="date">
            <text:p>2022-03-04 16:02:28</text:p>
          </table:table-cell>
          <table:table-cell office:value-type="float" office:value="61766632" calcext:value-type="float">
            <text:p>617666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56" calcext:value-type="float">
            <text:p>11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23008" calcext:value-type="float">
            <text:p>623008</text:p>
          </table:table-cell>
          <table:table-cell office:value-type="float" office:value="594248" calcext:value-type="float">
            <text:p>59424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113" calcext:value-type="float">
            <text:p>1551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7927" calcext:value-type="float">
            <text:p>3479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33" calcext:value-type="date">
            <text:p>2022-03-04 16:02:33</text:p>
          </table:table-cell>
          <table:table-cell office:value-type="float" office:value="61754224" calcext:value-type="float">
            <text:p>617542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56" calcext:value-type="float">
            <text:p>11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39248" calcext:value-type="float">
            <text:p>639248</text:p>
          </table:table-cell>
          <table:table-cell office:value-type="float" office:value="610488" calcext:value-type="float">
            <text:p>61048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216" calcext:value-type="float">
            <text:p>1621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8755" calcext:value-type="float">
            <text:p>30875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38" calcext:value-type="date">
            <text:p>2022-03-04 16:02:38</text:p>
          </table:table-cell>
          <table:table-cell office:value-type="float" office:value="61690776" calcext:value-type="float">
            <text:p>616907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56" calcext:value-type="float">
            <text:p>11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02304" calcext:value-type="float">
            <text:p>702304</text:p>
          </table:table-cell>
          <table:table-cell office:value-type="float" office:value="673544" calcext:value-type="float">
            <text:p>67354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62" calcext:value-type="float">
            <text:p>272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35605" calcext:value-type="float">
            <text:p>2356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43" calcext:value-type="date">
            <text:p>2022-03-04 16:02:43</text:p>
          </table:table-cell>
          <table:table-cell office:value-type="float" office:value="61658288" calcext:value-type="float">
            <text:p>6165828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9" calcext:value-type="float">
            <text:p>11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7692" calcext:value-type="float">
            <text:p>737692</text:p>
          </table:table-cell>
          <table:table-cell office:value-type="float" office:value="708932" calcext:value-type="float">
            <text:p>70893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966" calcext:value-type="float">
            <text:p>1079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1850" calcext:value-type="float">
            <text:p>2218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48" calcext:value-type="date">
            <text:p>2022-03-04 16:02:48</text:p>
          </table:table-cell>
          <table:table-cell office:value-type="float" office:value="61662076" calcext:value-type="float">
            <text:p>616620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9" calcext:value-type="float">
            <text:p>11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5692" calcext:value-type="float">
            <text:p>735692</text:p>
          </table:table-cell>
          <table:table-cell office:value-type="float" office:value="706932" calcext:value-type="float">
            <text:p>70693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835" calcext:value-type="float">
            <text:p>348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85474" calcext:value-type="float">
            <text:p>8547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53" calcext:value-type="date">
            <text:p>2022-03-04 16:02:53</text:p>
          </table:table-cell>
          <table:table-cell office:value-type="float" office:value="61635372" calcext:value-type="float">
            <text:p>616353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49" calcext:value-type="float">
            <text:p>11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62408" calcext:value-type="float">
            <text:p>762408</text:p>
          </table:table-cell>
          <table:table-cell office:value-type="float" office:value="733648" calcext:value-type="float">
            <text:p>73364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30" calcext:value-type="float">
            <text:p>8330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68727" calcext:value-type="float">
            <text:p>2687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2:58" calcext:value-type="date">
            <text:p>2022-03-04 16:02:58</text:p>
          </table:table-cell>
          <table:table-cell office:value-type="float" office:value="61733492" calcext:value-type="float">
            <text:p>6173349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46" calcext:value-type="float">
            <text:p>11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62416" calcext:value-type="float">
            <text:p>662416</text:p>
          </table:table-cell>
          <table:table-cell office:value-type="float" office:value="633656" calcext:value-type="float">
            <text:p>63365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219" calcext:value-type="float">
            <text:p>672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0576" calcext:value-type="float">
            <text:p>29057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03" calcext:value-type="date">
            <text:p>2022-03-04 16:03:03</text:p>
          </table:table-cell>
          <table:table-cell office:value-type="float" office:value="61755948" calcext:value-type="float">
            <text:p>6175594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7" calcext:value-type="float">
            <text:p>1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38140" calcext:value-type="float">
            <text:p>638140</text:p>
          </table:table-cell>
          <table:table-cell office:value-type="float" office:value="609380" calcext:value-type="float">
            <text:p>60938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722" calcext:value-type="float">
            <text:p>597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71385" calcext:value-type="float">
            <text:p>3713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08" calcext:value-type="date">
            <text:p>2022-03-04 16:03:08</text:p>
          </table:table-cell>
          <table:table-cell office:value-type="float" office:value="61699508" calcext:value-type="float">
            <text:p>6169950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8" calcext:value-type="float">
            <text:p>11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95256" calcext:value-type="float">
            <text:p>695256</text:p>
          </table:table-cell>
          <table:table-cell office:value-type="float" office:value="666496" calcext:value-type="float">
            <text:p>66649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158" calcext:value-type="float">
            <text:p>351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2728" calcext:value-type="float">
            <text:p>302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13" calcext:value-type="date">
            <text:p>2022-03-04 16:03:13</text:p>
          </table:table-cell>
          <table:table-cell office:value-type="float" office:value="61638540" calcext:value-type="float">
            <text:p>616385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8" calcext:value-type="float">
            <text:p>11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58012" calcext:value-type="float">
            <text:p>758012</text:p>
          </table:table-cell>
          <table:table-cell office:value-type="float" office:value="729252" calcext:value-type="float">
            <text:p>729252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704" calcext:value-type="float">
            <text:p>112704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14386" calcext:value-type="float">
            <text:p>2143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18" calcext:value-type="date">
            <text:p>2022-03-04 16:03:18</text:p>
          </table:table-cell>
          <table:table-cell office:value-type="float" office:value="61693232" calcext:value-type="float">
            <text:p>616932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8" calcext:value-type="float">
            <text:p>11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03568" calcext:value-type="float">
            <text:p>703568</text:p>
          </table:table-cell>
          <table:table-cell office:value-type="float" office:value="674808" calcext:value-type="float">
            <text:p>674808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0489" calcext:value-type="float">
            <text:p>1304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96331" calcext:value-type="float">
            <text:p>3963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23" calcext:value-type="date">
            <text:p>2022-03-04 16:03:23</text:p>
          </table:table-cell>
          <table:table-cell office:value-type="float" office:value="61658720" calcext:value-type="float">
            <text:p>616587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9" calcext:value-type="float">
            <text:p>11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7564" calcext:value-type="float">
            <text:p>737564</text:p>
          </table:table-cell>
          <table:table-cell office:value-type="float" office:value="708804" calcext:value-type="float">
            <text:p>70880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237" calcext:value-type="float">
            <text:p>94237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1586" calcext:value-type="float">
            <text:p>3215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28" calcext:value-type="date">
            <text:p>2022-03-04 16:03:28</text:p>
          </table:table-cell>
          <table:table-cell office:value-type="float" office:value="61647916" calcext:value-type="float">
            <text:p>616479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9" calcext:value-type="float">
            <text:p>11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7196" calcext:value-type="float">
            <text:p>747196</text:p>
          </table:table-cell>
          <table:table-cell office:value-type="float" office:value="718436" calcext:value-type="float">
            <text:p>718436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976" calcext:value-type="float">
            <text:p>1539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3696" calcext:value-type="float">
            <text:p>4336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33" calcext:value-type="date">
            <text:p>2022-03-04 16:03:33</text:p>
          </table:table-cell>
          <table:table-cell office:value-type="float" office:value="61665316" calcext:value-type="float">
            <text:p>616653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28344" calcext:value-type="float">
            <text:p>728344</text:p>
          </table:table-cell>
          <table:table-cell office:value-type="float" office:value="699584" calcext:value-type="float">
            <text:p>699584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102" calcext:value-type="float">
            <text:p>111102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6" calcext:value-type="float">
            <text:p>13796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20692" calcext:value-type="float">
            <text:p>42069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7468" calcext:value-type="float">
            <text:p>5746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T16:03:38" calcext:value-type="date">
            <text:p>2022-03-04 16:03:38</text:p>
          </table:table-cell>
          <table:table-cell office:value-type="float" office:value="61639884" calcext:value-type="float">
            <text:p>6163988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49" calcext:value-type="float">
            <text:p>11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56440" calcext:value-type="float">
            <text:p>756440</text:p>
          </table:table-cell>
          <table:table-cell office:value-type="float" office:value="727680" calcext:value-type="float">
            <text:p>727680</text:p>
          </table:table-cell>
          <table:table-cell office:value-type="float" office:value="28760" calcext:value-type="float">
            <text:p>2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177" calcext:value-type="float">
            <text:p>1421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55" calcext:value-type="float">
            <text:p>185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0900" calcext:value-type="float">
            <text:p>3109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ohne-autotrim" table:style-name="ta1">
        <table:table-column table:style-name="co2" table:default-cell-style-name="ce1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2-03-04 14:18:27</text:p>
          </table:table-cell>
          <table:table-cell office:value-type="float" office:value="62633248" calcext:value-type="float">
            <text:p>626332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860" calcext:value-type="float">
            <text:p>31860</text:p>
          </table:table-cell>
          <table:table-cell office:value-type="float" office:value="8200" calcext:value-type="float">
            <text:p>8200</text:p>
          </table:table-cell>
          <table:table-cell office:value-type="float" office:value="23660" calcext:value-type="float">
            <text:p>23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408" calcext:value-type="float">
            <text:p>41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4 14:18:32</text:p>
          </table:table-cell>
          <table:table-cell office:value-type="float" office:value="61979952" calcext:value-type="float">
            <text:p>619799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85716" calcext:value-type="float">
            <text:p>685716</text:p>
          </table:table-cell>
          <table:table-cell office:value-type="float" office:value="657104" calcext:value-type="float">
            <text:p>6571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848" calcext:value-type="float">
            <text:p>28848</text:p>
          </table:table-cell>
          <table:table-cell office:value-type="float" office:value="25261" calcext:value-type="float">
            <text:p>25261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690" calcext:value-type="float">
            <text:p>50690</text:p>
          </table:table-cell>
          <table:table-cell office:value-type="float" office:value="14144" calcext:value-type="float">
            <text:p>14144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98" calcext:value-type="float">
            <text:p>1898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401374" calcext:value-type="float">
            <text:p>40137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9992" calcext:value-type="float">
            <text:p>39992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2967" calcext:value-type="float">
            <text:p>2967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37</text:p>
          </table:table-cell>
          <table:table-cell office:value-type="float" office:value="61866056" calcext:value-type="float">
            <text:p>618660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01440" calcext:value-type="float">
            <text:p>801440</text:p>
          </table:table-cell>
          <table:table-cell office:value-type="float" office:value="772828" calcext:value-type="float">
            <text:p>7728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630" calcext:value-type="float">
            <text:p>11663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76480" calcext:value-type="float">
            <text:p>2764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2-03-04 14:18:43</text:p>
          </table:table-cell>
          <table:table-cell office:value-type="float" office:value="61812648" calcext:value-type="float">
            <text:p>618126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5292" calcext:value-type="float">
            <text:p>855292</text:p>
          </table:table-cell>
          <table:table-cell office:value-type="float" office:value="826680" calcext:value-type="float">
            <text:p>82668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632" calcext:value-type="float">
            <text:p>6863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73898" calcext:value-type="float">
            <text:p>2738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48</text:p>
          </table:table-cell>
          <table:table-cell office:value-type="float" office:value="61809140" calcext:value-type="float">
            <text:p>618091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7928" calcext:value-type="float">
            <text:p>857928</text:p>
          </table:table-cell>
          <table:table-cell office:value-type="float" office:value="829316" calcext:value-type="float">
            <text:p>82931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915" calcext:value-type="float">
            <text:p>1319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36102" calcext:value-type="float">
            <text:p>2361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53</text:p>
          </table:table-cell>
          <table:table-cell office:value-type="float" office:value="61791000" calcext:value-type="float">
            <text:p>617910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81" calcext:value-type="float">
            <text:p>11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5916" calcext:value-type="float">
            <text:p>875916</text:p>
          </table:table-cell>
          <table:table-cell office:value-type="float" office:value="847304" calcext:value-type="float">
            <text:p>8473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49" calcext:value-type="float">
            <text:p>1037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18493" calcext:value-type="float">
            <text:p>21849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8:58</text:p>
          </table:table-cell>
          <table:table-cell office:value-type="float" office:value="61760268" calcext:value-type="float">
            <text:p>6176026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5264" calcext:value-type="float">
            <text:p>905264</text:p>
          </table:table-cell>
          <table:table-cell office:value-type="float" office:value="876652" calcext:value-type="float">
            <text:p>8766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630" calcext:value-type="float">
            <text:p>11663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7" calcext:value-type="float">
            <text:p>13777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22986" calcext:value-type="float">
            <text:p>2229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03</text:p>
          </table:table-cell>
          <table:table-cell office:value-type="float" office:value="61749948" calcext:value-type="float">
            <text:p>617499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224" calcext:value-type="float">
            <text:p>915224</text:p>
          </table:table-cell>
          <table:table-cell office:value-type="float" office:value="886612" calcext:value-type="float">
            <text:p>88661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998" calcext:value-type="float">
            <text:p>10699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9" calcext:value-type="float">
            <text:p>1377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30509" calcext:value-type="float">
            <text:p>2305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08</text:p>
          </table:table-cell>
          <table:table-cell office:value-type="float" office:value="61739140" calcext:value-type="float">
            <text:p>617391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3" calcext:value-type="float">
            <text:p>11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4508" calcext:value-type="float">
            <text:p>924508</text:p>
          </table:table-cell>
          <table:table-cell office:value-type="float" office:value="895896" calcext:value-type="float">
            <text:p>8958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331" calcext:value-type="float">
            <text:p>3633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39493" calcext:value-type="float">
            <text:p>339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5132" calcext:value-type="float">
            <text:p>4513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13</text:p>
          </table:table-cell>
          <table:table-cell office:value-type="float" office:value="61731844" calcext:value-type="float">
            <text:p>617318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2004" calcext:value-type="float">
            <text:p>932004</text:p>
          </table:table-cell>
          <table:table-cell office:value-type="float" office:value="903392" calcext:value-type="float">
            <text:p>9033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105" calcext:value-type="float">
            <text:p>2110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2" calcext:value-type="float">
            <text:p>13802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11670" calcext:value-type="float">
            <text:p>3116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18</text:p>
          </table:table-cell>
          <table:table-cell office:value-type="float" office:value="61686640" calcext:value-type="float">
            <text:p>616866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4" calcext:value-type="float">
            <text:p>12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3656" calcext:value-type="float">
            <text:p>933656</text:p>
          </table:table-cell>
          <table:table-cell office:value-type="float" office:value="905044" calcext:value-type="float">
            <text:p>90504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445" calcext:value-type="float">
            <text:p>9744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03877" calcext:value-type="float">
            <text:p>30387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23</text:p>
          </table:table-cell>
          <table:table-cell office:value-type="float" office:value="61682024" calcext:value-type="float">
            <text:p>616820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06" calcext:value-type="float">
            <text:p>12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848" calcext:value-type="float">
            <text:p>937848</text:p>
          </table:table-cell>
          <table:table-cell office:value-type="float" office:value="909236" calcext:value-type="float">
            <text:p>9092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329" calcext:value-type="float">
            <text:p>52329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5" calcext:value-type="float">
            <text:p>13805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8134" calcext:value-type="float">
            <text:p>3281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28</text:p>
          </table:table-cell>
          <table:table-cell office:value-type="float" office:value="61677292" calcext:value-type="float">
            <text:p>6167729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12" calcext:value-type="float">
            <text:p>12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8160" calcext:value-type="float">
            <text:p>948160</text:p>
          </table:table-cell>
          <table:table-cell office:value-type="float" office:value="919548" calcext:value-type="float">
            <text:p>91954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50" calcext:value-type="float">
            <text:p>2515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36178" calcext:value-type="float">
            <text:p>3361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33</text:p>
          </table:table-cell>
          <table:table-cell office:value-type="float" office:value="61673276" calcext:value-type="float">
            <text:p>6167327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212" calcext:value-type="float">
            <text:p>12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5772" calcext:value-type="float">
            <text:p>955772</text:p>
          </table:table-cell>
          <table:table-cell office:value-type="float" office:value="927160" calcext:value-type="float">
            <text:p>9271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462" calcext:value-type="float">
            <text:p>204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7" calcext:value-type="float">
            <text:p>13817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63079" calcext:value-type="float">
            <text:p>3630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38</text:p>
          </table:table-cell>
          <table:table-cell office:value-type="float" office:value="61672780" calcext:value-type="float">
            <text:p>6167278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8772" calcext:value-type="float">
            <text:p>968772</text:p>
          </table:table-cell>
          <table:table-cell office:value-type="float" office:value="940160" calcext:value-type="float">
            <text:p>9401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262" calcext:value-type="float">
            <text:p>222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60606" calcext:value-type="float">
            <text:p>36060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43</text:p>
          </table:table-cell>
          <table:table-cell office:value-type="float" office:value="61666000" calcext:value-type="float">
            <text:p>616660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632" calcext:value-type="float">
            <text:p>976632</text:p>
          </table:table-cell>
          <table:table-cell office:value-type="float" office:value="948020" calcext:value-type="float">
            <text:p>94802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258" calcext:value-type="float">
            <text:p>1072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36960" calcext:value-type="float">
            <text:p>33696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48</text:p>
          </table:table-cell>
          <table:table-cell office:value-type="float" office:value="61665252" calcext:value-type="float">
            <text:p>6166525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198" calcext:value-type="float">
            <text:p>11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7808" calcext:value-type="float">
            <text:p>977808</text:p>
          </table:table-cell>
          <table:table-cell office:value-type="float" office:value="949196" calcext:value-type="float">
            <text:p>949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641" calcext:value-type="float">
            <text:p>536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36604" calcext:value-type="float">
            <text:p>3366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53</text:p>
          </table:table-cell>
          <table:table-cell office:value-type="float" office:value="61684440" calcext:value-type="float">
            <text:p>616844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7840" calcext:value-type="float">
            <text:p>977840</text:p>
          </table:table-cell>
          <table:table-cell office:value-type="float" office:value="949228" calcext:value-type="float">
            <text:p>9492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357" calcext:value-type="float">
            <text:p>443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9" calcext:value-type="float">
            <text:p>1381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40962" calcext:value-type="float">
            <text:p>3409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19:58</text:p>
          </table:table-cell>
          <table:table-cell office:value-type="float" office:value="61683692" calcext:value-type="float">
            <text:p>616836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7996" calcext:value-type="float">
            <text:p>977996</text:p>
          </table:table-cell>
          <table:table-cell office:value-type="float" office:value="949384" calcext:value-type="float">
            <text:p>94938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365" calcext:value-type="float">
            <text:p>493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3914" calcext:value-type="float">
            <text:p>3439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03</text:p>
          </table:table-cell>
          <table:table-cell office:value-type="float" office:value="61683460" calcext:value-type="float">
            <text:p>616834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8264" calcext:value-type="float">
            <text:p>978264</text:p>
          </table:table-cell>
          <table:table-cell office:value-type="float" office:value="949652" calcext:value-type="float">
            <text:p>9496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097" calcext:value-type="float">
            <text:p>740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829" calcext:value-type="float">
            <text:p>34282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08</text:p>
          </table:table-cell>
          <table:table-cell office:value-type="float" office:value="61679952" calcext:value-type="float">
            <text:p>616799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0724" calcext:value-type="float">
            <text:p>980724</text:p>
          </table:table-cell>
          <table:table-cell office:value-type="float" office:value="952112" calcext:value-type="float">
            <text:p>95211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484" calcext:value-type="float">
            <text:p>824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0889" calcext:value-type="float">
            <text:p>32088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13</text:p>
          </table:table-cell>
          <table:table-cell office:value-type="float" office:value="61674696" calcext:value-type="float">
            <text:p>616746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7344" calcext:value-type="float">
            <text:p>987344</text:p>
          </table:table-cell>
          <table:table-cell office:value-type="float" office:value="958732" calcext:value-type="float">
            <text:p>95873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039" calcext:value-type="float">
            <text:p>870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0515" calcext:value-type="float">
            <text:p>3205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18</text:p>
          </table:table-cell>
          <table:table-cell office:value-type="float" office:value="61673660" calcext:value-type="float">
            <text:p>616736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8328" calcext:value-type="float">
            <text:p>988328</text:p>
          </table:table-cell>
          <table:table-cell office:value-type="float" office:value="959716" calcext:value-type="float">
            <text:p>95971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98" calcext:value-type="float">
            <text:p>257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9" calcext:value-type="float">
            <text:p>1383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7001" calcext:value-type="float">
            <text:p>29700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23</text:p>
          </table:table-cell>
          <table:table-cell office:value-type="float" office:value="61673156" calcext:value-type="float">
            <text:p>616731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8688" calcext:value-type="float">
            <text:p>988688</text:p>
          </table:table-cell>
          <table:table-cell office:value-type="float" office:value="960076" calcext:value-type="float">
            <text:p>9600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702" calcext:value-type="float">
            <text:p>8770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9" calcext:value-type="float">
            <text:p>13839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4059" calcext:value-type="float">
            <text:p>3040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28</text:p>
          </table:table-cell>
          <table:table-cell office:value-type="float" office:value="61668132" calcext:value-type="float">
            <text:p>6166813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3216" calcext:value-type="float">
            <text:p>993216</text:p>
          </table:table-cell>
          <table:table-cell office:value-type="float" office:value="964604" calcext:value-type="float">
            <text:p>9646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816" calcext:value-type="float">
            <text:p>15481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7966" calcext:value-type="float">
            <text:p>3179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33</text:p>
          </table:table-cell>
          <table:table-cell office:value-type="float" office:value="61665872" calcext:value-type="float">
            <text:p>616658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6408" calcext:value-type="float">
            <text:p>996408</text:p>
          </table:table-cell>
          <table:table-cell office:value-type="float" office:value="967796" calcext:value-type="float">
            <text:p>9677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136" calcext:value-type="float">
            <text:p>1001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1244" calcext:value-type="float">
            <text:p>4312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38</text:p>
          </table:table-cell>
          <table:table-cell office:value-type="float" office:value="61661092" calcext:value-type="float">
            <text:p>616610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1696" calcext:value-type="float">
            <text:p>1001696</text:p>
          </table:table-cell>
          <table:table-cell office:value-type="float" office:value="973084" calcext:value-type="float">
            <text:p>97308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557" calcext:value-type="float">
            <text:p>725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5150" calcext:value-type="float">
            <text:p>2851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43</text:p>
          </table:table-cell>
          <table:table-cell office:value-type="float" office:value="61660848" calcext:value-type="float">
            <text:p>616608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1992" calcext:value-type="float">
            <text:p>1001992</text:p>
          </table:table-cell>
          <table:table-cell office:value-type="float" office:value="973380" calcext:value-type="float">
            <text:p>97338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389" calcext:value-type="float">
            <text:p>1093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6063" calcext:value-type="float">
            <text:p>2860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48</text:p>
          </table:table-cell>
          <table:table-cell office:value-type="float" office:value="61654820" calcext:value-type="float">
            <text:p>616548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6788" calcext:value-type="float">
            <text:p>1006788</text:p>
          </table:table-cell>
          <table:table-cell office:value-type="float" office:value="978176" calcext:value-type="float">
            <text:p>9781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338" calcext:value-type="float">
            <text:p>473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3934" calcext:value-type="float">
            <text:p>2839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53</text:p>
          </table:table-cell>
          <table:table-cell office:value-type="float" office:value="61654076" calcext:value-type="float">
            <text:p>616540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55" calcext:value-type="float">
            <text:p>11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7984" calcext:value-type="float">
            <text:p>1007984</text:p>
          </table:table-cell>
          <table:table-cell office:value-type="float" office:value="979372" calcext:value-type="float">
            <text:p>97937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467" calcext:value-type="float">
            <text:p>584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77620" calcext:value-type="float">
            <text:p>2776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0:58</text:p>
          </table:table-cell>
          <table:table-cell office:value-type="float" office:value="61652576" calcext:value-type="float">
            <text:p>6165257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9040" calcext:value-type="float">
            <text:p>1009040</text:p>
          </table:table-cell>
          <table:table-cell office:value-type="float" office:value="980428" calcext:value-type="float">
            <text:p>98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642" calcext:value-type="float">
            <text:p>1226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6024" calcext:value-type="float">
            <text:p>2560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03</text:p>
          </table:table-cell>
          <table:table-cell office:value-type="float" office:value="61652340" calcext:value-type="float">
            <text:p>616523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9040" calcext:value-type="float">
            <text:p>1009040</text:p>
          </table:table-cell>
          <table:table-cell office:value-type="float" office:value="980428" calcext:value-type="float">
            <text:p>98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122" calcext:value-type="float">
            <text:p>411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51695" calcext:value-type="float">
            <text:p>3516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08</text:p>
          </table:table-cell>
          <table:table-cell office:value-type="float" office:value="61650348" calcext:value-type="float">
            <text:p>616503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9852" calcext:value-type="float">
            <text:p>1009852</text:p>
          </table:table-cell>
          <table:table-cell office:value-type="float" office:value="981240" calcext:value-type="float">
            <text:p>98124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019" calcext:value-type="float">
            <text:p>670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6130" calcext:value-type="float">
            <text:p>3061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13</text:p>
          </table:table-cell>
          <table:table-cell office:value-type="float" office:value="61649104" calcext:value-type="float">
            <text:p>616491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0648" calcext:value-type="float">
            <text:p>1010648</text:p>
          </table:table-cell>
          <table:table-cell office:value-type="float" office:value="982036" calcext:value-type="float">
            <text:p>9820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1570" calcext:value-type="float">
            <text:p>715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3506" calcext:value-type="float">
            <text:p>4635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18</text:p>
          </table:table-cell>
          <table:table-cell office:value-type="float" office:value="61648608" calcext:value-type="float">
            <text:p>616486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1572" calcext:value-type="float">
            <text:p>1011572</text:p>
          </table:table-cell>
          <table:table-cell office:value-type="float" office:value="982960" calcext:value-type="float">
            <text:p>9829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610" calcext:value-type="float">
            <text:p>13261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0867" calcext:value-type="float">
            <text:p>46086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23</text:p>
          </table:table-cell>
          <table:table-cell office:value-type="float" office:value="61648364" calcext:value-type="float">
            <text:p>616483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1780" calcext:value-type="float">
            <text:p>1011780</text:p>
          </table:table-cell>
          <table:table-cell office:value-type="float" office:value="983168" calcext:value-type="float">
            <text:p>98316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606" calcext:value-type="float">
            <text:p>436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3" calcext:value-type="float">
            <text:p>13843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3148" calcext:value-type="float">
            <text:p>4631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28</text:p>
          </table:table-cell>
          <table:table-cell office:value-type="float" office:value="61648128" calcext:value-type="float">
            <text:p>616481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5" calcext:value-type="float">
            <text:p>1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1808" calcext:value-type="float">
            <text:p>1011808</text:p>
          </table:table-cell>
          <table:table-cell office:value-type="float" office:value="983196" calcext:value-type="float">
            <text:p>983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068" calcext:value-type="float">
            <text:p>820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0314" calcext:value-type="float">
            <text:p>4603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33</text:p>
          </table:table-cell>
          <table:table-cell office:value-type="float" office:value="61645872" calcext:value-type="float">
            <text:p>616458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4768" calcext:value-type="float">
            <text:p>1014768</text:p>
          </table:table-cell>
          <table:table-cell office:value-type="float" office:value="986156" calcext:value-type="float">
            <text:p>98615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360" calcext:value-type="float">
            <text:p>1523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1123" calcext:value-type="float">
            <text:p>4311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38</text:p>
          </table:table-cell>
          <table:table-cell office:value-type="float" office:value="61645644" calcext:value-type="float">
            <text:p>616456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4768" calcext:value-type="float">
            <text:p>1014768</text:p>
          </table:table-cell>
          <table:table-cell office:value-type="float" office:value="986156" calcext:value-type="float">
            <text:p>98615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82" calcext:value-type="float">
            <text:p>357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25396" calcext:value-type="float">
            <text:p>4253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43</text:p>
          </table:table-cell>
          <table:table-cell office:value-type="float" office:value="61645400" calcext:value-type="float">
            <text:p>616454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028" calcext:value-type="float">
            <text:p>1015028</text:p>
          </table:table-cell>
          <table:table-cell office:value-type="float" office:value="986416" calcext:value-type="float">
            <text:p>98641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549" calcext:value-type="float">
            <text:p>1205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38889" calcext:value-type="float">
            <text:p>43888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48</text:p>
          </table:table-cell>
          <table:table-cell office:value-type="float" office:value="61643664" calcext:value-type="float">
            <text:p>616436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092" calcext:value-type="float">
            <text:p>1015092</text:p>
          </table:table-cell>
          <table:table-cell office:value-type="float" office:value="986480" calcext:value-type="float">
            <text:p>98648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076" calcext:value-type="float">
            <text:p>1010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43860" calcext:value-type="float">
            <text:p>4438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53</text:p>
          </table:table-cell>
          <table:table-cell office:value-type="float" office:value="61643172" calcext:value-type="float">
            <text:p>616431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172" calcext:value-type="float">
            <text:p>1015172</text:p>
          </table:table-cell>
          <table:table-cell office:value-type="float" office:value="986560" calcext:value-type="float">
            <text:p>9865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244" calcext:value-type="float">
            <text:p>1582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97401" calcext:value-type="float">
            <text:p>1974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1:58</text:p>
          </table:table-cell>
          <table:table-cell office:value-type="float" office:value="61643184" calcext:value-type="float">
            <text:p>616431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172" calcext:value-type="float">
            <text:p>1015172</text:p>
          </table:table-cell>
          <table:table-cell office:value-type="float" office:value="986560" calcext:value-type="float">
            <text:p>9865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70" calcext:value-type="float">
            <text:p>180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6319" calcext:value-type="float">
            <text:p>1863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03</text:p>
          </table:table-cell>
          <table:table-cell office:value-type="float" office:value="61642696" calcext:value-type="float">
            <text:p>616426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55" calcext:value-type="float">
            <text:p>1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6588" calcext:value-type="float">
            <text:p>1016588</text:p>
          </table:table-cell>
          <table:table-cell office:value-type="float" office:value="987976" calcext:value-type="float">
            <text:p>9879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163" calcext:value-type="float">
            <text:p>15516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06649" calcext:value-type="float">
            <text:p>20664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08</text:p>
          </table:table-cell>
          <table:table-cell office:value-type="float" office:value="61640444" calcext:value-type="float">
            <text:p>616404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416" calcext:value-type="float">
            <text:p>1017416</text:p>
          </table:table-cell>
          <table:table-cell office:value-type="float" office:value="988804" calcext:value-type="float">
            <text:p>9888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954" calcext:value-type="float">
            <text:p>199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9316" calcext:value-type="float">
            <text:p>1393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13</text:p>
          </table:table-cell>
          <table:table-cell office:value-type="float" office:value="61640220" calcext:value-type="float">
            <text:p>616402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416" calcext:value-type="float">
            <text:p>1017416</text:p>
          </table:table-cell>
          <table:table-cell office:value-type="float" office:value="988804" calcext:value-type="float">
            <text:p>9888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560" calcext:value-type="float">
            <text:p>1335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96795" calcext:value-type="float">
            <text:p>3967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18</text:p>
          </table:table-cell>
          <table:table-cell office:value-type="float" office:value="61640220" calcext:value-type="float">
            <text:p>616402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416" calcext:value-type="float">
            <text:p>1017416</text:p>
          </table:table-cell>
          <table:table-cell office:value-type="float" office:value="988804" calcext:value-type="float">
            <text:p>98880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811" calcext:value-type="float">
            <text:p>458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7408" calcext:value-type="float">
            <text:p>25740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23</text:p>
          </table:table-cell>
          <table:table-cell office:value-type="float" office:value="61641048" calcext:value-type="float">
            <text:p>6164104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7568" calcext:value-type="float">
            <text:p>1017568</text:p>
          </table:table-cell>
          <table:table-cell office:value-type="float" office:value="988956" calcext:value-type="float">
            <text:p>98895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82" calcext:value-type="float">
            <text:p>157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64557" calcext:value-type="float">
            <text:p>2645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28</text:p>
          </table:table-cell>
          <table:table-cell office:value-type="float" office:value="61640252" calcext:value-type="float">
            <text:p>616402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352" calcext:value-type="float">
            <text:p>1018352</text:p>
          </table:table-cell>
          <table:table-cell office:value-type="float" office:value="989740" calcext:value-type="float">
            <text:p>98974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777" calcext:value-type="float">
            <text:p>457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75860" calcext:value-type="float">
            <text:p>3758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33</text:p>
          </table:table-cell>
          <table:table-cell office:value-type="float" office:value="61640012" calcext:value-type="float">
            <text:p>616400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788" calcext:value-type="float">
            <text:p>1018788</text:p>
          </table:table-cell>
          <table:table-cell office:value-type="float" office:value="990176" calcext:value-type="float">
            <text:p>9901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858" calcext:value-type="float">
            <text:p>1618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08343" calcext:value-type="float">
            <text:p>4083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38</text:p>
          </table:table-cell>
          <table:table-cell office:value-type="float" office:value="61639760" calcext:value-type="float">
            <text:p>616397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5" calcext:value-type="float">
            <text:p>11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788" calcext:value-type="float">
            <text:p>1018788</text:p>
          </table:table-cell>
          <table:table-cell office:value-type="float" office:value="990176" calcext:value-type="float">
            <text:p>9901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752" calcext:value-type="float">
            <text:p>1007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4" calcext:value-type="float">
            <text:p>13844</text:p>
          </table:table-cell>
          <table:table-cell office:value-type="float" office:value="2048" calcext:value-type="float">
            <text:p>2048</text:p>
          </table:table-cell>
          <table:table-cell office:value-type="float" office:value="1865" calcext:value-type="float">
            <text:p>1865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5069" calcext:value-type="float">
            <text:p>38506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43</text:p>
          </table:table-cell>
          <table:table-cell office:value-type="float" office:value="61640028" calcext:value-type="float">
            <text:p>616400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366" calcext:value-type="float">
            <text:p>873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816" calcext:value-type="float">
            <text:p>3428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-03-04 14:22:48</text:p>
          </table:table-cell>
          <table:table-cell office:value-type="float" office:value="61639452" calcext:value-type="float">
            <text:p>616394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319" calcext:value-type="float">
            <text:p>1133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245" calcext:value-type="float">
            <text:p>3422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53</text:p>
          </table:table-cell>
          <table:table-cell office:value-type="float" office:value="61638296" calcext:value-type="float">
            <text:p>616382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464" calcext:value-type="float">
            <text:p>424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6488" calcext:value-type="float">
            <text:p>32648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2:58</text:p>
          </table:table-cell>
          <table:table-cell office:value-type="float" office:value="61637808" calcext:value-type="float">
            <text:p>616378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040" calcext:value-type="float">
            <text:p>1019040</text:p>
          </table:table-cell>
          <table:table-cell office:value-type="float" office:value="990428" calcext:value-type="float">
            <text:p>9904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825" calcext:value-type="float">
            <text:p>1118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6571" calcext:value-type="float">
            <text:p>3165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03</text:p>
          </table:table-cell>
          <table:table-cell office:value-type="float" office:value="61637312" calcext:value-type="float">
            <text:p>616373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68" calcext:value-type="float">
            <text:p>11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304" calcext:value-type="float">
            <text:p>1019304</text:p>
          </table:table-cell>
          <table:table-cell office:value-type="float" office:value="990692" calcext:value-type="float">
            <text:p>9906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125" calcext:value-type="float">
            <text:p>1261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6381" calcext:value-type="float">
            <text:p>3263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08</text:p>
          </table:table-cell>
          <table:table-cell office:value-type="float" office:value="61637088" calcext:value-type="float">
            <text:p>616370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700" calcext:value-type="float">
            <text:p>1019700</text:p>
          </table:table-cell>
          <table:table-cell office:value-type="float" office:value="991088" calcext:value-type="float">
            <text:p>9910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371" calcext:value-type="float">
            <text:p>10637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6760" calcext:value-type="float">
            <text:p>3167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13</text:p>
          </table:table-cell>
          <table:table-cell office:value-type="float" office:value="61636340" calcext:value-type="float">
            <text:p>6163634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9700" calcext:value-type="float">
            <text:p>1019700</text:p>
          </table:table-cell>
          <table:table-cell office:value-type="float" office:value="991088" calcext:value-type="float">
            <text:p>9910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593" calcext:value-type="float">
            <text:p>245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6357" calcext:value-type="float">
            <text:p>2863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18</text:p>
          </table:table-cell>
          <table:table-cell office:value-type="float" office:value="61635820" calcext:value-type="float">
            <text:p>616358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0204" calcext:value-type="float">
            <text:p>1020204</text:p>
          </table:table-cell>
          <table:table-cell office:value-type="float" office:value="991592" calcext:value-type="float">
            <text:p>9915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9808" calcext:value-type="float">
            <text:p>1398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0127" calcext:value-type="float">
            <text:p>3001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23</text:p>
          </table:table-cell>
          <table:table-cell office:value-type="float" office:value="61634080" calcext:value-type="float">
            <text:p>616340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7" calcext:value-type="float">
            <text:p>11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372" calcext:value-type="float">
            <text:p>1023372</text:p>
          </table:table-cell>
          <table:table-cell office:value-type="float" office:value="994760" calcext:value-type="float">
            <text:p>9947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041" calcext:value-type="float">
            <text:p>1190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02910" calcext:value-type="float">
            <text:p>3029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28</text:p>
          </table:table-cell>
          <table:table-cell office:value-type="float" office:value="61632484" calcext:value-type="float">
            <text:p>6163248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836" calcext:value-type="float">
            <text:p>1023836</text:p>
          </table:table-cell>
          <table:table-cell office:value-type="float" office:value="995224" calcext:value-type="float">
            <text:p>99522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533" calcext:value-type="float">
            <text:p>1015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94394" calcext:value-type="float">
            <text:p>29439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33</text:p>
          </table:table-cell>
          <table:table-cell office:value-type="float" office:value="61630372" calcext:value-type="float">
            <text:p>616303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8" calcext:value-type="float">
            <text:p>11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836" calcext:value-type="float">
            <text:p>1023836</text:p>
          </table:table-cell>
          <table:table-cell office:value-type="float" office:value="995224" calcext:value-type="float">
            <text:p>99522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695" calcext:value-type="float">
            <text:p>436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10899" calcext:value-type="float">
            <text:p>4108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38</text:p>
          </table:table-cell>
          <table:table-cell office:value-type="float" office:value="61632624" calcext:value-type="float">
            <text:p>616326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7" calcext:value-type="float">
            <text:p>11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836" calcext:value-type="float">
            <text:p>1023836</text:p>
          </table:table-cell>
          <table:table-cell office:value-type="float" office:value="995224" calcext:value-type="float">
            <text:p>99522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659" calcext:value-type="float">
            <text:p>916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86110" calcext:value-type="float">
            <text:p>2861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43</text:p>
          </table:table-cell>
          <table:table-cell office:value-type="float" office:value="61632888" calcext:value-type="float">
            <text:p>616328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364" calcext:value-type="float">
            <text:p>1024364</text:p>
          </table:table-cell>
          <table:table-cell office:value-type="float" office:value="995752" calcext:value-type="float">
            <text:p>9957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096" calcext:value-type="float">
            <text:p>550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21315" calcext:value-type="float">
            <text:p>3213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2048" calcext:value-type="float">
            <text:p>4204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48</text:p>
          </table:table-cell>
          <table:table-cell office:value-type="float" office:value="61632392" calcext:value-type="float">
            <text:p>6163239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588" calcext:value-type="float">
            <text:p>1024588</text:p>
          </table:table-cell>
          <table:table-cell office:value-type="float" office:value="995976" calcext:value-type="float">
            <text:p>99597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625" calcext:value-type="float">
            <text:p>846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3180" calcext:value-type="float">
            <text:p>3831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53</text:p>
          </table:table-cell>
          <table:table-cell office:value-type="float" office:value="61630980" calcext:value-type="float">
            <text:p>6163098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644" calcext:value-type="float">
            <text:p>1024644</text:p>
          </table:table-cell>
          <table:table-cell office:value-type="float" office:value="996032" calcext:value-type="float">
            <text:p>99603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5" calcext:value-type="float">
            <text:p>927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83001" calcext:value-type="float">
            <text:p>3830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3:58</text:p>
          </table:table-cell>
          <table:table-cell office:value-type="float" office:value="61630988" calcext:value-type="float">
            <text:p>616309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3" calcext:value-type="float">
            <text:p>1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648" calcext:value-type="float">
            <text:p>1024648</text:p>
          </table:table-cell>
          <table:table-cell office:value-type="float" office:value="996036" calcext:value-type="float">
            <text:p>9960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517" calcext:value-type="float">
            <text:p>15051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47486" calcext:value-type="float">
            <text:p>4474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03</text:p>
          </table:table-cell>
          <table:table-cell office:value-type="float" office:value="61630244" calcext:value-type="float">
            <text:p>616302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648" calcext:value-type="float">
            <text:p>1024648</text:p>
          </table:table-cell>
          <table:table-cell office:value-type="float" office:value="996036" calcext:value-type="float">
            <text:p>99603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047" calcext:value-type="float">
            <text:p>3904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464080" calcext:value-type="float">
            <text:p>46408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08</text:p>
          </table:table-cell>
          <table:table-cell office:value-type="float" office:value="61630320" calcext:value-type="float">
            <text:p>616303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900" calcext:value-type="float">
            <text:p>1024900</text:p>
          </table:table-cell>
          <table:table-cell office:value-type="float" office:value="996288" calcext:value-type="float">
            <text:p>9962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00" calcext:value-type="float">
            <text:p>361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07069" calcext:value-type="float">
            <text:p>2070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13</text:p>
          </table:table-cell>
          <table:table-cell office:value-type="float" office:value="61630100" calcext:value-type="float">
            <text:p>616301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4900" calcext:value-type="float">
            <text:p>1024900</text:p>
          </table:table-cell>
          <table:table-cell office:value-type="float" office:value="996288" calcext:value-type="float">
            <text:p>99628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29" calcext:value-type="float">
            <text:p>67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72456" calcext:value-type="float">
            <text:p>1724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4104" calcext:value-type="float">
            <text:p>4410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18</text:p>
          </table:table-cell>
          <table:table-cell office:value-type="float" office:value="61591156" calcext:value-type="float">
            <text:p>615911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5" calcext:value-type="float">
            <text:p>12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164" calcext:value-type="float">
            <text:p>1025164</text:p>
          </table:table-cell>
          <table:table-cell office:value-type="float" office:value="996552" calcext:value-type="float">
            <text:p>9965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78" calcext:value-type="float">
            <text:p>159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38157" calcext:value-type="float">
            <text:p>3381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23</text:p>
          </table:table-cell>
          <table:table-cell office:value-type="float" office:value="61591416" calcext:value-type="float">
            <text:p>615914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06" calcext:value-type="float">
            <text:p>12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164" calcext:value-type="float">
            <text:p>1025164</text:p>
          </table:table-cell>
          <table:table-cell office:value-type="float" office:value="996552" calcext:value-type="float">
            <text:p>99655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684" calcext:value-type="float">
            <text:p>956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0" calcext:value-type="float">
            <text:p>1383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2096" calcext:value-type="float">
            <text:p>3420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28</text:p>
          </table:table-cell>
          <table:table-cell office:value-type="float" office:value="61593724" calcext:value-type="float">
            <text:p>615937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13" calcext:value-type="float">
            <text:p>12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740" calcext:value-type="float">
            <text:p>1025740</text:p>
          </table:table-cell>
          <table:table-cell office:value-type="float" office:value="997128" calcext:value-type="float">
            <text:p>9971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240" calcext:value-type="float">
            <text:p>1262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3056" calcext:value-type="float">
            <text:p>3430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33</text:p>
          </table:table-cell>
          <table:table-cell office:value-type="float" office:value="61603468" calcext:value-type="float">
            <text:p>6160346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99" calcext:value-type="float">
            <text:p>119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740" calcext:value-type="float">
            <text:p>1025740</text:p>
          </table:table-cell>
          <table:table-cell office:value-type="float" office:value="997128" calcext:value-type="float">
            <text:p>9971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62" calcext:value-type="float">
            <text:p>87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44159" calcext:value-type="float">
            <text:p>3441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38</text:p>
          </table:table-cell>
          <table:table-cell office:value-type="float" office:value="61604364" calcext:value-type="float">
            <text:p>616043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98" calcext:value-type="float">
            <text:p>119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740" calcext:value-type="float">
            <text:p>1025740</text:p>
          </table:table-cell>
          <table:table-cell office:value-type="float" office:value="997128" calcext:value-type="float">
            <text:p>9971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521" calcext:value-type="float">
            <text:p>445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7997" calcext:value-type="float">
            <text:p>3179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43</text:p>
          </table:table-cell>
          <table:table-cell office:value-type="float" office:value="61604372" calcext:value-type="float">
            <text:p>616043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88" calcext:value-type="float">
            <text:p>11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605" calcext:value-type="float">
            <text:p>606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33021" calcext:value-type="float">
            <text:p>3330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2328" calcext:value-type="float">
            <text:p>5232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48</text:p>
          </table:table-cell>
          <table:table-cell office:value-type="float" office:value="61625724" calcext:value-type="float">
            <text:p>616257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8" calcext:value-type="float">
            <text:p>11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400" calcext:value-type="float">
            <text:p>1184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90527" calcext:value-type="float">
            <text:p>29052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4664" calcext:value-type="float">
            <text:p>6466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53</text:p>
          </table:table-cell>
          <table:table-cell office:value-type="float" office:value="61626188" calcext:value-type="float">
            <text:p>6162618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111" calcext:value-type="float">
            <text:p>771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34442" calcext:value-type="float">
            <text:p>3344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4:58</text:p>
          </table:table-cell>
          <table:table-cell office:value-type="float" office:value="61626444" calcext:value-type="float">
            <text:p>6162644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103" calcext:value-type="float">
            <text:p>1421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94198" calcext:value-type="float">
            <text:p>4941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03</text:p>
          </table:table-cell>
          <table:table-cell office:value-type="float" office:value="61626460" calcext:value-type="float">
            <text:p>6162646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5808" calcext:value-type="float">
            <text:p>1025808</text:p>
          </table:table-cell>
          <table:table-cell office:value-type="float" office:value="997196" calcext:value-type="float">
            <text:p>997196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13" calcext:value-type="float">
            <text:p>137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79732" calcext:value-type="float">
            <text:p>2797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08</text:p>
          </table:table-cell>
          <table:table-cell office:value-type="float" office:value="61625204" calcext:value-type="float">
            <text:p>616252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220" calcext:value-type="float">
            <text:p>1030220</text:p>
          </table:table-cell>
          <table:table-cell office:value-type="float" office:value="1001608" calcext:value-type="float">
            <text:p>100160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41" calcext:value-type="float">
            <text:p>117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38148" calcext:value-type="float">
            <text:p>2381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13</text:p>
          </table:table-cell>
          <table:table-cell office:value-type="float" office:value="61625216" calcext:value-type="float">
            <text:p>616252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4" calcext:value-type="float">
            <text:p>11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540" calcext:value-type="float">
            <text:p>1030540</text:p>
          </table:table-cell>
          <table:table-cell office:value-type="float" office:value="1001928" calcext:value-type="float">
            <text:p>10019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54" calcext:value-type="float">
            <text:p>755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49960" calcext:value-type="float">
            <text:p>4499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18</text:p>
          </table:table-cell>
          <table:table-cell office:value-type="float" office:value="61625212" calcext:value-type="float">
            <text:p>616252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540" calcext:value-type="float">
            <text:p>1030540</text:p>
          </table:table-cell>
          <table:table-cell office:value-type="float" office:value="1001928" calcext:value-type="float">
            <text:p>10019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059" calcext:value-type="float">
            <text:p>330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20869" calcext:value-type="float">
            <text:p>42086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23</text:p>
          </table:table-cell>
          <table:table-cell office:value-type="float" office:value="61624996" calcext:value-type="float">
            <text:p>6162499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540" calcext:value-type="float">
            <text:p>1030540</text:p>
          </table:table-cell>
          <table:table-cell office:value-type="float" office:value="1001928" calcext:value-type="float">
            <text:p>100192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03" calcext:value-type="float">
            <text:p>63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413678" calcext:value-type="float">
            <text:p>4136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28</text:p>
          </table:table-cell>
          <table:table-cell office:value-type="float" office:value="61624512" calcext:value-type="float">
            <text:p>616245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804" calcext:value-type="float">
            <text:p>1030804</text:p>
          </table:table-cell>
          <table:table-cell office:value-type="float" office:value="1002192" calcext:value-type="float">
            <text:p>10021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298" calcext:value-type="float">
            <text:p>1352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86349" calcext:value-type="float">
            <text:p>3863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33</text:p>
          </table:table-cell>
          <table:table-cell office:value-type="float" office:value="61623012" calcext:value-type="float">
            <text:p>616230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3" calcext:value-type="float">
            <text:p>1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0804" calcext:value-type="float">
            <text:p>1030804</text:p>
          </table:table-cell>
          <table:table-cell office:value-type="float" office:value="1002192" calcext:value-type="float">
            <text:p>1002192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078" calcext:value-type="float">
            <text:p>330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41101" calcext:value-type="float">
            <text:p>3411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38</text:p>
          </table:table-cell>
          <table:table-cell office:value-type="float" office:value="61622772" calcext:value-type="float">
            <text:p>6162277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1056" calcext:value-type="float">
            <text:p>1031056</text:p>
          </table:table-cell>
          <table:table-cell office:value-type="float" office:value="1002444" calcext:value-type="float">
            <text:p>1002444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697" calcext:value-type="float">
            <text:p>1316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34571" calcext:value-type="float">
            <text:p>3345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4 14:25:43</text:p>
          </table:table-cell>
          <table:table-cell office:value-type="float" office:value="61621028" calcext:value-type="float">
            <text:p>616210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3872" calcext:value-type="float">
            <text:p>1033872</text:p>
          </table:table-cell>
          <table:table-cell office:value-type="float" office:value="1005260" calcext:value-type="float">
            <text:p>1005260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41" calcext:value-type="float">
            <text:p>66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1" calcext:value-type="float">
            <text:p>1383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314209" calcext:value-type="float">
            <text:p>3142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48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heet4" table:style-name="ta1">
        <table:shapes>
          <draw:frame draw:z-index="0" draw:style-name="gr1" draw:text-style-name="P1" svg:width="19.0614in" svg:height="10.7213in" svg:x="5.0079in" svg:y="0.2799in">
            <draw:object draw:notify-on-update-of-ranges="Sheet4.A1:Sheet4.A1 Sheet4.A2:Sheet4.A100 Sheet4.B1:Sheet4.B1 Sheet4.B2:Sheet4.B100 Sheet4.C1:Sheet4.C1 Sheet4.C2:Sheet4.C100 Sheet4.D1:Sheet4.D1 Sheet4.D2:Sheet4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ss mit trim (1s)</text:p>
          </table:table-cell>
          <table:table-cell office:value-type="string" calcext:value-type="string">
            <text:p>rss mit trim (30s)</text:p>
          </table:table-cell>
          <table:table-cell office:value-type="string" calcext:value-type="string">
            <text:p>rss ohne </text:p>
          </table:table-cell>
          <table:table-cell office:value-type="string" calcext:value-type="string">
            <text:p>NMT says</text:p>
          </table:table-cell>
        </table:table-row>
        <table:table-row table:style-name="ro1">
          <table:table-cell table:formula="of:=[$'mit-autotrim-1s'.R2]" office:value-type="float" office:value="31908" calcext:value-type="float">
            <text:p>3190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]" office:value-type="float" office:value="31860" calcext:value-type="float">
            <text:p>31860</text:p>
          </table:table-cell>
          <table:table-cell table:formula="of:=[$'mit-autotrim-1s'.AL2]" office:value-type="float" office:value="41410" calcext:value-type="float">
            <text:p>41410</text:p>
          </table:table-cell>
        </table:table-row>
        <table:table-row table:style-name="ro1">
          <table:table-cell table:formula="of:=[$'mit-autotrim-1s'.R3]" office:value-type="float" office:value="485960" calcext:value-type="float">
            <text:p>48596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]" office:value-type="float" office:value="685716" calcext:value-type="float">
            <text:p>685716</text:p>
          </table:table-cell>
          <table:table-cell table:formula="of:=[$'mit-autotrim-1s'.AL3]" office:value-type="float" office:value="187607" calcext:value-type="float">
            <text:p>187607</text:p>
          </table:table-cell>
        </table:table-row>
        <table:table-row table:style-name="ro1">
          <table:table-cell table:formula="of:=[$'mit-autotrim-1s'.R4]" office:value-type="float" office:value="433788" calcext:value-type="float">
            <text:p>43378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]" office:value-type="float" office:value="801440" calcext:value-type="float">
            <text:p>801440</text:p>
          </table:table-cell>
          <table:table-cell table:formula="of:=[$'mit-autotrim-1s'.AL4]" office:value-type="float" office:value="143978" calcext:value-type="float">
            <text:p>143978</text:p>
          </table:table-cell>
        </table:table-row>
        <table:table-row table:style-name="ro1">
          <table:table-cell table:formula="of:=[$'mit-autotrim-1s'.R5]" office:value-type="float" office:value="395376" calcext:value-type="float">
            <text:p>39537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]" office:value-type="float" office:value="855292" calcext:value-type="float">
            <text:p>855292</text:p>
          </table:table-cell>
          <table:table-cell table:formula="of:=[$'mit-autotrim-1s'.AL5]" office:value-type="float" office:value="143605" calcext:value-type="float">
            <text:p>143605</text:p>
          </table:table-cell>
        </table:table-row>
        <table:table-row table:style-name="ro1">
          <table:table-cell table:formula="of:=[$'mit-autotrim-1s'.R6]" office:value-type="float" office:value="402596" calcext:value-type="float">
            <text:p>4025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]" office:value-type="float" office:value="857928" calcext:value-type="float">
            <text:p>857928</text:p>
          </table:table-cell>
          <table:table-cell table:formula="of:=[$'mit-autotrim-1s'.AL6]" office:value-type="float" office:value="164205" calcext:value-type="float">
            <text:p>164205</text:p>
          </table:table-cell>
        </table:table-row>
        <table:table-row table:style-name="ro1">
          <table:table-cell table:formula="of:=[$'mit-autotrim-1s'.R7]" office:value-type="float" office:value="406972" calcext:value-type="float">
            <text:p>40697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]" office:value-type="float" office:value="875916" calcext:value-type="float">
            <text:p>875916</text:p>
          </table:table-cell>
          <table:table-cell table:formula="of:=[$'mit-autotrim-1s'.AL7]" office:value-type="float" office:value="76186" calcext:value-type="float">
            <text:p>76186</text:p>
          </table:table-cell>
        </table:table-row>
        <table:table-row table:style-name="ro1">
          <table:table-cell table:formula="of:=[$'mit-autotrim-1s'.R8]" office:value-type="float" office:value="389212" calcext:value-type="float">
            <text:p>38921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]" office:value-type="float" office:value="905264" calcext:value-type="float">
            <text:p>905264</text:p>
          </table:table-cell>
          <table:table-cell table:formula="of:=[$'mit-autotrim-1s'.AL8]" office:value-type="float" office:value="101822" calcext:value-type="float">
            <text:p>101822</text:p>
          </table:table-cell>
        </table:table-row>
        <table:table-row table:style-name="ro1">
          <table:table-cell table:formula="of:=[$'mit-autotrim-1s'.R9]" office:value-type="float" office:value="389820" calcext:value-type="float">
            <text:p>3898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]" office:value-type="float" office:value="915224" calcext:value-type="float">
            <text:p>915224</text:p>
          </table:table-cell>
          <table:table-cell table:formula="of:=[$'mit-autotrim-1s'.AL9]" office:value-type="float" office:value="129523" calcext:value-type="float">
            <text:p>129523</text:p>
          </table:table-cell>
        </table:table-row>
        <table:table-row table:style-name="ro1">
          <table:table-cell table:formula="of:=[$'mit-autotrim-1s'.R10]" office:value-type="float" office:value="405224" calcext:value-type="float">
            <text:p>40522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]" office:value-type="float" office:value="924508" calcext:value-type="float">
            <text:p>924508</text:p>
          </table:table-cell>
          <table:table-cell table:formula="of:=[$'mit-autotrim-1s'.AL10]" office:value-type="float" office:value="155721" calcext:value-type="float">
            <text:p>155721</text:p>
          </table:table-cell>
        </table:table-row>
        <table:table-row table:style-name="ro1">
          <table:table-cell table:formula="of:=[$'mit-autotrim-1s'.R11]" office:value-type="float" office:value="425548" calcext:value-type="float">
            <text:p>42554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]" office:value-type="float" office:value="932004" calcext:value-type="float">
            <text:p>932004</text:p>
          </table:table-cell>
          <table:table-cell table:formula="of:=[$'mit-autotrim-1s'.AL11]" office:value-type="float" office:value="180410" calcext:value-type="float">
            <text:p>180410</text:p>
          </table:table-cell>
        </table:table-row>
        <table:table-row table:style-name="ro1">
          <table:table-cell table:formula="of:=[$'mit-autotrim-1s'.R12]" office:value-type="float" office:value="420752" calcext:value-type="float">
            <text:p>42075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]" office:value-type="float" office:value="933656" calcext:value-type="float">
            <text:p>933656</text:p>
          </table:table-cell>
          <table:table-cell table:formula="of:=[$'mit-autotrim-1s'.AL12]" office:value-type="float" office:value="172745" calcext:value-type="float">
            <text:p>172745</text:p>
          </table:table-cell>
        </table:table-row>
        <table:table-row table:style-name="ro1">
          <table:table-cell table:formula="of:=[$'mit-autotrim-1s'.R13]" office:value-type="float" office:value="429296" calcext:value-type="float">
            <text:p>4292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]" office:value-type="float" office:value="937848" calcext:value-type="float">
            <text:p>937848</text:p>
          </table:table-cell>
          <table:table-cell table:formula="of:=[$'mit-autotrim-1s'.AL13]" office:value-type="float" office:value="121551" calcext:value-type="float">
            <text:p>121551</text:p>
          </table:table-cell>
        </table:table-row>
        <table:table-row table:style-name="ro1">
          <table:table-cell table:formula="of:=[$'mit-autotrim-1s'.R14]" office:value-type="float" office:value="441588" calcext:value-type="float">
            <text:p>44158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]" office:value-type="float" office:value="948160" calcext:value-type="float">
            <text:p>948160</text:p>
          </table:table-cell>
          <table:table-cell table:formula="of:=[$'mit-autotrim-1s'.AL14]" office:value-type="float" office:value="99037" calcext:value-type="float">
            <text:p>99037</text:p>
          </table:table-cell>
        </table:table-row>
        <table:table-row table:style-name="ro1">
          <table:table-cell table:formula="of:=[$'mit-autotrim-1s'.R15]" office:value-type="float" office:value="439596" calcext:value-type="float">
            <text:p>4395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]" office:value-type="float" office:value="955772" calcext:value-type="float">
            <text:p>955772</text:p>
          </table:table-cell>
          <table:table-cell table:formula="of:=[$'mit-autotrim-1s'.AL15]" office:value-type="float" office:value="115601" calcext:value-type="float">
            <text:p>115601</text:p>
          </table:table-cell>
        </table:table-row>
        <table:table-row table:style-name="ro1">
          <table:table-cell table:formula="of:=[$'mit-autotrim-1s'.R16]" office:value-type="float" office:value="375188" calcext:value-type="float">
            <text:p>37518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]" office:value-type="float" office:value="968772" calcext:value-type="float">
            <text:p>968772</text:p>
          </table:table-cell>
          <table:table-cell table:formula="of:=[$'mit-autotrim-1s'.AL16]" office:value-type="float" office:value="115680" calcext:value-type="float">
            <text:p>115680</text:p>
          </table:table-cell>
        </table:table-row>
        <table:table-row table:style-name="ro1">
          <table:table-cell table:formula="of:=[$'mit-autotrim-1s'.R17]" office:value-type="float" office:value="380820" calcext:value-type="float">
            <text:p>3808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]" office:value-type="float" office:value="976632" calcext:value-type="float">
            <text:p>976632</text:p>
          </table:table-cell>
          <table:table-cell table:formula="of:=[$'mit-autotrim-1s'.AL17]" office:value-type="float" office:value="129452" calcext:value-type="float">
            <text:p>129452</text:p>
          </table:table-cell>
        </table:table-row>
        <table:table-row table:style-name="ro1">
          <table:table-cell table:formula="of:=[$'mit-autotrim-1s'.R18]" office:value-type="float" office:value="397392" calcext:value-type="float">
            <text:p>39739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]" office:value-type="float" office:value="977808" calcext:value-type="float">
            <text:p>977808</text:p>
          </table:table-cell>
          <table:table-cell table:formula="of:=[$'mit-autotrim-1s'.AL18]" office:value-type="float" office:value="147497" calcext:value-type="float">
            <text:p>147497</text:p>
          </table:table-cell>
        </table:table-row>
        <table:table-row table:style-name="ro1">
          <table:table-cell table:formula="of:=[$'mit-autotrim-1s'.R19]" office:value-type="float" office:value="417492" calcext:value-type="float">
            <text:p>41749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]" office:value-type="float" office:value="977840" calcext:value-type="float">
            <text:p>977840</text:p>
          </table:table-cell>
          <table:table-cell table:formula="of:=[$'mit-autotrim-1s'.AL19]" office:value-type="float" office:value="70392" calcext:value-type="float">
            <text:p>70392</text:p>
          </table:table-cell>
        </table:table-row>
        <table:table-row table:style-name="ro1">
          <table:table-cell table:formula="of:=[$'mit-autotrim-1s'.R20]" office:value-type="float" office:value="357448" calcext:value-type="float">
            <text:p>35744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]" office:value-type="float" office:value="977996" calcext:value-type="float">
            <text:p>977996</text:p>
          </table:table-cell>
          <table:table-cell table:formula="of:=[$'mit-autotrim-1s'.AL20]" office:value-type="float" office:value="85430" calcext:value-type="float">
            <text:p>85430</text:p>
          </table:table-cell>
        </table:table-row>
        <table:table-row table:style-name="ro1">
          <table:table-cell table:formula="of:=[$'mit-autotrim-1s'.R21]" office:value-type="float" office:value="365688" calcext:value-type="float">
            <text:p>36568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]" office:value-type="float" office:value="978264" calcext:value-type="float">
            <text:p>978264</text:p>
          </table:table-cell>
          <table:table-cell table:formula="of:=[$'mit-autotrim-1s'.AL21]" office:value-type="float" office:value="108653" calcext:value-type="float">
            <text:p>108653</text:p>
          </table:table-cell>
        </table:table-row>
        <table:table-row table:style-name="ro1">
          <table:table-cell table:formula="of:=[$'mit-autotrim-1s'.R22]" office:value-type="float" office:value="429392" calcext:value-type="float">
            <text:p>42939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]" office:value-type="float" office:value="980724" calcext:value-type="float">
            <text:p>980724</text:p>
          </table:table-cell>
          <table:table-cell table:formula="of:=[$'mit-autotrim-1s'.AL22]" office:value-type="float" office:value="149391" calcext:value-type="float">
            <text:p>149391</text:p>
          </table:table-cell>
        </table:table-row>
        <table:table-row table:style-name="ro1">
          <table:table-cell table:formula="of:=[$'mit-autotrim-1s'.R23]" office:value-type="float" office:value="427460" calcext:value-type="float">
            <text:p>42746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]" office:value-type="float" office:value="987344" calcext:value-type="float">
            <text:p>987344</text:p>
          </table:table-cell>
          <table:table-cell table:formula="of:=[$'mit-autotrim-1s'.AL23]" office:value-type="float" office:value="163042" calcext:value-type="float">
            <text:p>163042</text:p>
          </table:table-cell>
        </table:table-row>
        <table:table-row table:style-name="ro1">
          <table:table-cell table:formula="of:=[$'mit-autotrim-1s'.R24]" office:value-type="float" office:value="425108" calcext:value-type="float">
            <text:p>42510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]" office:value-type="float" office:value="988328" calcext:value-type="float">
            <text:p>988328</text:p>
          </table:table-cell>
          <table:table-cell table:formula="of:=[$'mit-autotrim-1s'.AL24]" office:value-type="float" office:value="173705" calcext:value-type="float">
            <text:p>173705</text:p>
          </table:table-cell>
        </table:table-row>
        <table:table-row table:style-name="ro1">
          <table:table-cell table:formula="of:=[$'mit-autotrim-1s'.R25]" office:value-type="float" office:value="439480" calcext:value-type="float">
            <text:p>43948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]" office:value-type="float" office:value="988688" calcext:value-type="float">
            <text:p>988688</text:p>
          </table:table-cell>
          <table:table-cell table:formula="of:=[$'mit-autotrim-1s'.AL25]" office:value-type="float" office:value="167245" calcext:value-type="float">
            <text:p>167245</text:p>
          </table:table-cell>
        </table:table-row>
        <table:table-row table:style-name="ro1">
          <table:table-cell table:formula="of:=[$'mit-autotrim-1s'.R26]" office:value-type="float" office:value="446920" calcext:value-type="float">
            <text:p>4469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]" office:value-type="float" office:value="993216" calcext:value-type="float">
            <text:p>993216</text:p>
          </table:table-cell>
          <table:table-cell table:formula="of:=[$'mit-autotrim-1s'.AL26]" office:value-type="float" office:value="78376" calcext:value-type="float">
            <text:p>78376</text:p>
          </table:table-cell>
        </table:table-row>
        <table:table-row table:style-name="ro1">
          <table:table-cell table:formula="of:=[$'mit-autotrim-1s'.R27]" office:value-type="float" office:value="466412" calcext:value-type="float">
            <text:p>46641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7]" office:value-type="float" office:value="996408" calcext:value-type="float">
            <text:p>996408</text:p>
          </table:table-cell>
          <table:table-cell table:formula="of:=[$'mit-autotrim-1s'.AL27]" office:value-type="float" office:value="89317" calcext:value-type="float">
            <text:p>89317</text:p>
          </table:table-cell>
        </table:table-row>
        <table:table-row table:style-name="ro1">
          <table:table-cell table:formula="of:=[$'mit-autotrim-1s'.R28]" office:value-type="float" office:value="408068" calcext:value-type="float">
            <text:p>40806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8]" office:value-type="float" office:value="1001696" calcext:value-type="float">
            <text:p>1001696</text:p>
          </table:table-cell>
          <table:table-cell table:formula="of:=[$'mit-autotrim-1s'.AL28]" office:value-type="float" office:value="74982" calcext:value-type="float">
            <text:p>74982</text:p>
          </table:table-cell>
        </table:table-row>
        <table:table-row table:style-name="ro1">
          <table:table-cell table:formula="of:=[$'mit-autotrim-1s'.R29]" office:value-type="float" office:value="344840" calcext:value-type="float">
            <text:p>34484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9]" office:value-type="float" office:value="1001992" calcext:value-type="float">
            <text:p>1001992</text:p>
          </table:table-cell>
          <table:table-cell table:formula="of:=[$'mit-autotrim-1s'.AL29]" office:value-type="float" office:value="91286" calcext:value-type="float">
            <text:p>91286</text:p>
          </table:table-cell>
        </table:table-row>
        <table:table-row table:style-name="ro1">
          <table:table-cell table:formula="of:=[$'mit-autotrim-1s'.R30]" office:value-type="float" office:value="349064" calcext:value-type="float">
            <text:p>34906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0]" office:value-type="float" office:value="1006788" calcext:value-type="float">
            <text:p>1006788</text:p>
          </table:table-cell>
          <table:table-cell table:formula="of:=[$'mit-autotrim-1s'.AL30]" office:value-type="float" office:value="93868" calcext:value-type="float">
            <text:p>93868</text:p>
          </table:table-cell>
        </table:table-row>
        <table:table-row table:style-name="ro1">
          <table:table-cell table:formula="of:=[$'mit-autotrim-1s'.R31]" office:value-type="float" office:value="402268" calcext:value-type="float">
            <text:p>40226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1]" office:value-type="float" office:value="1007984" calcext:value-type="float">
            <text:p>1007984</text:p>
          </table:table-cell>
          <table:table-cell table:formula="of:=[$'mit-autotrim-1s'.AL31]" office:value-type="float" office:value="146590" calcext:value-type="float">
            <text:p>146590</text:p>
          </table:table-cell>
        </table:table-row>
        <table:table-row table:style-name="ro1">
          <table:table-cell table:formula="of:=[$'mit-autotrim-1s'.R32]" office:value-type="float" office:value="427116" calcext:value-type="float">
            <text:p>42711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2]" office:value-type="float" office:value="1009040" calcext:value-type="float">
            <text:p>1009040</text:p>
          </table:table-cell>
          <table:table-cell table:formula="of:=[$'mit-autotrim-1s'.AL32]" office:value-type="float" office:value="76446" calcext:value-type="float">
            <text:p>76446</text:p>
          </table:table-cell>
        </table:table-row>
        <table:table-row table:style-name="ro1">
          <table:table-cell table:formula="of:=[$'mit-autotrim-1s'.R33]" office:value-type="float" office:value="444320" calcext:value-type="float">
            <text:p>4443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3]" office:value-type="float" office:value="1009040" calcext:value-type="float">
            <text:p>1009040</text:p>
          </table:table-cell>
          <table:table-cell table:formula="of:=[$'mit-autotrim-1s'.AL33]" office:value-type="float" office:value="91167" calcext:value-type="float">
            <text:p>91167</text:p>
          </table:table-cell>
        </table:table-row>
        <table:table-row table:style-name="ro1">
          <table:table-cell table:formula="of:=[$'mit-autotrim-1s'.R34]" office:value-type="float" office:value="446452" calcext:value-type="float">
            <text:p>44645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4]" office:value-type="float" office:value="1009852" calcext:value-type="float">
            <text:p>1009852</text:p>
          </table:table-cell>
          <table:table-cell table:formula="of:=[$'mit-autotrim-1s'.AL34]" office:value-type="float" office:value="105636" calcext:value-type="float">
            <text:p>105636</text:p>
          </table:table-cell>
        </table:table-row>
        <table:table-row table:style-name="ro1">
          <table:table-cell table:formula="of:=[$'mit-autotrim-1s'.R35]" office:value-type="float" office:value="445412" calcext:value-type="float">
            <text:p>44541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5]" office:value-type="float" office:value="1010648" calcext:value-type="float">
            <text:p>1010648</text:p>
          </table:table-cell>
          <table:table-cell table:formula="of:=[$'mit-autotrim-1s'.AL35]" office:value-type="float" office:value="121042" calcext:value-type="float">
            <text:p>121042</text:p>
          </table:table-cell>
        </table:table-row>
        <table:table-row table:style-name="ro1">
          <table:table-cell table:formula="of:=[$'mit-autotrim-1s'.R36]" office:value-type="float" office:value="412988" calcext:value-type="float">
            <text:p>41298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6]" office:value-type="float" office:value="1011572" calcext:value-type="float">
            <text:p>1011572</text:p>
          </table:table-cell>
          <table:table-cell table:formula="of:=[$'mit-autotrim-1s'.AL36]" office:value-type="float" office:value="144301" calcext:value-type="float">
            <text:p>144301</text:p>
          </table:table-cell>
        </table:table-row>
        <table:table-row table:style-name="ro1">
          <table:table-cell table:formula="of:=[$'mit-autotrim-1s'.R37]" office:value-type="float" office:value="436324" calcext:value-type="float">
            <text:p>43632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7]" office:value-type="float" office:value="1011780" calcext:value-type="float">
            <text:p>1011780</text:p>
          </table:table-cell>
          <table:table-cell table:formula="of:=[$'mit-autotrim-1s'.AL37]" office:value-type="float" office:value="165396" calcext:value-type="float">
            <text:p>165396</text:p>
          </table:table-cell>
        </table:table-row>
        <table:table-row table:style-name="ro1">
          <table:table-cell table:formula="of:=[$'mit-autotrim-1s'.R38]" office:value-type="float" office:value="459140" calcext:value-type="float">
            <text:p>45914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8]" office:value-type="float" office:value="1011808" calcext:value-type="float">
            <text:p>1011808</text:p>
          </table:table-cell>
          <table:table-cell table:formula="of:=[$'mit-autotrim-1s'.AL38]" office:value-type="float" office:value="75560" calcext:value-type="float">
            <text:p>75560</text:p>
          </table:table-cell>
        </table:table-row>
        <table:table-row table:style-name="ro1">
          <table:table-cell table:formula="of:=[$'mit-autotrim-1s'.R39]" office:value-type="float" office:value="420160" calcext:value-type="float">
            <text:p>42016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39]" office:value-type="float" office:value="1014768" calcext:value-type="float">
            <text:p>1014768</text:p>
          </table:table-cell>
          <table:table-cell table:formula="of:=[$'mit-autotrim-1s'.AL39]" office:value-type="float" office:value="90881" calcext:value-type="float">
            <text:p>90881</text:p>
          </table:table-cell>
        </table:table-row>
        <table:table-row table:style-name="ro1">
          <table:table-cell table:formula="of:=[$'mit-autotrim-1s'.R40]" office:value-type="float" office:value="350680" calcext:value-type="float">
            <text:p>35068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0]" office:value-type="float" office:value="1014768" calcext:value-type="float">
            <text:p>1014768</text:p>
          </table:table-cell>
          <table:table-cell table:formula="of:=[$'mit-autotrim-1s'.AL40]" office:value-type="float" office:value="71549" calcext:value-type="float">
            <text:p>71549</text:p>
          </table:table-cell>
        </table:table-row>
        <table:table-row table:style-name="ro1">
          <table:table-cell table:formula="of:=[$'mit-autotrim-1s'.R41]" office:value-type="float" office:value="379548" calcext:value-type="float">
            <text:p>37954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1]" office:value-type="float" office:value="1015028" calcext:value-type="float">
            <text:p>1015028</text:p>
          </table:table-cell>
          <table:table-cell table:formula="of:=[$'mit-autotrim-1s'.AL41]" office:value-type="float" office:value="111772" calcext:value-type="float">
            <text:p>111772</text:p>
          </table:table-cell>
        </table:table-row>
        <table:table-row table:style-name="ro1">
          <table:table-cell table:formula="of:=[$'mit-autotrim-1s'.R42]" office:value-type="float" office:value="423300" calcext:value-type="float">
            <text:p>42330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2]" office:value-type="float" office:value="1015092" calcext:value-type="float">
            <text:p>1015092</text:p>
          </table:table-cell>
          <table:table-cell table:formula="of:=[$'mit-autotrim-1s'.AL42]" office:value-type="float" office:value="150659" calcext:value-type="float">
            <text:p>150659</text:p>
          </table:table-cell>
        </table:table-row>
        <table:table-row table:style-name="ro1">
          <table:table-cell table:formula="of:=[$'mit-autotrim-1s'.R43]" office:value-type="float" office:value="442920" calcext:value-type="float">
            <text:p>4429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3]" office:value-type="float" office:value="1015172" calcext:value-type="float">
            <text:p>1015172</text:p>
          </table:table-cell>
          <table:table-cell table:formula="of:=[$'mit-autotrim-1s'.AL43]" office:value-type="float" office:value="85149" calcext:value-type="float">
            <text:p>85149</text:p>
          </table:table-cell>
        </table:table-row>
        <table:table-row table:style-name="ro1">
          <table:table-cell table:formula="of:=[$'mit-autotrim-1s'.R44]" office:value-type="float" office:value="450060" calcext:value-type="float">
            <text:p>45006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4]" office:value-type="float" office:value="1015172" calcext:value-type="float">
            <text:p>1015172</text:p>
          </table:table-cell>
          <table:table-cell table:formula="of:=[$'mit-autotrim-1s'.AL44]" office:value-type="float" office:value="88164" calcext:value-type="float">
            <text:p>88164</text:p>
          </table:table-cell>
        </table:table-row>
        <table:table-row table:style-name="ro1">
          <table:table-cell table:formula="of:=[$'mit-autotrim-1s'.R45]" office:value-type="float" office:value="458816" calcext:value-type="float">
            <text:p>45881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5]" office:value-type="float" office:value="1016588" calcext:value-type="float">
            <text:p>1016588</text:p>
          </table:table-cell>
          <table:table-cell table:formula="of:=[$'mit-autotrim-1s'.AL45]" office:value-type="float" office:value="117065" calcext:value-type="float">
            <text:p>117065</text:p>
          </table:table-cell>
        </table:table-row>
        <table:table-row table:style-name="ro1">
          <table:table-cell table:formula="of:=[$'mit-autotrim-1s'.R46]" office:value-type="float" office:value="408532" calcext:value-type="float">
            <text:p>40853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6]" office:value-type="float" office:value="1017416" calcext:value-type="float">
            <text:p>1017416</text:p>
          </table:table-cell>
          <table:table-cell table:formula="of:=[$'mit-autotrim-1s'.AL46]" office:value-type="float" office:value="136977" calcext:value-type="float">
            <text:p>136977</text:p>
          </table:table-cell>
        </table:table-row>
        <table:table-row table:style-name="ro1">
          <table:table-cell table:formula="of:=[$'mit-autotrim-1s'.R47]" office:value-type="float" office:value="429856" calcext:value-type="float">
            <text:p>42985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7]" office:value-type="float" office:value="1017416" calcext:value-type="float">
            <text:p>1017416</text:p>
          </table:table-cell>
          <table:table-cell table:formula="of:=[$'mit-autotrim-1s'.AL47]" office:value-type="float" office:value="158584" calcext:value-type="float">
            <text:p>158584</text:p>
          </table:table-cell>
        </table:table-row>
        <table:table-row table:style-name="ro1">
          <table:table-cell table:formula="of:=[$'mit-autotrim-1s'.R48]" office:value-type="float" office:value="437868" calcext:value-type="float">
            <text:p>43786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8]" office:value-type="float" office:value="1017416" calcext:value-type="float">
            <text:p>1017416</text:p>
          </table:table-cell>
          <table:table-cell table:formula="of:=[$'mit-autotrim-1s'.AL48]" office:value-type="float" office:value="168975" calcext:value-type="float">
            <text:p>168975</text:p>
          </table:table-cell>
        </table:table-row>
        <table:table-row table:style-name="ro1">
          <table:table-cell table:formula="of:=[$'mit-autotrim-1s'.R49]" office:value-type="float" office:value="441228" calcext:value-type="float">
            <text:p>44122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49]" office:value-type="float" office:value="1017568" calcext:value-type="float">
            <text:p>1017568</text:p>
          </table:table-cell>
          <table:table-cell table:formula="of:=[$'mit-autotrim-1s'.AL49]" office:value-type="float" office:value="145218" calcext:value-type="float">
            <text:p>145218</text:p>
          </table:table-cell>
        </table:table-row>
        <table:table-row table:style-name="ro1">
          <table:table-cell table:formula="of:=[$'mit-autotrim-1s'.R50]" office:value-type="float" office:value="353332" calcext:value-type="float">
            <text:p>35333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0]" office:value-type="float" office:value="1018352" calcext:value-type="float">
            <text:p>1018352</text:p>
          </table:table-cell>
          <table:table-cell table:formula="of:=[$'mit-autotrim-1s'.AL50]" office:value-type="float" office:value="64964" calcext:value-type="float">
            <text:p>64964</text:p>
          </table:table-cell>
        </table:table-row>
        <table:table-row table:style-name="ro1">
          <table:table-cell table:formula="of:=[$'mit-autotrim-1s'.R51]" office:value-type="float" office:value="377596" calcext:value-type="float">
            <text:p>3775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1]" office:value-type="float" office:value="1018788" calcext:value-type="float">
            <text:p>1018788</text:p>
          </table:table-cell>
          <table:table-cell table:formula="of:=[$'mit-autotrim-1s'.AL51]" office:value-type="float" office:value="100837" calcext:value-type="float">
            <text:p>100837</text:p>
          </table:table-cell>
        </table:table-row>
        <table:table-row table:style-name="ro1">
          <table:table-cell table:formula="of:=[$'mit-autotrim-1s'.R52]" office:value-type="float" office:value="413764" calcext:value-type="float">
            <text:p>41376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2]" office:value-type="float" office:value="1018788" calcext:value-type="float">
            <text:p>1018788</text:p>
          </table:table-cell>
          <table:table-cell table:formula="of:=[$'mit-autotrim-1s'.AL52]" office:value-type="float" office:value="121921" calcext:value-type="float">
            <text:p>121921</text:p>
          </table:table-cell>
        </table:table-row>
        <table:table-row table:style-name="ro1">
          <table:table-cell table:formula="of:=[$'mit-autotrim-1s'.R53]" office:value-type="float" office:value="435124" calcext:value-type="float">
            <text:p>43512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3]" office:value-type="float" office:value="1019040" calcext:value-type="float">
            <text:p>1019040</text:p>
          </table:table-cell>
          <table:table-cell table:formula="of:=[$'mit-autotrim-1s'.AL53]" office:value-type="float" office:value="155940" calcext:value-type="float">
            <text:p>155940</text:p>
          </table:table-cell>
        </table:table-row>
        <table:table-row table:style-name="ro1">
          <table:table-cell table:formula="of:=[$'mit-autotrim-1s'.R54]" office:value-type="float" office:value="451456" calcext:value-type="float">
            <text:p>45145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4]" office:value-type="float" office:value="1019040" calcext:value-type="float">
            <text:p>1019040</text:p>
          </table:table-cell>
          <table:table-cell table:formula="of:=[$'mit-autotrim-1s'.AL54]" office:value-type="float" office:value="180045" calcext:value-type="float">
            <text:p>180045</text:p>
          </table:table-cell>
        </table:table-row>
        <table:table-row table:style-name="ro1">
          <table:table-cell table:formula="of:=[$'mit-autotrim-1s'.R55]" office:value-type="float" office:value="468380" calcext:value-type="float">
            <text:p>46838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5]" office:value-type="float" office:value="1019040" calcext:value-type="float">
            <text:p>1019040</text:p>
          </table:table-cell>
          <table:table-cell table:formula="of:=[$'mit-autotrim-1s'.AL55]" office:value-type="float" office:value="136783" calcext:value-type="float">
            <text:p>136783</text:p>
          </table:table-cell>
        </table:table-row>
        <table:table-row table:style-name="ro1">
          <table:table-cell table:formula="of:=[$'mit-autotrim-1s'.R56]" office:value-type="float" office:value="469284" calcext:value-type="float">
            <text:p>46928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6]" office:value-type="float" office:value="1019040" calcext:value-type="float">
            <text:p>1019040</text:p>
          </table:table-cell>
          <table:table-cell table:formula="of:=[$'mit-autotrim-1s'.AL56]" office:value-type="float" office:value="86292" calcext:value-type="float">
            <text:p>86292</text:p>
          </table:table-cell>
        </table:table-row>
        <table:table-row table:style-name="ro1">
          <table:table-cell table:formula="of:=[$'mit-autotrim-1s'.R57]" office:value-type="float" office:value="468144" calcext:value-type="float">
            <text:p>46814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7]" office:value-type="float" office:value="1019304" calcext:value-type="float">
            <text:p>1019304</text:p>
          </table:table-cell>
          <table:table-cell table:formula="of:=[$'mit-autotrim-1s'.AL57]" office:value-type="float" office:value="99814" calcext:value-type="float">
            <text:p>99814</text:p>
          </table:table-cell>
        </table:table-row>
        <table:table-row table:style-name="ro1">
          <table:table-cell table:formula="of:=[$'mit-autotrim-1s'.R58]" office:value-type="float" office:value="414196" calcext:value-type="float">
            <text:p>4141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8]" office:value-type="float" office:value="1019700" calcext:value-type="float">
            <text:p>1019700</text:p>
          </table:table-cell>
          <table:table-cell table:formula="of:=[$'mit-autotrim-1s'.AL58]" office:value-type="float" office:value="109893" calcext:value-type="float">
            <text:p>109893</text:p>
          </table:table-cell>
        </table:table-row>
        <table:table-row table:style-name="ro1">
          <table:table-cell table:formula="of:=[$'mit-autotrim-1s'.R59]" office:value-type="float" office:value="403352" calcext:value-type="float">
            <text:p>40335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59]" office:value-type="float" office:value="1019700" calcext:value-type="float">
            <text:p>1019700</text:p>
          </table:table-cell>
          <table:table-cell table:formula="of:=[$'mit-autotrim-1s'.AL59]" office:value-type="float" office:value="123029" calcext:value-type="float">
            <text:p>123029</text:p>
          </table:table-cell>
        </table:table-row>
        <table:table-row table:style-name="ro1">
          <table:table-cell table:formula="of:=[$'mit-autotrim-1s'.R60]" office:value-type="float" office:value="389884" calcext:value-type="float">
            <text:p>38988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0]" office:value-type="float" office:value="1020204" calcext:value-type="float">
            <text:p>1020204</text:p>
          </table:table-cell>
          <table:table-cell table:formula="of:=[$'mit-autotrim-1s'.AL60]" office:value-type="float" office:value="107843" calcext:value-type="float">
            <text:p>107843</text:p>
          </table:table-cell>
        </table:table-row>
        <table:table-row table:style-name="ro1">
          <table:table-cell table:formula="of:=[$'mit-autotrim-1s'.R61]" office:value-type="float" office:value="398988" calcext:value-type="float">
            <text:p>39898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1]" office:value-type="float" office:value="1023372" calcext:value-type="float">
            <text:p>1023372</text:p>
          </table:table-cell>
          <table:table-cell table:formula="of:=[$'mit-autotrim-1s'.AL61]" office:value-type="float" office:value="128396" calcext:value-type="float">
            <text:p>128396</text:p>
          </table:table-cell>
        </table:table-row>
        <table:table-row table:style-name="ro1">
          <table:table-cell table:formula="of:=[$'mit-autotrim-1s'.R62]" office:value-type="float" office:value="436372" calcext:value-type="float">
            <text:p>43637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2]" office:value-type="float" office:value="1023836" calcext:value-type="float">
            <text:p>1023836</text:p>
          </table:table-cell>
          <table:table-cell table:formula="of:=[$'mit-autotrim-1s'.AL62]" office:value-type="float" office:value="157478" calcext:value-type="float">
            <text:p>157478</text:p>
          </table:table-cell>
        </table:table-row>
        <table:table-row table:style-name="ro1">
          <table:table-cell table:formula="of:=[$'mit-autotrim-1s'.R63]" office:value-type="float" office:value="446116" calcext:value-type="float">
            <text:p>44611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3]" office:value-type="float" office:value="1023836" calcext:value-type="float">
            <text:p>1023836</text:p>
          </table:table-cell>
          <table:table-cell table:formula="of:=[$'mit-autotrim-1s'.AL63]" office:value-type="float" office:value="78785" calcext:value-type="float">
            <text:p>78785</text:p>
          </table:table-cell>
        </table:table-row>
        <table:table-row table:style-name="ro1">
          <table:table-cell table:formula="of:=[$'mit-autotrim-1s'.R64]" office:value-type="float" office:value="460156" calcext:value-type="float">
            <text:p>46015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4]" office:value-type="float" office:value="1023836" calcext:value-type="float">
            <text:p>1023836</text:p>
          </table:table-cell>
          <table:table-cell table:formula="of:=[$'mit-autotrim-1s'.AL64]" office:value-type="float" office:value="91266" calcext:value-type="float">
            <text:p>91266</text:p>
          </table:table-cell>
        </table:table-row>
        <table:table-row table:style-name="ro1">
          <table:table-cell table:formula="of:=[$'mit-autotrim-1s'.R65]" office:value-type="float" office:value="446508" calcext:value-type="float">
            <text:p>44650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5]" office:value-type="float" office:value="1024364" calcext:value-type="float">
            <text:p>1024364</text:p>
          </table:table-cell>
          <table:table-cell table:formula="of:=[$'mit-autotrim-1s'.AL65]" office:value-type="float" office:value="112549" calcext:value-type="float">
            <text:p>112549</text:p>
          </table:table-cell>
        </table:table-row>
        <table:table-row table:style-name="ro1">
          <table:table-cell table:formula="of:=[$'mit-autotrim-1s'.R66]" office:value-type="float" office:value="420996" calcext:value-type="float">
            <text:p>4209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6]" office:value-type="float" office:value="1024588" calcext:value-type="float">
            <text:p>1024588</text:p>
          </table:table-cell>
          <table:table-cell table:formula="of:=[$'mit-autotrim-1s'.AL66]" office:value-type="float" office:value="143306" calcext:value-type="float">
            <text:p>143306</text:p>
          </table:table-cell>
        </table:table-row>
        <table:table-row table:style-name="ro1">
          <table:table-cell table:formula="of:=[$'mit-autotrim-1s'.R67]" office:value-type="float" office:value="438152" calcext:value-type="float">
            <text:p>43815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7]" office:value-type="float" office:value="1024644" calcext:value-type="float">
            <text:p>1024644</text:p>
          </table:table-cell>
          <table:table-cell table:formula="of:=[$'mit-autotrim-1s'.AL67]" office:value-type="float" office:value="165116" calcext:value-type="float">
            <text:p>165116</text:p>
          </table:table-cell>
        </table:table-row>
        <table:table-row table:style-name="ro1">
          <table:table-cell table:formula="of:=[$'mit-autotrim-1s'.R68]" office:value-type="float" office:value="459012" calcext:value-type="float">
            <text:p>45901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8]" office:value-type="float" office:value="1024648" calcext:value-type="float">
            <text:p>1024648</text:p>
          </table:table-cell>
          <table:table-cell table:formula="of:=[$'mit-autotrim-1s'.AL68]" office:value-type="float" office:value="191998" calcext:value-type="float">
            <text:p>191998</text:p>
          </table:table-cell>
        </table:table-row>
        <table:table-row table:style-name="ro1">
          <table:table-cell table:formula="of:=[$'mit-autotrim-1s'.R69]" office:value-type="float" office:value="468964" calcext:value-type="float">
            <text:p>46896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69]" office:value-type="float" office:value="1024648" calcext:value-type="float">
            <text:p>1024648</text:p>
          </table:table-cell>
          <table:table-cell table:formula="of:=[$'mit-autotrim-1s'.AL69]" office:value-type="float" office:value="137416" calcext:value-type="float">
            <text:p>137416</text:p>
          </table:table-cell>
        </table:table-row>
        <table:table-row table:style-name="ro1">
          <table:table-cell table:formula="of:=[$'mit-autotrim-1s'.R70]" office:value-type="float" office:value="469524" calcext:value-type="float">
            <text:p>46952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0]" office:value-type="float" office:value="1024900" calcext:value-type="float">
            <text:p>1024900</text:p>
          </table:table-cell>
          <table:table-cell table:formula="of:=[$'mit-autotrim-1s'.AL70]" office:value-type="float" office:value="79736" calcext:value-type="float">
            <text:p>79736</text:p>
          </table:table-cell>
        </table:table-row>
        <table:table-row table:style-name="ro1">
          <table:table-cell table:formula="of:=[$'mit-autotrim-1s'.R71]" office:value-type="float" office:value="334020" calcext:value-type="float">
            <text:p>3340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1]" office:value-type="float" office:value="1024900" calcext:value-type="float">
            <text:p>1024900</text:p>
          </table:table-cell>
          <table:table-cell table:formula="of:=[$'mit-autotrim-1s'.AL71]" office:value-type="float" office:value="67101" calcext:value-type="float">
            <text:p>67101</text:p>
          </table:table-cell>
        </table:table-row>
        <table:table-row table:style-name="ro1">
          <table:table-cell table:formula="of:=[$'mit-autotrim-1s'.R72]" office:value-type="float" office:value="408132" calcext:value-type="float">
            <text:p>40813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2]" office:value-type="float" office:value="1025164" calcext:value-type="float">
            <text:p>1025164</text:p>
          </table:table-cell>
          <table:table-cell table:formula="of:=[$'mit-autotrim-1s'.AL72]" office:value-type="float" office:value="108079" calcext:value-type="float">
            <text:p>108079</text:p>
          </table:table-cell>
        </table:table-row>
        <table:table-row table:style-name="ro1">
          <table:table-cell table:formula="of:=[$'mit-autotrim-1s'.R73]" office:value-type="float" office:value="436600" calcext:value-type="float">
            <text:p>43660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3]" office:value-type="float" office:value="1025164" calcext:value-type="float">
            <text:p>1025164</text:p>
          </table:table-cell>
          <table:table-cell table:formula="of:=[$'mit-autotrim-1s'.AL73]" office:value-type="float" office:value="130871" calcext:value-type="float">
            <text:p>130871</text:p>
          </table:table-cell>
        </table:table-row>
        <table:table-row table:style-name="ro1">
          <table:table-cell table:formula="of:=[$'mit-autotrim-1s'.R74]" office:value-type="float" office:value="420516" calcext:value-type="float">
            <text:p>42051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4]" office:value-type="float" office:value="1025740" calcext:value-type="float">
            <text:p>1025740</text:p>
          </table:table-cell>
          <table:table-cell table:formula="of:=[$'mit-autotrim-1s'.AL74]" office:value-type="float" office:value="153635" calcext:value-type="float">
            <text:p>153635</text:p>
          </table:table-cell>
        </table:table-row>
        <table:table-row table:style-name="ro1">
          <table:table-cell table:formula="of:=[$'mit-autotrim-1s'.R75]" office:value-type="float" office:value="450608" calcext:value-type="float">
            <text:p>45060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5]" office:value-type="float" office:value="1025740" calcext:value-type="float">
            <text:p>1025740</text:p>
          </table:table-cell>
          <table:table-cell table:formula="of:=[$'mit-autotrim-1s'.AL75]" office:value-type="float" office:value="179629" calcext:value-type="float">
            <text:p>179629</text:p>
          </table:table-cell>
        </table:table-row>
        <table:table-row table:style-name="ro1">
          <table:table-cell table:formula="of:=[$'mit-autotrim-1s'.R76]" office:value-type="float" office:value="458636" calcext:value-type="float">
            <text:p>45863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6]" office:value-type="float" office:value="1025740" calcext:value-type="float">
            <text:p>1025740</text:p>
          </table:table-cell>
          <table:table-cell table:formula="of:=[$'mit-autotrim-1s'.AL76]" office:value-type="float" office:value="84553" calcext:value-type="float">
            <text:p>84553</text:p>
          </table:table-cell>
        </table:table-row>
        <table:table-row table:style-name="ro1">
          <table:table-cell table:formula="of:=[$'mit-autotrim-1s'.R77]" office:value-type="float" office:value="455200" calcext:value-type="float">
            <text:p>45520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7]" office:value-type="float" office:value="1025808" calcext:value-type="float">
            <text:p>1025808</text:p>
          </table:table-cell>
          <table:table-cell table:formula="of:=[$'mit-autotrim-1s'.AL77]" office:value-type="float" office:value="84584" calcext:value-type="float">
            <text:p>84584</text:p>
          </table:table-cell>
        </table:table-row>
        <table:table-row table:style-name="ro1">
          <table:table-cell table:formula="of:=[$'mit-autotrim-1s'.R78]" office:value-type="float" office:value="398676" calcext:value-type="float">
            <text:p>39867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8]" office:value-type="float" office:value="1025808" calcext:value-type="float">
            <text:p>1025808</text:p>
          </table:table-cell>
          <table:table-cell table:formula="of:=[$'mit-autotrim-1s'.AL78]" office:value-type="float" office:value="104916" calcext:value-type="float">
            <text:p>104916</text:p>
          </table:table-cell>
        </table:table-row>
        <table:table-row table:style-name="ro1">
          <table:table-cell table:formula="of:=[$'mit-autotrim-1s'.R79]" office:value-type="float" office:value="395820" calcext:value-type="float">
            <text:p>39582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79]" office:value-type="float" office:value="1025808" calcext:value-type="float">
            <text:p>1025808</text:p>
          </table:table-cell>
          <table:table-cell table:formula="of:=[$'mit-autotrim-1s'.AL79]" office:value-type="float" office:value="120015" calcext:value-type="float">
            <text:p>120015</text:p>
          </table:table-cell>
        </table:table-row>
        <table:table-row table:style-name="ro1">
          <table:table-cell table:formula="of:=[$'mit-autotrim-1s'.R80]" office:value-type="float" office:value="408796" calcext:value-type="float">
            <text:p>4087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0]" office:value-type="float" office:value="1025808" calcext:value-type="float">
            <text:p>1025808</text:p>
          </table:table-cell>
          <table:table-cell table:formula="of:=[$'mit-autotrim-1s'.AL80]" office:value-type="float" office:value="136302" calcext:value-type="float">
            <text:p>136302</text:p>
          </table:table-cell>
        </table:table-row>
        <table:table-row table:style-name="ro1">
          <table:table-cell table:formula="of:=[$'mit-autotrim-1s'.R81]" office:value-type="float" office:value="400016" calcext:value-type="float">
            <text:p>40001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1]" office:value-type="float" office:value="1025808" calcext:value-type="float">
            <text:p>1025808</text:p>
          </table:table-cell>
          <table:table-cell table:formula="of:=[$'mit-autotrim-1s'.AL81]" office:value-type="float" office:value="126783" calcext:value-type="float">
            <text:p>126783</text:p>
          </table:table-cell>
        </table:table-row>
        <table:table-row table:style-name="ro1">
          <table:table-cell table:formula="of:=[$'mit-autotrim-1s'.R82]" office:value-type="float" office:value="410352" calcext:value-type="float">
            <text:p>41035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2]" office:value-type="float" office:value="1030220" calcext:value-type="float">
            <text:p>1030220</text:p>
          </table:table-cell>
          <table:table-cell table:formula="of:=[$'mit-autotrim-1s'.AL82]" office:value-type="float" office:value="137877" calcext:value-type="float">
            <text:p>137877</text:p>
          </table:table-cell>
        </table:table-row>
        <table:table-row table:style-name="ro1">
          <table:table-cell table:formula="of:=[$'mit-autotrim-1s'.R83]" office:value-type="float" office:value="416392" calcext:value-type="float">
            <text:p>41639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3]" office:value-type="float" office:value="1030540" calcext:value-type="float">
            <text:p>1030540</text:p>
          </table:table-cell>
          <table:table-cell table:formula="of:=[$'mit-autotrim-1s'.AL83]" office:value-type="float" office:value="72568" calcext:value-type="float">
            <text:p>72568</text:p>
          </table:table-cell>
        </table:table-row>
        <table:table-row table:style-name="ro1">
          <table:table-cell table:formula="of:=[$'mit-autotrim-1s'.R84]" office:value-type="float" office:value="430176" calcext:value-type="float">
            <text:p>43017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4]" office:value-type="float" office:value="1030540" calcext:value-type="float">
            <text:p>1030540</text:p>
          </table:table-cell>
          <table:table-cell table:formula="of:=[$'mit-autotrim-1s'.AL84]" office:value-type="float" office:value="95797" calcext:value-type="float">
            <text:p>95797</text:p>
          </table:table-cell>
        </table:table-row>
        <table:table-row table:style-name="ro1">
          <table:table-cell table:formula="of:=[$'mit-autotrim-1s'.R85]" office:value-type="float" office:value="456932" calcext:value-type="float">
            <text:p>45693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5]" office:value-type="float" office:value="1030540" calcext:value-type="float">
            <text:p>1030540</text:p>
          </table:table-cell>
          <table:table-cell table:formula="of:=[$'mit-autotrim-1s'.AL85]" office:value-type="float" office:value="111727" calcext:value-type="float">
            <text:p>111727</text:p>
          </table:table-cell>
        </table:table-row>
        <table:table-row table:style-name="ro1">
          <table:table-cell table:formula="of:=[$'mit-autotrim-1s'.R86]" office:value-type="float" office:value="409144" calcext:value-type="float">
            <text:p>40914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6]" office:value-type="float" office:value="1030804" calcext:value-type="float">
            <text:p>1030804</text:p>
          </table:table-cell>
          <table:table-cell table:formula="of:=[$'mit-autotrim-1s'.AL86]" office:value-type="float" office:value="126156" calcext:value-type="float">
            <text:p>126156</text:p>
          </table:table-cell>
        </table:table-row>
        <table:table-row table:style-name="ro1">
          <table:table-cell table:formula="of:=[$'mit-autotrim-1s'.R87]" office:value-type="float" office:value="421372" calcext:value-type="float">
            <text:p>42137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7]" office:value-type="float" office:value="1030804" calcext:value-type="float">
            <text:p>1030804</text:p>
          </table:table-cell>
          <table:table-cell table:formula="of:=[$'mit-autotrim-1s'.AL87]" office:value-type="float" office:value="145414" calcext:value-type="float">
            <text:p>145414</text:p>
          </table:table-cell>
        </table:table-row>
        <table:table-row table:style-name="ro1">
          <table:table-cell table:formula="of:=[$'mit-autotrim-1s'.R88]" office:value-type="float" office:value="453072" calcext:value-type="float">
            <text:p>45307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8]" office:value-type="float" office:value="1031056" calcext:value-type="float">
            <text:p>1031056</text:p>
          </table:table-cell>
          <table:table-cell table:formula="of:=[$'mit-autotrim-1s'.AL88]" office:value-type="float" office:value="175046" calcext:value-type="float">
            <text:p>175046</text:p>
          </table:table-cell>
        </table:table-row>
        <table:table-row table:style-name="ro1">
          <table:table-cell table:formula="of:=[$'mit-autotrim-1s'.R89]" office:value-type="float" office:value="467864" calcext:value-type="float">
            <text:p>46786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89]" office:value-type="float" office:value="1033872" calcext:value-type="float">
            <text:p>1033872</text:p>
          </table:table-cell>
          <table:table-cell table:formula="of:=[$'mit-autotrim-1s'.AL89]" office:value-type="float" office:value="140621" calcext:value-type="float">
            <text:p>140621</text:p>
          </table:table-cell>
        </table:table-row>
        <table:table-row table:style-name="ro1">
          <table:table-cell table:formula="of:=[$'mit-autotrim-1s'.R90]" office:value-type="float" office:value="394796" calcext:value-type="float">
            <text:p>39479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0]" office:value-type="float" office:value="0" calcext:value-type="float">
            <text:p>0</text:p>
          </table:table-cell>
          <table:table-cell table:formula="of:=[$'mit-autotrim-1s'.AL90]" office:value-type="float" office:value="75878" calcext:value-type="float">
            <text:p>75878</text:p>
          </table:table-cell>
        </table:table-row>
        <table:table-row table:style-name="ro1">
          <table:table-cell table:formula="of:=[$'mit-autotrim-1s'.R91]" office:value-type="float" office:value="360792" calcext:value-type="float">
            <text:p>36079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1]" office:value-type="float" office:value="0" calcext:value-type="float">
            <text:p>0</text:p>
          </table:table-cell>
          <table:table-cell table:formula="of:=[$'mit-autotrim-1s'.AL91]" office:value-type="float" office:value="76832" calcext:value-type="float">
            <text:p>76832</text:p>
          </table:table-cell>
        </table:table-row>
        <table:table-row table:style-name="ro1">
          <table:table-cell table:formula="of:=[$'mit-autotrim-1s'.R92]" office:value-type="float" office:value="451728" calcext:value-type="float">
            <text:p>451728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2]" office:value-type="float" office:value="0" calcext:value-type="float">
            <text:p>0</text:p>
          </table:table-cell>
          <table:table-cell table:formula="of:=[$'mit-autotrim-1s'.AL92]" office:value-type="float" office:value="83742" calcext:value-type="float">
            <text:p>83742</text:p>
          </table:table-cell>
        </table:table-row>
        <table:table-row table:style-name="ro1">
          <table:table-cell table:formula="of:=[$'mit-autotrim-1s'.R93]" office:value-type="float" office:value="409084" calcext:value-type="float">
            <text:p>40908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3]" office:value-type="float" office:value="0" calcext:value-type="float">
            <text:p>0</text:p>
          </table:table-cell>
          <table:table-cell table:formula="of:=[$'mit-autotrim-1s'.AL93]" office:value-type="float" office:value="127762" calcext:value-type="float">
            <text:p>127762</text:p>
          </table:table-cell>
        </table:table-row>
        <table:table-row table:style-name="ro1">
          <table:table-cell table:formula="of:=[$'mit-autotrim-1s'.R9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4]" office:value-type="float" office:value="0" calcext:value-type="float">
            <text:p>0</text:p>
          </table:table-cell>
          <table:table-cell table:formula="of:=[$'mit-autotrim-1s'.AL9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5]" office:value-type="float" office:value="0" calcext:value-type="float">
            <text:p>0</text:p>
          </table:table-cell>
          <table:table-cell table:formula="of:=[$'mit-autotrim-1s'.AL9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6]" office:value-type="float" office:value="0" calcext:value-type="float">
            <text:p>0</text:p>
          </table:table-cell>
          <table:table-cell table:formula="of:=[$'mit-autotrim-1s'.AL9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7]" office:value-type="float" office:value="0" calcext:value-type="float">
            <text:p>0</text:p>
          </table:table-cell>
          <table:table-cell table:formula="of:=[$'mit-autotrim-1s'.AL9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8]" office:value-type="float" office:value="0" calcext:value-type="float">
            <text:p>0</text:p>
          </table:table-cell>
          <table:table-cell table:formula="of:=[$'mit-autotrim-1s'.AL9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9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99]" office:value-type="float" office:value="0" calcext:value-type="float">
            <text:p>0</text:p>
          </table:table-cell>
          <table:table-cell table:formula="of:=[$'mit-autotrim-1s'.AL9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0]" office:value-type="float" office:value="0" calcext:value-type="float">
            <text:p>0</text:p>
          </table:table-cell>
          <table:table-cell table:formula="of:=[$'mit-autotrim-1s'.AL10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1]" office:value-type="float" office:value="0" calcext:value-type="float">
            <text:p>0</text:p>
          </table:table-cell>
          <table:table-cell table:formula="of:=[$'mit-autotrim-1s'.AL10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2]" office:value-type="float" office:value="0" calcext:value-type="float">
            <text:p>0</text:p>
          </table:table-cell>
          <table:table-cell table:formula="of:=[$'mit-autotrim-1s'.AL10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3]" office:value-type="float" office:value="0" calcext:value-type="float">
            <text:p>0</text:p>
          </table:table-cell>
          <table:table-cell table:formula="of:=[$'mit-autotrim-1s'.AL10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4]" office:value-type="float" office:value="0" calcext:value-type="float">
            <text:p>0</text:p>
          </table:table-cell>
          <table:table-cell table:formula="of:=[$'mit-autotrim-1s'.AL10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5]" office:value-type="float" office:value="0" calcext:value-type="float">
            <text:p>0</text:p>
          </table:table-cell>
          <table:table-cell table:formula="of:=[$'mit-autotrim-1s'.AL10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6]" office:value-type="float" office:value="0" calcext:value-type="float">
            <text:p>0</text:p>
          </table:table-cell>
          <table:table-cell table:formula="of:=[$'mit-autotrim-1s'.AL10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7]" office:value-type="float" office:value="0" calcext:value-type="float">
            <text:p>0</text:p>
          </table:table-cell>
          <table:table-cell table:formula="of:=[$'mit-autotrim-1s'.AL10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8]" office:value-type="float" office:value="0" calcext:value-type="float">
            <text:p>0</text:p>
          </table:table-cell>
          <table:table-cell table:formula="of:=[$'mit-autotrim-1s'.AL10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0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09]" office:value-type="float" office:value="0" calcext:value-type="float">
            <text:p>0</text:p>
          </table:table-cell>
          <table:table-cell table:formula="of:=[$'mit-autotrim-1s'.AL10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0]" office:value-type="float" office:value="0" calcext:value-type="float">
            <text:p>0</text:p>
          </table:table-cell>
          <table:table-cell table:formula="of:=[$'mit-autotrim-1s'.AL11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1]" office:value-type="float" office:value="0" calcext:value-type="float">
            <text:p>0</text:p>
          </table:table-cell>
          <table:table-cell table:formula="of:=[$'mit-autotrim-1s'.AL11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2]" office:value-type="float" office:value="0" calcext:value-type="float">
            <text:p>0</text:p>
          </table:table-cell>
          <table:table-cell table:formula="of:=[$'mit-autotrim-1s'.AL11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3]" office:value-type="float" office:value="0" calcext:value-type="float">
            <text:p>0</text:p>
          </table:table-cell>
          <table:table-cell table:formula="of:=[$'mit-autotrim-1s'.AL11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4]" office:value-type="float" office:value="0" calcext:value-type="float">
            <text:p>0</text:p>
          </table:table-cell>
          <table:table-cell table:formula="of:=[$'mit-autotrim-1s'.AL11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5]" office:value-type="float" office:value="0" calcext:value-type="float">
            <text:p>0</text:p>
          </table:table-cell>
          <table:table-cell table:formula="of:=[$'mit-autotrim-1s'.AL11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6]" office:value-type="float" office:value="0" calcext:value-type="float">
            <text:p>0</text:p>
          </table:table-cell>
          <table:table-cell table:formula="of:=[$'mit-autotrim-1s'.AL11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7]" office:value-type="float" office:value="0" calcext:value-type="float">
            <text:p>0</text:p>
          </table:table-cell>
          <table:table-cell table:formula="of:=[$'mit-autotrim-1s'.AL11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8]" office:value-type="float" office:value="0" calcext:value-type="float">
            <text:p>0</text:p>
          </table:table-cell>
          <table:table-cell table:formula="of:=[$'mit-autotrim-1s'.AL11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1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19]" office:value-type="float" office:value="0" calcext:value-type="float">
            <text:p>0</text:p>
          </table:table-cell>
          <table:table-cell table:formula="of:=[$'mit-autotrim-1s'.AL11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0]" office:value-type="float" office:value="0" calcext:value-type="float">
            <text:p>0</text:p>
          </table:table-cell>
          <table:table-cell table:formula="of:=[$'mit-autotrim-1s'.AL12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1]" office:value-type="float" office:value="0" calcext:value-type="float">
            <text:p>0</text:p>
          </table:table-cell>
          <table:table-cell table:formula="of:=[$'mit-autotrim-1s'.AL12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2]" office:value-type="float" office:value="0" calcext:value-type="float">
            <text:p>0</text:p>
          </table:table-cell>
          <table:table-cell table:formula="of:=[$'mit-autotrim-1s'.AL12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3]" office:value-type="float" office:value="0" calcext:value-type="float">
            <text:p>0</text:p>
          </table:table-cell>
          <table:table-cell table:formula="of:=[$'mit-autotrim-1s'.AL12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4]" office:value-type="float" office:value="0" calcext:value-type="float">
            <text:p>0</text:p>
          </table:table-cell>
          <table:table-cell table:formula="of:=[$'mit-autotrim-1s'.AL12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5]" office:value-type="float" office:value="0" calcext:value-type="float">
            <text:p>0</text:p>
          </table:table-cell>
          <table:table-cell table:formula="of:=[$'mit-autotrim-1s'.AL12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6]" office:value-type="float" office:value="0" calcext:value-type="float">
            <text:p>0</text:p>
          </table:table-cell>
          <table:table-cell table:formula="of:=[$'mit-autotrim-1s'.AL12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7]" office:value-type="float" office:value="0" calcext:value-type="float">
            <text:p>0</text:p>
          </table:table-cell>
          <table:table-cell table:formula="of:=[$'mit-autotrim-1s'.AL12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8]" office:value-type="float" office:value="0" calcext:value-type="float">
            <text:p>0</text:p>
          </table:table-cell>
          <table:table-cell table:formula="of:=[$'mit-autotrim-1s'.AL12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2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29]" office:value-type="float" office:value="0" calcext:value-type="float">
            <text:p>0</text:p>
          </table:table-cell>
          <table:table-cell table:formula="of:=[$'mit-autotrim-1s'.AL12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0]" office:value-type="float" office:value="0" calcext:value-type="float">
            <text:p>0</text:p>
          </table:table-cell>
          <table:table-cell table:formula="of:=[$'mit-autotrim-1s'.AL13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1]" office:value-type="float" office:value="0" calcext:value-type="float">
            <text:p>0</text:p>
          </table:table-cell>
          <table:table-cell table:formula="of:=[$'mit-autotrim-1s'.AL13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2]" office:value-type="float" office:value="0" calcext:value-type="float">
            <text:p>0</text:p>
          </table:table-cell>
          <table:table-cell table:formula="of:=[$'mit-autotrim-1s'.AL13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3]" office:value-type="float" office:value="0" calcext:value-type="float">
            <text:p>0</text:p>
          </table:table-cell>
          <table:table-cell table:formula="of:=[$'mit-autotrim-1s'.AL13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4]" office:value-type="float" office:value="0" calcext:value-type="float">
            <text:p>0</text:p>
          </table:table-cell>
          <table:table-cell table:formula="of:=[$'mit-autotrim-1s'.AL13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5]" office:value-type="float" office:value="0" calcext:value-type="float">
            <text:p>0</text:p>
          </table:table-cell>
          <table:table-cell table:formula="of:=[$'mit-autotrim-1s'.AL13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6]" office:value-type="float" office:value="0" calcext:value-type="float">
            <text:p>0</text:p>
          </table:table-cell>
          <table:table-cell table:formula="of:=[$'mit-autotrim-1s'.AL13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7]" office:value-type="float" office:value="0" calcext:value-type="float">
            <text:p>0</text:p>
          </table:table-cell>
          <table:table-cell table:formula="of:=[$'mit-autotrim-1s'.AL13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8]" office:value-type="float" office:value="0" calcext:value-type="float">
            <text:p>0</text:p>
          </table:table-cell>
          <table:table-cell table:formula="of:=[$'mit-autotrim-1s'.AL13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3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39]" office:value-type="float" office:value="0" calcext:value-type="float">
            <text:p>0</text:p>
          </table:table-cell>
          <table:table-cell table:formula="of:=[$'mit-autotrim-1s'.AL13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0]" office:value-type="float" office:value="0" calcext:value-type="float">
            <text:p>0</text:p>
          </table:table-cell>
          <table:table-cell table:formula="of:=[$'mit-autotrim-1s'.AL14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1]" office:value-type="float" office:value="0" calcext:value-type="float">
            <text:p>0</text:p>
          </table:table-cell>
          <table:table-cell table:formula="of:=[$'mit-autotrim-1s'.AL14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2]" office:value-type="float" office:value="0" calcext:value-type="float">
            <text:p>0</text:p>
          </table:table-cell>
          <table:table-cell table:formula="of:=[$'mit-autotrim-1s'.AL14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3]" office:value-type="float" office:value="0" calcext:value-type="float">
            <text:p>0</text:p>
          </table:table-cell>
          <table:table-cell table:formula="of:=[$'mit-autotrim-1s'.AL14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4]" office:value-type="float" office:value="0" calcext:value-type="float">
            <text:p>0</text:p>
          </table:table-cell>
          <table:table-cell table:formula="of:=[$'mit-autotrim-1s'.AL14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5]" office:value-type="float" office:value="0" calcext:value-type="float">
            <text:p>0</text:p>
          </table:table-cell>
          <table:table-cell table:formula="of:=[$'mit-autotrim-1s'.AL14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6]" office:value-type="float" office:value="0" calcext:value-type="float">
            <text:p>0</text:p>
          </table:table-cell>
          <table:table-cell table:formula="of:=[$'mit-autotrim-1s'.AL14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7]" office:value-type="float" office:value="0" calcext:value-type="float">
            <text:p>0</text:p>
          </table:table-cell>
          <table:table-cell table:formula="of:=[$'mit-autotrim-1s'.AL14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8]" office:value-type="float" office:value="0" calcext:value-type="float">
            <text:p>0</text:p>
          </table:table-cell>
          <table:table-cell table:formula="of:=[$'mit-autotrim-1s'.AL14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4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49]" office:value-type="float" office:value="0" calcext:value-type="float">
            <text:p>0</text:p>
          </table:table-cell>
          <table:table-cell table:formula="of:=[$'mit-autotrim-1s'.AL14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0]" office:value-type="float" office:value="0" calcext:value-type="float">
            <text:p>0</text:p>
          </table:table-cell>
          <table:table-cell table:formula="of:=[$'mit-autotrim-1s'.AL15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1]" office:value-type="float" office:value="0" calcext:value-type="float">
            <text:p>0</text:p>
          </table:table-cell>
          <table:table-cell table:formula="of:=[$'mit-autotrim-1s'.AL15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2]" office:value-type="float" office:value="0" calcext:value-type="float">
            <text:p>0</text:p>
          </table:table-cell>
          <table:table-cell table:formula="of:=[$'mit-autotrim-1s'.AL15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3]" office:value-type="float" office:value="0" calcext:value-type="float">
            <text:p>0</text:p>
          </table:table-cell>
          <table:table-cell table:formula="of:=[$'mit-autotrim-1s'.AL15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4]" office:value-type="float" office:value="0" calcext:value-type="float">
            <text:p>0</text:p>
          </table:table-cell>
          <table:table-cell table:formula="of:=[$'mit-autotrim-1s'.AL15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5]" office:value-type="float" office:value="0" calcext:value-type="float">
            <text:p>0</text:p>
          </table:table-cell>
          <table:table-cell table:formula="of:=[$'mit-autotrim-1s'.AL15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6]" office:value-type="float" office:value="0" calcext:value-type="float">
            <text:p>0</text:p>
          </table:table-cell>
          <table:table-cell table:formula="of:=[$'mit-autotrim-1s'.AL15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7]" office:value-type="float" office:value="0" calcext:value-type="float">
            <text:p>0</text:p>
          </table:table-cell>
          <table:table-cell table:formula="of:=[$'mit-autotrim-1s'.AL15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8]" office:value-type="float" office:value="0" calcext:value-type="float">
            <text:p>0</text:p>
          </table:table-cell>
          <table:table-cell table:formula="of:=[$'mit-autotrim-1s'.AL15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5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59]" office:value-type="float" office:value="0" calcext:value-type="float">
            <text:p>0</text:p>
          </table:table-cell>
          <table:table-cell table:formula="of:=[$'mit-autotrim-1s'.AL15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0]" office:value-type="float" office:value="0" calcext:value-type="float">
            <text:p>0</text:p>
          </table:table-cell>
          <table:table-cell table:formula="of:=[$'mit-autotrim-1s'.AL16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1]" office:value-type="float" office:value="0" calcext:value-type="float">
            <text:p>0</text:p>
          </table:table-cell>
          <table:table-cell table:formula="of:=[$'mit-autotrim-1s'.AL16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2]" office:value-type="float" office:value="0" calcext:value-type="float">
            <text:p>0</text:p>
          </table:table-cell>
          <table:table-cell table:formula="of:=[$'mit-autotrim-1s'.AL16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3]" office:value-type="float" office:value="0" calcext:value-type="float">
            <text:p>0</text:p>
          </table:table-cell>
          <table:table-cell table:formula="of:=[$'mit-autotrim-1s'.AL16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4]" office:value-type="float" office:value="0" calcext:value-type="float">
            <text:p>0</text:p>
          </table:table-cell>
          <table:table-cell table:formula="of:=[$'mit-autotrim-1s'.AL16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5]" office:value-type="float" office:value="0" calcext:value-type="float">
            <text:p>0</text:p>
          </table:table-cell>
          <table:table-cell table:formula="of:=[$'mit-autotrim-1s'.AL16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6]" office:value-type="float" office:value="0" calcext:value-type="float">
            <text:p>0</text:p>
          </table:table-cell>
          <table:table-cell table:formula="of:=[$'mit-autotrim-1s'.AL16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7]" office:value-type="float" office:value="0" calcext:value-type="float">
            <text:p>0</text:p>
          </table:table-cell>
          <table:table-cell table:formula="of:=[$'mit-autotrim-1s'.AL16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8]" office:value-type="float" office:value="0" calcext:value-type="float">
            <text:p>0</text:p>
          </table:table-cell>
          <table:table-cell table:formula="of:=[$'mit-autotrim-1s'.AL16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6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69]" office:value-type="float" office:value="0" calcext:value-type="float">
            <text:p>0</text:p>
          </table:table-cell>
          <table:table-cell table:formula="of:=[$'mit-autotrim-1s'.AL16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0]" office:value-type="float" office:value="0" calcext:value-type="float">
            <text:p>0</text:p>
          </table:table-cell>
          <table:table-cell table:formula="of:=[$'mit-autotrim-1s'.AL17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1]" office:value-type="float" office:value="0" calcext:value-type="float">
            <text:p>0</text:p>
          </table:table-cell>
          <table:table-cell table:formula="of:=[$'mit-autotrim-1s'.AL17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2]" office:value-type="float" office:value="0" calcext:value-type="float">
            <text:p>0</text:p>
          </table:table-cell>
          <table:table-cell table:formula="of:=[$'mit-autotrim-1s'.AL17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3]" office:value-type="float" office:value="0" calcext:value-type="float">
            <text:p>0</text:p>
          </table:table-cell>
          <table:table-cell table:formula="of:=[$'mit-autotrim-1s'.AL17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4]" office:value-type="float" office:value="0" calcext:value-type="float">
            <text:p>0</text:p>
          </table:table-cell>
          <table:table-cell table:formula="of:=[$'mit-autotrim-1s'.AL17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5]" office:value-type="float" office:value="0" calcext:value-type="float">
            <text:p>0</text:p>
          </table:table-cell>
          <table:table-cell table:formula="of:=[$'mit-autotrim-1s'.AL17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6]" office:value-type="float" office:value="0" calcext:value-type="float">
            <text:p>0</text:p>
          </table:table-cell>
          <table:table-cell table:formula="of:=[$'mit-autotrim-1s'.AL17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7]" office:value-type="float" office:value="0" calcext:value-type="float">
            <text:p>0</text:p>
          </table:table-cell>
          <table:table-cell table:formula="of:=[$'mit-autotrim-1s'.AL17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8]" office:value-type="float" office:value="0" calcext:value-type="float">
            <text:p>0</text:p>
          </table:table-cell>
          <table:table-cell table:formula="of:=[$'mit-autotrim-1s'.AL17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7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79]" office:value-type="float" office:value="0" calcext:value-type="float">
            <text:p>0</text:p>
          </table:table-cell>
          <table:table-cell table:formula="of:=[$'mit-autotrim-1s'.AL17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0]" office:value-type="float" office:value="0" calcext:value-type="float">
            <text:p>0</text:p>
          </table:table-cell>
          <table:table-cell table:formula="of:=[$'mit-autotrim-1s'.AL18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1]" office:value-type="float" office:value="0" calcext:value-type="float">
            <text:p>0</text:p>
          </table:table-cell>
          <table:table-cell table:formula="of:=[$'mit-autotrim-1s'.AL18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2]" office:value-type="float" office:value="0" calcext:value-type="float">
            <text:p>0</text:p>
          </table:table-cell>
          <table:table-cell table:formula="of:=[$'mit-autotrim-1s'.AL18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3]" office:value-type="float" office:value="0" calcext:value-type="float">
            <text:p>0</text:p>
          </table:table-cell>
          <table:table-cell table:formula="of:=[$'mit-autotrim-1s'.AL18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4]" office:value-type="float" office:value="0" calcext:value-type="float">
            <text:p>0</text:p>
          </table:table-cell>
          <table:table-cell table:formula="of:=[$'mit-autotrim-1s'.AL18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5]" office:value-type="float" office:value="0" calcext:value-type="float">
            <text:p>0</text:p>
          </table:table-cell>
          <table:table-cell table:formula="of:=[$'mit-autotrim-1s'.AL18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6]" office:value-type="float" office:value="0" calcext:value-type="float">
            <text:p>0</text:p>
          </table:table-cell>
          <table:table-cell table:formula="of:=[$'mit-autotrim-1s'.AL18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7]" office:value-type="float" office:value="0" calcext:value-type="float">
            <text:p>0</text:p>
          </table:table-cell>
          <table:table-cell table:formula="of:=[$'mit-autotrim-1s'.AL18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8]" office:value-type="float" office:value="0" calcext:value-type="float">
            <text:p>0</text:p>
          </table:table-cell>
          <table:table-cell table:formula="of:=[$'mit-autotrim-1s'.AL18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8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89]" office:value-type="float" office:value="0" calcext:value-type="float">
            <text:p>0</text:p>
          </table:table-cell>
          <table:table-cell table:formula="of:=[$'mit-autotrim-1s'.AL18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0]" office:value-type="float" office:value="0" calcext:value-type="float">
            <text:p>0</text:p>
          </table:table-cell>
          <table:table-cell table:formula="of:=[$'mit-autotrim-1s'.AL19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1]" office:value-type="float" office:value="0" calcext:value-type="float">
            <text:p>0</text:p>
          </table:table-cell>
          <table:table-cell table:formula="of:=[$'mit-autotrim-1s'.AL19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2]" office:value-type="float" office:value="0" calcext:value-type="float">
            <text:p>0</text:p>
          </table:table-cell>
          <table:table-cell table:formula="of:=[$'mit-autotrim-1s'.AL19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3]" office:value-type="float" office:value="0" calcext:value-type="float">
            <text:p>0</text:p>
          </table:table-cell>
          <table:table-cell table:formula="of:=[$'mit-autotrim-1s'.AL19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4]" office:value-type="float" office:value="0" calcext:value-type="float">
            <text:p>0</text:p>
          </table:table-cell>
          <table:table-cell table:formula="of:=[$'mit-autotrim-1s'.AL19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5]" office:value-type="float" office:value="0" calcext:value-type="float">
            <text:p>0</text:p>
          </table:table-cell>
          <table:table-cell table:formula="of:=[$'mit-autotrim-1s'.AL19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6]" office:value-type="float" office:value="0" calcext:value-type="float">
            <text:p>0</text:p>
          </table:table-cell>
          <table:table-cell table:formula="of:=[$'mit-autotrim-1s'.AL19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7]" office:value-type="float" office:value="0" calcext:value-type="float">
            <text:p>0</text:p>
          </table:table-cell>
          <table:table-cell table:formula="of:=[$'mit-autotrim-1s'.AL19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8]" office:value-type="float" office:value="0" calcext:value-type="float">
            <text:p>0</text:p>
          </table:table-cell>
          <table:table-cell table:formula="of:=[$'mit-autotrim-1s'.AL19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19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199]" office:value-type="float" office:value="0" calcext:value-type="float">
            <text:p>0</text:p>
          </table:table-cell>
          <table:table-cell table:formula="of:=[$'mit-autotrim-1s'.AL19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0]" office:value-type="float" office:value="0" calcext:value-type="float">
            <text:p>0</text:p>
          </table:table-cell>
          <table:table-cell table:formula="of:=[$'mit-autotrim-1s'.AL20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1]" office:value-type="float" office:value="0" calcext:value-type="float">
            <text:p>0</text:p>
          </table:table-cell>
          <table:table-cell table:formula="of:=[$'mit-autotrim-1s'.AL20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2]" office:value-type="float" office:value="0" calcext:value-type="float">
            <text:p>0</text:p>
          </table:table-cell>
          <table:table-cell table:formula="of:=[$'mit-autotrim-1s'.AL20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3]" office:value-type="float" office:value="0" calcext:value-type="float">
            <text:p>0</text:p>
          </table:table-cell>
          <table:table-cell table:formula="of:=[$'mit-autotrim-1s'.AL20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4]" office:value-type="float" office:value="0" calcext:value-type="float">
            <text:p>0</text:p>
          </table:table-cell>
          <table:table-cell table:formula="of:=[$'mit-autotrim-1s'.AL20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5]" office:value-type="float" office:value="0" calcext:value-type="float">
            <text:p>0</text:p>
          </table:table-cell>
          <table:table-cell table:formula="of:=[$'mit-autotrim-1s'.AL20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6]" office:value-type="float" office:value="0" calcext:value-type="float">
            <text:p>0</text:p>
          </table:table-cell>
          <table:table-cell table:formula="of:=[$'mit-autotrim-1s'.AL20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7]" office:value-type="float" office:value="0" calcext:value-type="float">
            <text:p>0</text:p>
          </table:table-cell>
          <table:table-cell table:formula="of:=[$'mit-autotrim-1s'.AL20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8]" office:value-type="float" office:value="0" calcext:value-type="float">
            <text:p>0</text:p>
          </table:table-cell>
          <table:table-cell table:formula="of:=[$'mit-autotrim-1s'.AL20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0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09]" office:value-type="float" office:value="0" calcext:value-type="float">
            <text:p>0</text:p>
          </table:table-cell>
          <table:table-cell table:formula="of:=[$'mit-autotrim-1s'.AL20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0]" office:value-type="float" office:value="0" calcext:value-type="float">
            <text:p>0</text:p>
          </table:table-cell>
          <table:table-cell table:formula="of:=[$'mit-autotrim-1s'.AL21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1]" office:value-type="float" office:value="0" calcext:value-type="float">
            <text:p>0</text:p>
          </table:table-cell>
          <table:table-cell table:formula="of:=[$'mit-autotrim-1s'.AL21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2]" office:value-type="float" office:value="0" calcext:value-type="float">
            <text:p>0</text:p>
          </table:table-cell>
          <table:table-cell table:formula="of:=[$'mit-autotrim-1s'.AL21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3]" office:value-type="float" office:value="0" calcext:value-type="float">
            <text:p>0</text:p>
          </table:table-cell>
          <table:table-cell table:formula="of:=[$'mit-autotrim-1s'.AL21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4]" office:value-type="float" office:value="0" calcext:value-type="float">
            <text:p>0</text:p>
          </table:table-cell>
          <table:table-cell table:formula="of:=[$'mit-autotrim-1s'.AL21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5]" office:value-type="float" office:value="0" calcext:value-type="float">
            <text:p>0</text:p>
          </table:table-cell>
          <table:table-cell table:formula="of:=[$'mit-autotrim-1s'.AL21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6]" office:value-type="float" office:value="0" calcext:value-type="float">
            <text:p>0</text:p>
          </table:table-cell>
          <table:table-cell table:formula="of:=[$'mit-autotrim-1s'.AL21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7]" office:value-type="float" office:value="0" calcext:value-type="float">
            <text:p>0</text:p>
          </table:table-cell>
          <table:table-cell table:formula="of:=[$'mit-autotrim-1s'.AL21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8]" office:value-type="float" office:value="0" calcext:value-type="float">
            <text:p>0</text:p>
          </table:table-cell>
          <table:table-cell table:formula="of:=[$'mit-autotrim-1s'.AL21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1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19]" office:value-type="float" office:value="0" calcext:value-type="float">
            <text:p>0</text:p>
          </table:table-cell>
          <table:table-cell table:formula="of:=[$'mit-autotrim-1s'.AL21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0]" office:value-type="float" office:value="0" calcext:value-type="float">
            <text:p>0</text:p>
          </table:table-cell>
          <table:table-cell table:formula="of:=[$'mit-autotrim-1s'.AL22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1]" office:value-type="float" office:value="0" calcext:value-type="float">
            <text:p>0</text:p>
          </table:table-cell>
          <table:table-cell table:formula="of:=[$'mit-autotrim-1s'.AL22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2]" office:value-type="float" office:value="0" calcext:value-type="float">
            <text:p>0</text:p>
          </table:table-cell>
          <table:table-cell table:formula="of:=[$'mit-autotrim-1s'.AL22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3]" office:value-type="float" office:value="0" calcext:value-type="float">
            <text:p>0</text:p>
          </table:table-cell>
          <table:table-cell table:formula="of:=[$'mit-autotrim-1s'.AL22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4]" office:value-type="float" office:value="0" calcext:value-type="float">
            <text:p>0</text:p>
          </table:table-cell>
          <table:table-cell table:formula="of:=[$'mit-autotrim-1s'.AL22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5]" office:value-type="float" office:value="0" calcext:value-type="float">
            <text:p>0</text:p>
          </table:table-cell>
          <table:table-cell table:formula="of:=[$'mit-autotrim-1s'.AL22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6]" office:value-type="float" office:value="0" calcext:value-type="float">
            <text:p>0</text:p>
          </table:table-cell>
          <table:table-cell table:formula="of:=[$'mit-autotrim-1s'.AL22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7]" office:value-type="float" office:value="0" calcext:value-type="float">
            <text:p>0</text:p>
          </table:table-cell>
          <table:table-cell table:formula="of:=[$'mit-autotrim-1s'.AL22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8]" office:value-type="float" office:value="0" calcext:value-type="float">
            <text:p>0</text:p>
          </table:table-cell>
          <table:table-cell table:formula="of:=[$'mit-autotrim-1s'.AL22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2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29]" office:value-type="float" office:value="0" calcext:value-type="float">
            <text:p>0</text:p>
          </table:table-cell>
          <table:table-cell table:formula="of:=[$'mit-autotrim-1s'.AL22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0]" office:value-type="float" office:value="0" calcext:value-type="float">
            <text:p>0</text:p>
          </table:table-cell>
          <table:table-cell table:formula="of:=[$'mit-autotrim-1s'.AL23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1]" office:value-type="float" office:value="0" calcext:value-type="float">
            <text:p>0</text:p>
          </table:table-cell>
          <table:table-cell table:formula="of:=[$'mit-autotrim-1s'.AL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2]" office:value-type="float" office:value="0" calcext:value-type="float">
            <text:p>0</text:p>
          </table:table-cell>
          <table:table-cell table:formula="of:=[$'mit-autotrim-1s'.AL23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3]" office:value-type="float" office:value="0" calcext:value-type="float">
            <text:p>0</text:p>
          </table:table-cell>
          <table:table-cell table:formula="of:=[$'mit-autotrim-1s'.AL23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4]" office:value-type="float" office:value="0" calcext:value-type="float">
            <text:p>0</text:p>
          </table:table-cell>
          <table:table-cell table:formula="of:=[$'mit-autotrim-1s'.AL23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5]" office:value-type="float" office:value="0" calcext:value-type="float">
            <text:p>0</text:p>
          </table:table-cell>
          <table:table-cell table:formula="of:=[$'mit-autotrim-1s'.AL23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6]" office:value-type="float" office:value="0" calcext:value-type="float">
            <text:p>0</text:p>
          </table:table-cell>
          <table:table-cell table:formula="of:=[$'mit-autotrim-1s'.AL23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7]" office:value-type="float" office:value="0" calcext:value-type="float">
            <text:p>0</text:p>
          </table:table-cell>
          <table:table-cell table:formula="of:=[$'mit-autotrim-1s'.AL23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8]" office:value-type="float" office:value="0" calcext:value-type="float">
            <text:p>0</text:p>
          </table:table-cell>
          <table:table-cell table:formula="of:=[$'mit-autotrim-1s'.AL23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3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39]" office:value-type="float" office:value="0" calcext:value-type="float">
            <text:p>0</text:p>
          </table:table-cell>
          <table:table-cell table:formula="of:=[$'mit-autotrim-1s'.AL23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0]" office:value-type="float" office:value="0" calcext:value-type="float">
            <text:p>0</text:p>
          </table:table-cell>
          <table:table-cell table:formula="of:=[$'mit-autotrim-1s'.AL24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1]" office:value-type="float" office:value="0" calcext:value-type="float">
            <text:p>0</text:p>
          </table:table-cell>
          <table:table-cell table:formula="of:=[$'mit-autotrim-1s'.AL24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2]" office:value-type="float" office:value="0" calcext:value-type="float">
            <text:p>0</text:p>
          </table:table-cell>
          <table:table-cell table:formula="of:=[$'mit-autotrim-1s'.AL24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3]" office:value-type="float" office:value="0" calcext:value-type="float">
            <text:p>0</text:p>
          </table:table-cell>
          <table:table-cell table:formula="of:=[$'mit-autotrim-1s'.AL24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4]" office:value-type="float" office:value="0" calcext:value-type="float">
            <text:p>0</text:p>
          </table:table-cell>
          <table:table-cell table:formula="of:=[$'mit-autotrim-1s'.AL24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5]" office:value-type="float" office:value="0" calcext:value-type="float">
            <text:p>0</text:p>
          </table:table-cell>
          <table:table-cell table:formula="of:=[$'mit-autotrim-1s'.AL24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6]" office:value-type="float" office:value="0" calcext:value-type="float">
            <text:p>0</text:p>
          </table:table-cell>
          <table:table-cell table:formula="of:=[$'mit-autotrim-1s'.AL24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7]" office:value-type="float" office:value="0" calcext:value-type="float">
            <text:p>0</text:p>
          </table:table-cell>
          <table:table-cell table:formula="of:=[$'mit-autotrim-1s'.AL24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8]" office:value-type="float" office:value="0" calcext:value-type="float">
            <text:p>0</text:p>
          </table:table-cell>
          <table:table-cell table:formula="of:=[$'mit-autotrim-1s'.AL24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4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49]" office:value-type="float" office:value="0" calcext:value-type="float">
            <text:p>0</text:p>
          </table:table-cell>
          <table:table-cell table:formula="of:=[$'mit-autotrim-1s'.AL24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0]" office:value-type="float" office:value="0" calcext:value-type="float">
            <text:p>0</text:p>
          </table:table-cell>
          <table:table-cell table:formula="of:=[$'mit-autotrim-1s'.AL25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1]" office:value-type="float" office:value="0" calcext:value-type="float">
            <text:p>0</text:p>
          </table:table-cell>
          <table:table-cell table:formula="of:=[$'mit-autotrim-1s'.AL25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2]" office:value-type="float" office:value="0" calcext:value-type="float">
            <text:p>0</text:p>
          </table:table-cell>
          <table:table-cell table:formula="of:=[$'mit-autotrim-1s'.AL25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3]" office:value-type="float" office:value="0" calcext:value-type="float">
            <text:p>0</text:p>
          </table:table-cell>
          <table:table-cell table:formula="of:=[$'mit-autotrim-1s'.AL25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4]" office:value-type="float" office:value="0" calcext:value-type="float">
            <text:p>0</text:p>
          </table:table-cell>
          <table:table-cell table:formula="of:=[$'mit-autotrim-1s'.AL25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5]" office:value-type="float" office:value="0" calcext:value-type="float">
            <text:p>0</text:p>
          </table:table-cell>
          <table:table-cell table:formula="of:=[$'mit-autotrim-1s'.AL25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6]" office:value-type="float" office:value="0" calcext:value-type="float">
            <text:p>0</text:p>
          </table:table-cell>
          <table:table-cell table:formula="of:=[$'mit-autotrim-1s'.AL25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7]" office:value-type="float" office:value="0" calcext:value-type="float">
            <text:p>0</text:p>
          </table:table-cell>
          <table:table-cell table:formula="of:=[$'mit-autotrim-1s'.AL25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8]" office:value-type="float" office:value="0" calcext:value-type="float">
            <text:p>0</text:p>
          </table:table-cell>
          <table:table-cell table:formula="of:=[$'mit-autotrim-1s'.AL258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59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59]" office:value-type="float" office:value="0" calcext:value-type="float">
            <text:p>0</text:p>
          </table:table-cell>
          <table:table-cell table:formula="of:=[$'mit-autotrim-1s'.AL259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0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0]" office:value-type="float" office:value="0" calcext:value-type="float">
            <text:p>0</text:p>
          </table:table-cell>
          <table:table-cell table:formula="of:=[$'mit-autotrim-1s'.AL260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1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1]" office:value-type="float" office:value="0" calcext:value-type="float">
            <text:p>0</text:p>
          </table:table-cell>
          <table:table-cell table:formula="of:=[$'mit-autotrim-1s'.AL261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2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2]" office:value-type="float" office:value="0" calcext:value-type="float">
            <text:p>0</text:p>
          </table:table-cell>
          <table:table-cell table:formula="of:=[$'mit-autotrim-1s'.AL262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3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3]" office:value-type="float" office:value="0" calcext:value-type="float">
            <text:p>0</text:p>
          </table:table-cell>
          <table:table-cell table:formula="of:=[$'mit-autotrim-1s'.AL263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4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4]" office:value-type="float" office:value="0" calcext:value-type="float">
            <text:p>0</text:p>
          </table:table-cell>
          <table:table-cell table:formula="of:=[$'mit-autotrim-1s'.AL264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5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5]" office:value-type="float" office:value="0" calcext:value-type="float">
            <text:p>0</text:p>
          </table:table-cell>
          <table:table-cell table:formula="of:=[$'mit-autotrim-1s'.AL265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6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6]" office:value-type="float" office:value="0" calcext:value-type="float">
            <text:p>0</text:p>
          </table:table-cell>
          <table:table-cell table:formula="of:=[$'mit-autotrim-1s'.AL266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7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7]" office:value-type="float" office:value="0" calcext:value-type="float">
            <text:p>0</text:p>
          </table:table-cell>
          <table:table-cell table:formula="of:=[$'mit-autotrim-1s'.AL267]" office:value-type="float" office:value="0" calcext:value-type="float">
            <text:p>0</text:p>
          </table:table-cell>
        </table:table-row>
        <table:table-row table:style-name="ro1">
          <table:table-cell table:formula="of:=[$'mit-autotrim-1s'.R268]" office:value-type="float" office:value="0" calcext:value-type="float">
            <text:p>0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ohne-autotrim'.R268]" office:value-type="float" office:value="0" calcext:value-type="float">
            <text:p>0</text:p>
          </table:table-cell>
          <table:table-cell table:formula="of:=[$'mit-autotrim-1s'.AL26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6:06:05.57488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4T16:08:45.228997625</dc:date>
    <meta:editing-duration>PT4H55M31S</meta:editing-duration>
    <meta:editing-cycles>18</meta:editing-cycles>
    <meta:generator>LibreOffice/6.4.7.2$Linux_X86_64 LibreOffice_project/40$Build-2</meta:generator>
    <meta:document-statistic meta:table-count="4" meta:cell-count="135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417cm" svg:height="27.233cm" xlink:href=".." xlink:type="simple" chart:class="chart:line" chart:style-name="ch1">
        <chart:legend chart:legend-position="end" svg:x="44.454cm" svg:y="12.57cm" style:legend-expansion="high" chart:style-name="ch2"/>
        <chart:plot-area chart:style-name="ch3" table:cell-range-address="Sheet4.A1:Sheet4.D100" chart:data-source-has-labels="row" svg:x="0.968cm" svg:y="0.544cm" svg:width="42.518cm" svg:height="26.145cm">
          <chartooo:coordinate-region svg:x="2.33cm" svg:y="0.743cm" svg:width="40.785cm" svg:height="25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100" chart:label-cell-address="Sheet4.A1:Sheet4.A1" chart:class="chart:line">
            <chart:data-point chart:repeated="99"/>
          </chart:series>
          <chart:series chart:style-name="ch7" chart:values-cell-range-address="Sheet4.B2:Sheet4.B100" chart:label-cell-address="Sheet4.B1:Sheet4.B1" chart:class="chart:line">
            <chart:data-point chart:repeated="99"/>
          </chart:series>
          <chart:series chart:style-name="ch8" chart:values-cell-range-address="Sheet4.C2:Sheet4.C100" chart:label-cell-address="Sheet4.C1:Sheet4.C1" chart:class="chart:line">
            <chart:data-point chart:repeated="99"/>
          </chart:series>
          <chart:series chart:style-name="ch9" chart:values-cell-range-address="Sheet4.D2:Sheet4.D100" chart:label-cell-address="Sheet4.D1:Sheet4.D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 mit trim (1s)</text:p>
                <draw:g>
                  <svg:desc>Sheet4.A1:Sheet4.A1</svg:desc>
                </draw:g>
              </table:table-cell>
              <table:table-cell office:value-type="string">
                <text:p>rss mit trim (30s)</text:p>
                <draw:g>
                  <svg:desc>Sheet4.B1:Sheet4.B1</svg:desc>
                </draw:g>
              </table:table-cell>
              <table:table-cell office:value-type="string">
                <text:p>rss ohne </text:p>
                <draw:g>
                  <svg:desc>Sheet4.C1:Sheet4.C1</svg:desc>
                </draw:g>
              </table:table-cell>
              <table:table-cell office:value-type="string">
                <text:p>NMT says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908">
                <text:p>31908</text:p>
                <draw:g>
                  <svg:desc>Sheet4.A2:Sheet4.A100</svg:desc>
                </draw:g>
              </table:table-cell>
              <table:table-cell office:value-type="float" office:value="NaN">
                <text:p>NaN</text:p>
                <draw:g>
                  <svg:desc>Sheet4.B2:Sheet4.B100</svg:desc>
                </draw:g>
              </table:table-cell>
              <table:table-cell office:value-type="float" office:value="31860">
                <text:p>31860</text:p>
                <draw:g>
                  <svg:desc>Sheet4.C2:Sheet4.C100</svg:desc>
                </draw:g>
              </table:table-cell>
              <table:table-cell office:value-type="float" office:value="41410">
                <text:p>41410</text:p>
                <draw:g>
                  <svg:desc>Sheet4.D2:Sheet4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5960">
                <text:p>485960</text:p>
              </table:table-cell>
              <table:table-cell office:value-type="float" office:value="NaN">
                <text:p>NaN</text:p>
              </table:table-cell>
              <table:table-cell office:value-type="float" office:value="685716">
                <text:p>685716</text:p>
              </table:table-cell>
              <table:table-cell office:value-type="float" office:value="187607">
                <text:p>187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788">
                <text:p>433788</text:p>
              </table:table-cell>
              <table:table-cell office:value-type="float" office:value="NaN">
                <text:p>NaN</text:p>
              </table:table-cell>
              <table:table-cell office:value-type="float" office:value="801440">
                <text:p>801440</text:p>
              </table:table-cell>
              <table:table-cell office:value-type="float" office:value="143978">
                <text:p>143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376">
                <text:p>395376</text:p>
              </table:table-cell>
              <table:table-cell office:value-type="float" office:value="NaN">
                <text:p>NaN</text:p>
              </table:table-cell>
              <table:table-cell office:value-type="float" office:value="855292">
                <text:p>855292</text:p>
              </table:table-cell>
              <table:table-cell office:value-type="float" office:value="143605">
                <text:p>143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596">
                <text:p>402596</text:p>
              </table:table-cell>
              <table:table-cell office:value-type="float" office:value="NaN">
                <text:p>NaN</text:p>
              </table:table-cell>
              <table:table-cell office:value-type="float" office:value="857928">
                <text:p>857928</text:p>
              </table:table-cell>
              <table:table-cell office:value-type="float" office:value="164205">
                <text:p>164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6972">
                <text:p>406972</text:p>
              </table:table-cell>
              <table:table-cell office:value-type="float" office:value="NaN">
                <text:p>NaN</text:p>
              </table:table-cell>
              <table:table-cell office:value-type="float" office:value="875916">
                <text:p>875916</text:p>
              </table:table-cell>
              <table:table-cell office:value-type="float" office:value="76186">
                <text:p>76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212">
                <text:p>389212</text:p>
              </table:table-cell>
              <table:table-cell office:value-type="float" office:value="NaN">
                <text:p>NaN</text:p>
              </table:table-cell>
              <table:table-cell office:value-type="float" office:value="905264">
                <text:p>905264</text:p>
              </table:table-cell>
              <table:table-cell office:value-type="float" office:value="101822">
                <text:p>101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820">
                <text:p>389820</text:p>
              </table:table-cell>
              <table:table-cell office:value-type="float" office:value="NaN">
                <text:p>NaN</text:p>
              </table:table-cell>
              <table:table-cell office:value-type="float" office:value="915224">
                <text:p>915224</text:p>
              </table:table-cell>
              <table:table-cell office:value-type="float" office:value="129523">
                <text:p>129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5224">
                <text:p>405224</text:p>
              </table:table-cell>
              <table:table-cell office:value-type="float" office:value="NaN">
                <text:p>NaN</text:p>
              </table:table-cell>
              <table:table-cell office:value-type="float" office:value="924508">
                <text:p>924508</text:p>
              </table:table-cell>
              <table:table-cell office:value-type="float" office:value="155721">
                <text:p>155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548">
                <text:p>425548</text:p>
              </table:table-cell>
              <table:table-cell office:value-type="float" office:value="NaN">
                <text:p>NaN</text:p>
              </table:table-cell>
              <table:table-cell office:value-type="float" office:value="932004">
                <text:p>932004</text:p>
              </table:table-cell>
              <table:table-cell office:value-type="float" office:value="180410">
                <text:p>1804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752">
                <text:p>420752</text:p>
              </table:table-cell>
              <table:table-cell office:value-type="float" office:value="NaN">
                <text:p>NaN</text:p>
              </table:table-cell>
              <table:table-cell office:value-type="float" office:value="933656">
                <text:p>933656</text:p>
              </table:table-cell>
              <table:table-cell office:value-type="float" office:value="172745">
                <text:p>172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296">
                <text:p>429296</text:p>
              </table:table-cell>
              <table:table-cell office:value-type="float" office:value="NaN">
                <text:p>NaN</text:p>
              </table:table-cell>
              <table:table-cell office:value-type="float" office:value="937848">
                <text:p>937848</text:p>
              </table:table-cell>
              <table:table-cell office:value-type="float" office:value="121551">
                <text:p>121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588">
                <text:p>441588</text:p>
              </table:table-cell>
              <table:table-cell office:value-type="float" office:value="NaN">
                <text:p>NaN</text:p>
              </table:table-cell>
              <table:table-cell office:value-type="float" office:value="948160">
                <text:p>948160</text:p>
              </table:table-cell>
              <table:table-cell office:value-type="float" office:value="99037">
                <text:p>99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596">
                <text:p>439596</text:p>
              </table:table-cell>
              <table:table-cell office:value-type="float" office:value="NaN">
                <text:p>NaN</text:p>
              </table:table-cell>
              <table:table-cell office:value-type="float" office:value="955772">
                <text:p>955772</text:p>
              </table:table-cell>
              <table:table-cell office:value-type="float" office:value="115601">
                <text:p>115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188">
                <text:p>375188</text:p>
              </table:table-cell>
              <table:table-cell office:value-type="float" office:value="NaN">
                <text:p>NaN</text:p>
              </table:table-cell>
              <table:table-cell office:value-type="float" office:value="968772">
                <text:p>968772</text:p>
              </table:table-cell>
              <table:table-cell office:value-type="float" office:value="115680">
                <text:p>115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820">
                <text:p>380820</text:p>
              </table:table-cell>
              <table:table-cell office:value-type="float" office:value="NaN">
                <text:p>NaN</text:p>
              </table:table-cell>
              <table:table-cell office:value-type="float" office:value="976632">
                <text:p>976632</text:p>
              </table:table-cell>
              <table:table-cell office:value-type="float" office:value="129452">
                <text:p>129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7392">
                <text:p>397392</text:p>
              </table:table-cell>
              <table:table-cell office:value-type="float" office:value="NaN">
                <text:p>NaN</text:p>
              </table:table-cell>
              <table:table-cell office:value-type="float" office:value="977808">
                <text:p>977808</text:p>
              </table:table-cell>
              <table:table-cell office:value-type="float" office:value="147497">
                <text:p>147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492">
                <text:p>417492</text:p>
              </table:table-cell>
              <table:table-cell office:value-type="float" office:value="NaN">
                <text:p>NaN</text:p>
              </table:table-cell>
              <table:table-cell office:value-type="float" office:value="977840">
                <text:p>977840</text:p>
              </table:table-cell>
              <table:table-cell office:value-type="float" office:value="70392">
                <text:p>70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7448">
                <text:p>357448</text:p>
              </table:table-cell>
              <table:table-cell office:value-type="float" office:value="NaN">
                <text:p>NaN</text:p>
              </table:table-cell>
              <table:table-cell office:value-type="float" office:value="977996">
                <text:p>977996</text:p>
              </table:table-cell>
              <table:table-cell office:value-type="float" office:value="85430">
                <text:p>854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5688">
                <text:p>365688</text:p>
              </table:table-cell>
              <table:table-cell office:value-type="float" office:value="NaN">
                <text:p>NaN</text:p>
              </table:table-cell>
              <table:table-cell office:value-type="float" office:value="978264">
                <text:p>978264</text:p>
              </table:table-cell>
              <table:table-cell office:value-type="float" office:value="108653">
                <text:p>108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9392">
                <text:p>429392</text:p>
              </table:table-cell>
              <table:table-cell office:value-type="float" office:value="NaN">
                <text:p>NaN</text:p>
              </table:table-cell>
              <table:table-cell office:value-type="float" office:value="980724">
                <text:p>980724</text:p>
              </table:table-cell>
              <table:table-cell office:value-type="float" office:value="149391">
                <text:p>149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7460">
                <text:p>427460</text:p>
              </table:table-cell>
              <table:table-cell office:value-type="float" office:value="NaN">
                <text:p>NaN</text:p>
              </table:table-cell>
              <table:table-cell office:value-type="float" office:value="987344">
                <text:p>987344</text:p>
              </table:table-cell>
              <table:table-cell office:value-type="float" office:value="163042">
                <text:p>163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5108">
                <text:p>425108</text:p>
              </table:table-cell>
              <table:table-cell office:value-type="float" office:value="NaN">
                <text:p>NaN</text:p>
              </table:table-cell>
              <table:table-cell office:value-type="float" office:value="988328">
                <text:p>988328</text:p>
              </table:table-cell>
              <table:table-cell office:value-type="float" office:value="173705">
                <text:p>173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480">
                <text:p>439480</text:p>
              </table:table-cell>
              <table:table-cell office:value-type="float" office:value="NaN">
                <text:p>NaN</text:p>
              </table:table-cell>
              <table:table-cell office:value-type="float" office:value="988688">
                <text:p>988688</text:p>
              </table:table-cell>
              <table:table-cell office:value-type="float" office:value="167245">
                <text:p>167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6920">
                <text:p>446920</text:p>
              </table:table-cell>
              <table:table-cell office:value-type="float" office:value="NaN">
                <text:p>NaN</text:p>
              </table:table-cell>
              <table:table-cell office:value-type="float" office:value="993216">
                <text:p>993216</text:p>
              </table:table-cell>
              <table:table-cell office:value-type="float" office:value="78376">
                <text:p>78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412">
                <text:p>466412</text:p>
              </table:table-cell>
              <table:table-cell office:value-type="float" office:value="NaN">
                <text:p>NaN</text:p>
              </table:table-cell>
              <table:table-cell office:value-type="float" office:value="996408">
                <text:p>996408</text:p>
              </table:table-cell>
              <table:table-cell office:value-type="float" office:value="89317">
                <text:p>89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068">
                <text:p>408068</text:p>
              </table:table-cell>
              <table:table-cell office:value-type="float" office:value="NaN">
                <text:p>NaN</text:p>
              </table:table-cell>
              <table:table-cell office:value-type="float" office:value="1001696">
                <text:p>1001696</text:p>
              </table:table-cell>
              <table:table-cell office:value-type="float" office:value="74982">
                <text:p>7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4840">
                <text:p>344840</text:p>
              </table:table-cell>
              <table:table-cell office:value-type="float" office:value="NaN">
                <text:p>NaN</text:p>
              </table:table-cell>
              <table:table-cell office:value-type="float" office:value="1001992">
                <text:p>1001992</text:p>
              </table:table-cell>
              <table:table-cell office:value-type="float" office:value="91286">
                <text:p>91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064">
                <text:p>349064</text:p>
              </table:table-cell>
              <table:table-cell office:value-type="float" office:value="NaN">
                <text:p>NaN</text:p>
              </table:table-cell>
              <table:table-cell office:value-type="float" office:value="1006788">
                <text:p>1006788</text:p>
              </table:table-cell>
              <table:table-cell office:value-type="float" office:value="93868">
                <text:p>93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2268">
                <text:p>402268</text:p>
              </table:table-cell>
              <table:table-cell office:value-type="float" office:value="NaN">
                <text:p>NaN</text:p>
              </table:table-cell>
              <table:table-cell office:value-type="float" office:value="1007984">
                <text:p>1007984</text:p>
              </table:table-cell>
              <table:table-cell office:value-type="float" office:value="146590">
                <text:p>1465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7116">
                <text:p>427116</text:p>
              </table:table-cell>
              <table:table-cell office:value-type="float" office:value="NaN">
                <text:p>NaN</text:p>
              </table:table-cell>
              <table:table-cell office:value-type="float" office:value="1009040">
                <text:p>1009040</text:p>
              </table:table-cell>
              <table:table-cell office:value-type="float" office:value="76446">
                <text:p>76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4320">
                <text:p>444320</text:p>
              </table:table-cell>
              <table:table-cell office:value-type="float" office:value="NaN">
                <text:p>NaN</text:p>
              </table:table-cell>
              <table:table-cell office:value-type="float" office:value="1009040">
                <text:p>1009040</text:p>
              </table:table-cell>
              <table:table-cell office:value-type="float" office:value="91167">
                <text:p>91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6452">
                <text:p>446452</text:p>
              </table:table-cell>
              <table:table-cell office:value-type="float" office:value="NaN">
                <text:p>NaN</text:p>
              </table:table-cell>
              <table:table-cell office:value-type="float" office:value="1009852">
                <text:p>1009852</text:p>
              </table:table-cell>
              <table:table-cell office:value-type="float" office:value="105636">
                <text:p>105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412">
                <text:p>445412</text:p>
              </table:table-cell>
              <table:table-cell office:value-type="float" office:value="NaN">
                <text:p>NaN</text:p>
              </table:table-cell>
              <table:table-cell office:value-type="float" office:value="1010648">
                <text:p>1010648</text:p>
              </table:table-cell>
              <table:table-cell office:value-type="float" office:value="121042">
                <text:p>121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2988">
                <text:p>412988</text:p>
              </table:table-cell>
              <table:table-cell office:value-type="float" office:value="NaN">
                <text:p>NaN</text:p>
              </table:table-cell>
              <table:table-cell office:value-type="float" office:value="1011572">
                <text:p>1011572</text:p>
              </table:table-cell>
              <table:table-cell office:value-type="float" office:value="144301">
                <text:p>144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6324">
                <text:p>436324</text:p>
              </table:table-cell>
              <table:table-cell office:value-type="float" office:value="NaN">
                <text:p>NaN</text:p>
              </table:table-cell>
              <table:table-cell office:value-type="float" office:value="1011780">
                <text:p>1011780</text:p>
              </table:table-cell>
              <table:table-cell office:value-type="float" office:value="165396">
                <text:p>165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140">
                <text:p>459140</text:p>
              </table:table-cell>
              <table:table-cell office:value-type="float" office:value="NaN">
                <text:p>NaN</text:p>
              </table:table-cell>
              <table:table-cell office:value-type="float" office:value="1011808">
                <text:p>1011808</text:p>
              </table:table-cell>
              <table:table-cell office:value-type="float" office:value="75560">
                <text:p>755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160">
                <text:p>420160</text:p>
              </table:table-cell>
              <table:table-cell office:value-type="float" office:value="NaN">
                <text:p>NaN</text:p>
              </table:table-cell>
              <table:table-cell office:value-type="float" office:value="1014768">
                <text:p>1014768</text:p>
              </table:table-cell>
              <table:table-cell office:value-type="float" office:value="90881">
                <text:p>90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0680">
                <text:p>350680</text:p>
              </table:table-cell>
              <table:table-cell office:value-type="float" office:value="NaN">
                <text:p>NaN</text:p>
              </table:table-cell>
              <table:table-cell office:value-type="float" office:value="1014768">
                <text:p>1014768</text:p>
              </table:table-cell>
              <table:table-cell office:value-type="float" office:value="71549">
                <text:p>71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9548">
                <text:p>379548</text:p>
              </table:table-cell>
              <table:table-cell office:value-type="float" office:value="NaN">
                <text:p>NaN</text:p>
              </table:table-cell>
              <table:table-cell office:value-type="float" office:value="1015028">
                <text:p>1015028</text:p>
              </table:table-cell>
              <table:table-cell office:value-type="float" office:value="111772">
                <text:p>111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300">
                <text:p>423300</text:p>
              </table:table-cell>
              <table:table-cell office:value-type="float" office:value="NaN">
                <text:p>NaN</text:p>
              </table:table-cell>
              <table:table-cell office:value-type="float" office:value="1015092">
                <text:p>1015092</text:p>
              </table:table-cell>
              <table:table-cell office:value-type="float" office:value="150659">
                <text:p>150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2920">
                <text:p>442920</text:p>
              </table:table-cell>
              <table:table-cell office:value-type="float" office:value="NaN">
                <text:p>NaN</text:p>
              </table:table-cell>
              <table:table-cell office:value-type="float" office:value="1015172">
                <text:p>1015172</text:p>
              </table:table-cell>
              <table:table-cell office:value-type="float" office:value="85149">
                <text:p>85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0060">
                <text:p>450060</text:p>
              </table:table-cell>
              <table:table-cell office:value-type="float" office:value="NaN">
                <text:p>NaN</text:p>
              </table:table-cell>
              <table:table-cell office:value-type="float" office:value="1015172">
                <text:p>1015172</text:p>
              </table:table-cell>
              <table:table-cell office:value-type="float" office:value="88164">
                <text:p>88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8816">
                <text:p>458816</text:p>
              </table:table-cell>
              <table:table-cell office:value-type="float" office:value="NaN">
                <text:p>NaN</text:p>
              </table:table-cell>
              <table:table-cell office:value-type="float" office:value="1016588">
                <text:p>1016588</text:p>
              </table:table-cell>
              <table:table-cell office:value-type="float" office:value="117065">
                <text:p>117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8532">
                <text:p>408532</text:p>
              </table:table-cell>
              <table:table-cell office:value-type="float" office:value="NaN">
                <text:p>NaN</text:p>
              </table:table-cell>
              <table:table-cell office:value-type="float" office:value="1017416">
                <text:p>1017416</text:p>
              </table:table-cell>
              <table:table-cell office:value-type="float" office:value="136977">
                <text:p>136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856">
                <text:p>429856</text:p>
              </table:table-cell>
              <table:table-cell office:value-type="float" office:value="NaN">
                <text:p>NaN</text:p>
              </table:table-cell>
              <table:table-cell office:value-type="float" office:value="1017416">
                <text:p>1017416</text:p>
              </table:table-cell>
              <table:table-cell office:value-type="float" office:value="158584">
                <text:p>158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7868">
                <text:p>437868</text:p>
              </table:table-cell>
              <table:table-cell office:value-type="float" office:value="NaN">
                <text:p>NaN</text:p>
              </table:table-cell>
              <table:table-cell office:value-type="float" office:value="1017416">
                <text:p>1017416</text:p>
              </table:table-cell>
              <table:table-cell office:value-type="float" office:value="168975">
                <text:p>168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228">
                <text:p>441228</text:p>
              </table:table-cell>
              <table:table-cell office:value-type="float" office:value="NaN">
                <text:p>NaN</text:p>
              </table:table-cell>
              <table:table-cell office:value-type="float" office:value="1017568">
                <text:p>1017568</text:p>
              </table:table-cell>
              <table:table-cell office:value-type="float" office:value="145218">
                <text:p>1452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3332">
                <text:p>353332</text:p>
              </table:table-cell>
              <table:table-cell office:value-type="float" office:value="NaN">
                <text:p>NaN</text:p>
              </table:table-cell>
              <table:table-cell office:value-type="float" office:value="1018352">
                <text:p>1018352</text:p>
              </table:table-cell>
              <table:table-cell office:value-type="float" office:value="64964">
                <text:p>649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7596">
                <text:p>377596</text:p>
              </table:table-cell>
              <table:table-cell office:value-type="float" office:value="NaN">
                <text:p>NaN</text:p>
              </table:table-cell>
              <table:table-cell office:value-type="float" office:value="1018788">
                <text:p>1018788</text:p>
              </table:table-cell>
              <table:table-cell office:value-type="float" office:value="100837">
                <text:p>100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3764">
                <text:p>413764</text:p>
              </table:table-cell>
              <table:table-cell office:value-type="float" office:value="NaN">
                <text:p>NaN</text:p>
              </table:table-cell>
              <table:table-cell office:value-type="float" office:value="1018788">
                <text:p>1018788</text:p>
              </table:table-cell>
              <table:table-cell office:value-type="float" office:value="121921">
                <text:p>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5124">
                <text:p>435124</text:p>
              </table:table-cell>
              <table:table-cell office:value-type="float" office:value="NaN">
                <text:p>NaN</text:p>
              </table:table-cell>
              <table:table-cell office:value-type="float" office:value="1019040">
                <text:p>1019040</text:p>
              </table:table-cell>
              <table:table-cell office:value-type="float" office:value="155940">
                <text:p>1559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1456">
                <text:p>451456</text:p>
              </table:table-cell>
              <table:table-cell office:value-type="float" office:value="NaN">
                <text:p>NaN</text:p>
              </table:table-cell>
              <table:table-cell office:value-type="float" office:value="1019040">
                <text:p>1019040</text:p>
              </table:table-cell>
              <table:table-cell office:value-type="float" office:value="180045">
                <text:p>180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8380">
                <text:p>468380</text:p>
              </table:table-cell>
              <table:table-cell office:value-type="float" office:value="NaN">
                <text:p>NaN</text:p>
              </table:table-cell>
              <table:table-cell office:value-type="float" office:value="1019040">
                <text:p>1019040</text:p>
              </table:table-cell>
              <table:table-cell office:value-type="float" office:value="136783">
                <text:p>1367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9284">
                <text:p>469284</text:p>
              </table:table-cell>
              <table:table-cell office:value-type="float" office:value="NaN">
                <text:p>NaN</text:p>
              </table:table-cell>
              <table:table-cell office:value-type="float" office:value="1019040">
                <text:p>1019040</text:p>
              </table:table-cell>
              <table:table-cell office:value-type="float" office:value="86292">
                <text:p>86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8144">
                <text:p>468144</text:p>
              </table:table-cell>
              <table:table-cell office:value-type="float" office:value="NaN">
                <text:p>NaN</text:p>
              </table:table-cell>
              <table:table-cell office:value-type="float" office:value="1019304">
                <text:p>1019304</text:p>
              </table:table-cell>
              <table:table-cell office:value-type="float" office:value="99814">
                <text:p>99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4196">
                <text:p>414196</text:p>
              </table:table-cell>
              <table:table-cell office:value-type="float" office:value="NaN">
                <text:p>NaN</text:p>
              </table:table-cell>
              <table:table-cell office:value-type="float" office:value="1019700">
                <text:p>1019700</text:p>
              </table:table-cell>
              <table:table-cell office:value-type="float" office:value="109893">
                <text:p>1098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3352">
                <text:p>403352</text:p>
              </table:table-cell>
              <table:table-cell office:value-type="float" office:value="NaN">
                <text:p>NaN</text:p>
              </table:table-cell>
              <table:table-cell office:value-type="float" office:value="1019700">
                <text:p>1019700</text:p>
              </table:table-cell>
              <table:table-cell office:value-type="float" office:value="123029">
                <text:p>1230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9884">
                <text:p>389884</text:p>
              </table:table-cell>
              <table:table-cell office:value-type="float" office:value="NaN">
                <text:p>NaN</text:p>
              </table:table-cell>
              <table:table-cell office:value-type="float" office:value="1020204">
                <text:p>1020204</text:p>
              </table:table-cell>
              <table:table-cell office:value-type="float" office:value="107843">
                <text:p>1078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8988">
                <text:p>398988</text:p>
              </table:table-cell>
              <table:table-cell office:value-type="float" office:value="NaN">
                <text:p>NaN</text:p>
              </table:table-cell>
              <table:table-cell office:value-type="float" office:value="1023372">
                <text:p>1023372</text:p>
              </table:table-cell>
              <table:table-cell office:value-type="float" office:value="128396">
                <text:p>128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6372">
                <text:p>436372</text:p>
              </table:table-cell>
              <table:table-cell office:value-type="float" office:value="NaN">
                <text:p>NaN</text:p>
              </table:table-cell>
              <table:table-cell office:value-type="float" office:value="1023836">
                <text:p>1023836</text:p>
              </table:table-cell>
              <table:table-cell office:value-type="float" office:value="157478">
                <text:p>157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6116">
                <text:p>446116</text:p>
              </table:table-cell>
              <table:table-cell office:value-type="float" office:value="NaN">
                <text:p>NaN</text:p>
              </table:table-cell>
              <table:table-cell office:value-type="float" office:value="1023836">
                <text:p>1023836</text:p>
              </table:table-cell>
              <table:table-cell office:value-type="float" office:value="78785">
                <text:p>787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0156">
                <text:p>460156</text:p>
              </table:table-cell>
              <table:table-cell office:value-type="float" office:value="NaN">
                <text:p>NaN</text:p>
              </table:table-cell>
              <table:table-cell office:value-type="float" office:value="1023836">
                <text:p>1023836</text:p>
              </table:table-cell>
              <table:table-cell office:value-type="float" office:value="91266">
                <text:p>91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6508">
                <text:p>446508</text:p>
              </table:table-cell>
              <table:table-cell office:value-type="float" office:value="NaN">
                <text:p>NaN</text:p>
              </table:table-cell>
              <table:table-cell office:value-type="float" office:value="1024364">
                <text:p>1024364</text:p>
              </table:table-cell>
              <table:table-cell office:value-type="float" office:value="112549">
                <text:p>1125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996">
                <text:p>420996</text:p>
              </table:table-cell>
              <table:table-cell office:value-type="float" office:value="NaN">
                <text:p>NaN</text:p>
              </table:table-cell>
              <table:table-cell office:value-type="float" office:value="1024588">
                <text:p>1024588</text:p>
              </table:table-cell>
              <table:table-cell office:value-type="float" office:value="143306">
                <text:p>143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8152">
                <text:p>438152</text:p>
              </table:table-cell>
              <table:table-cell office:value-type="float" office:value="NaN">
                <text:p>NaN</text:p>
              </table:table-cell>
              <table:table-cell office:value-type="float" office:value="1024644">
                <text:p>1024644</text:p>
              </table:table-cell>
              <table:table-cell office:value-type="float" office:value="165116">
                <text:p>165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012">
                <text:p>459012</text:p>
              </table:table-cell>
              <table:table-cell office:value-type="float" office:value="NaN">
                <text:p>NaN</text:p>
              </table:table-cell>
              <table:table-cell office:value-type="float" office:value="1024648">
                <text:p>1024648</text:p>
              </table:table-cell>
              <table:table-cell office:value-type="float" office:value="191998">
                <text:p>191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8964">
                <text:p>468964</text:p>
              </table:table-cell>
              <table:table-cell office:value-type="float" office:value="NaN">
                <text:p>NaN</text:p>
              </table:table-cell>
              <table:table-cell office:value-type="float" office:value="1024648">
                <text:p>1024648</text:p>
              </table:table-cell>
              <table:table-cell office:value-type="float" office:value="137416">
                <text:p>137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9524">
                <text:p>469524</text:p>
              </table:table-cell>
              <table:table-cell office:value-type="float" office:value="NaN">
                <text:p>NaN</text:p>
              </table:table-cell>
              <table:table-cell office:value-type="float" office:value="1024900">
                <text:p>1024900</text:p>
              </table:table-cell>
              <table:table-cell office:value-type="float" office:value="79736">
                <text:p>797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020">
                <text:p>334020</text:p>
              </table:table-cell>
              <table:table-cell office:value-type="float" office:value="NaN">
                <text:p>NaN</text:p>
              </table:table-cell>
              <table:table-cell office:value-type="float" office:value="1024900">
                <text:p>1024900</text:p>
              </table:table-cell>
              <table:table-cell office:value-type="float" office:value="67101">
                <text:p>67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8132">
                <text:p>408132</text:p>
              </table:table-cell>
              <table:table-cell office:value-type="float" office:value="NaN">
                <text:p>NaN</text:p>
              </table:table-cell>
              <table:table-cell office:value-type="float" office:value="1025164">
                <text:p>1025164</text:p>
              </table:table-cell>
              <table:table-cell office:value-type="float" office:value="108079">
                <text:p>1080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6600">
                <text:p>436600</text:p>
              </table:table-cell>
              <table:table-cell office:value-type="float" office:value="NaN">
                <text:p>NaN</text:p>
              </table:table-cell>
              <table:table-cell office:value-type="float" office:value="1025164">
                <text:p>1025164</text:p>
              </table:table-cell>
              <table:table-cell office:value-type="float" office:value="130871">
                <text:p>130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516">
                <text:p>420516</text:p>
              </table:table-cell>
              <table:table-cell office:value-type="float" office:value="NaN">
                <text:p>NaN</text:p>
              </table:table-cell>
              <table:table-cell office:value-type="float" office:value="1025740">
                <text:p>1025740</text:p>
              </table:table-cell>
              <table:table-cell office:value-type="float" office:value="153635">
                <text:p>153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0608">
                <text:p>450608</text:p>
              </table:table-cell>
              <table:table-cell office:value-type="float" office:value="NaN">
                <text:p>NaN</text:p>
              </table:table-cell>
              <table:table-cell office:value-type="float" office:value="1025740">
                <text:p>1025740</text:p>
              </table:table-cell>
              <table:table-cell office:value-type="float" office:value="179629">
                <text:p>179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636">
                <text:p>458636</text:p>
              </table:table-cell>
              <table:table-cell office:value-type="float" office:value="NaN">
                <text:p>NaN</text:p>
              </table:table-cell>
              <table:table-cell office:value-type="float" office:value="1025740">
                <text:p>1025740</text:p>
              </table:table-cell>
              <table:table-cell office:value-type="float" office:value="84553">
                <text:p>84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200">
                <text:p>455200</text:p>
              </table:table-cell>
              <table:table-cell office:value-type="float" office:value="NaN">
                <text:p>NaN</text:p>
              </table:table-cell>
              <table:table-cell office:value-type="float" office:value="1025808">
                <text:p>1025808</text:p>
              </table:table-cell>
              <table:table-cell office:value-type="float" office:value="84584">
                <text:p>84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8676">
                <text:p>398676</text:p>
              </table:table-cell>
              <table:table-cell office:value-type="float" office:value="NaN">
                <text:p>NaN</text:p>
              </table:table-cell>
              <table:table-cell office:value-type="float" office:value="1025808">
                <text:p>1025808</text:p>
              </table:table-cell>
              <table:table-cell office:value-type="float" office:value="104916">
                <text:p>104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820">
                <text:p>395820</text:p>
              </table:table-cell>
              <table:table-cell office:value-type="float" office:value="NaN">
                <text:p>NaN</text:p>
              </table:table-cell>
              <table:table-cell office:value-type="float" office:value="1025808">
                <text:p>1025808</text:p>
              </table:table-cell>
              <table:table-cell office:value-type="float" office:value="120015">
                <text:p>120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8796">
                <text:p>408796</text:p>
              </table:table-cell>
              <table:table-cell office:value-type="float" office:value="NaN">
                <text:p>NaN</text:p>
              </table:table-cell>
              <table:table-cell office:value-type="float" office:value="1025808">
                <text:p>1025808</text:p>
              </table:table-cell>
              <table:table-cell office:value-type="float" office:value="136302">
                <text:p>136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16">
                <text:p>400016</text:p>
              </table:table-cell>
              <table:table-cell office:value-type="float" office:value="NaN">
                <text:p>NaN</text:p>
              </table:table-cell>
              <table:table-cell office:value-type="float" office:value="1025808">
                <text:p>1025808</text:p>
              </table:table-cell>
              <table:table-cell office:value-type="float" office:value="126783">
                <text:p>126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352">
                <text:p>410352</text:p>
              </table:table-cell>
              <table:table-cell office:value-type="float" office:value="NaN">
                <text:p>NaN</text:p>
              </table:table-cell>
              <table:table-cell office:value-type="float" office:value="1030220">
                <text:p>1030220</text:p>
              </table:table-cell>
              <table:table-cell office:value-type="float" office:value="137877">
                <text:p>137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6392">
                <text:p>416392</text:p>
              </table:table-cell>
              <table:table-cell office:value-type="float" office:value="NaN">
                <text:p>NaN</text:p>
              </table:table-cell>
              <table:table-cell office:value-type="float" office:value="1030540">
                <text:p>1030540</text:p>
              </table:table-cell>
              <table:table-cell office:value-type="float" office:value="72568">
                <text:p>72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0176">
                <text:p>430176</text:p>
              </table:table-cell>
              <table:table-cell office:value-type="float" office:value="NaN">
                <text:p>NaN</text:p>
              </table:table-cell>
              <table:table-cell office:value-type="float" office:value="1030540">
                <text:p>1030540</text:p>
              </table:table-cell>
              <table:table-cell office:value-type="float" office:value="95797">
                <text:p>95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6932">
                <text:p>456932</text:p>
              </table:table-cell>
              <table:table-cell office:value-type="float" office:value="NaN">
                <text:p>NaN</text:p>
              </table:table-cell>
              <table:table-cell office:value-type="float" office:value="1030540">
                <text:p>1030540</text:p>
              </table:table-cell>
              <table:table-cell office:value-type="float" office:value="111727">
                <text:p>111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144">
                <text:p>409144</text:p>
              </table:table-cell>
              <table:table-cell office:value-type="float" office:value="NaN">
                <text:p>NaN</text:p>
              </table:table-cell>
              <table:table-cell office:value-type="float" office:value="1030804">
                <text:p>1030804</text:p>
              </table:table-cell>
              <table:table-cell office:value-type="float" office:value="126156">
                <text:p>126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1372">
                <text:p>421372</text:p>
              </table:table-cell>
              <table:table-cell office:value-type="float" office:value="NaN">
                <text:p>NaN</text:p>
              </table:table-cell>
              <table:table-cell office:value-type="float" office:value="1030804">
                <text:p>1030804</text:p>
              </table:table-cell>
              <table:table-cell office:value-type="float" office:value="145414">
                <text:p>145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3072">
                <text:p>453072</text:p>
              </table:table-cell>
              <table:table-cell office:value-type="float" office:value="NaN">
                <text:p>NaN</text:p>
              </table:table-cell>
              <table:table-cell office:value-type="float" office:value="1031056">
                <text:p>1031056</text:p>
              </table:table-cell>
              <table:table-cell office:value-type="float" office:value="175046">
                <text:p>175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7864">
                <text:p>467864</text:p>
              </table:table-cell>
              <table:table-cell office:value-type="float" office:value="NaN">
                <text:p>NaN</text:p>
              </table:table-cell>
              <table:table-cell office:value-type="float" office:value="1033872">
                <text:p>1033872</text:p>
              </table:table-cell>
              <table:table-cell office:value-type="float" office:value="140621">
                <text:p>1406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796">
                <text:p>394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878">
                <text:p>75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792">
                <text:p>3607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6832">
                <text:p>76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1728">
                <text:p>4517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3742">
                <text:p>83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9084">
                <text:p>4090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7762">
                <text:p>127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